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9727F1DBFB2BC805.svm" manifest:media-type="image/x-svm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718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0.254cm"/>
    </style:style>
    <style:style style:name="co14" style:family="table-column">
      <style:table-column-properties fo:break-before="auto" style:column-width="1.528cm"/>
    </style:style>
    <style:style style:name="co15" style:family="table-column">
      <style:table-column-properties fo:break-before="auto" style:column-width="1.422cm"/>
    </style:style>
    <style:style style:name="co16" style:family="table-column">
      <style:table-column-properties fo:break-before="auto" style:column-width="1.676cm"/>
    </style:style>
    <style:style style:name="co17" style:family="table-column">
      <style:table-column-properties fo:break-before="auto" style:column-width="1.48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905cm" svg:height="17.328cm" svg:x="1.541cm" svg:y="24.512cm">
            <draw:object draw:notify-on-update-of-ranges="Sheet1.H5:Sheet1.H50 Sheet1.I4:Sheet1.I4 Sheet1.I5:Sheet1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86cm" svg:height="16.398cm" svg:x="13.297cm" svg:y="24.456cm">
            <draw:object draw:notify-on-update-of-ranges="Sheet1.S4:Sheet1.S50 Sheet1.T4:Sheet1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4" table:default-cell-style-name="ce2"/>
        <table:table-column table:style-name="co17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Hexapod Leg Movements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Thigh length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hin length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13"/>
          <table:table-cell table:style-name="ce11"/>
          <table:table-cell table:style-name="ce12" office:value-type="string" calcext:value-type="string" table:number-columns-spanned="2" table:number-rows-spanned="1">
            <text:p>UPSWING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.A5]*PI()/180" office:value-type="float" office:value="0" calcext:value-type="float">
            <text:p>0.000</text:p>
          </table:table-cell>
          <table:table-cell table:style-name="ce4" table:formula="of:=(45-[.A5])*PI()/180" office:value-type="float" office:value="0.785398163397448" calcext:value-type="float">
            <text:p>0.785</text:p>
          </table:table-cell>
          <table:table-cell table:style-name="ce5" table:formula="of:=(thigh * COS( [.C5]))" office:value-type="float" office:value="5.30330085889911" calcext:value-type="float">
            <text:p>5.30</text:p>
          </table:table-cell>
          <table:table-cell table:style-name="ce5" table:formula="of:=(thigh * SIN( [.C5]))" office:value-type="float" office:value="5.30330085889911" calcext:value-type="float">
            <text:p>5.30</text:p>
          </table:table-cell>
          <table:table-cell table:style-name="ce5" table:formula="of:=5.3+ shin * SIN([.B5])" office:value-type="float" office:value="5.3" calcext:value-type="float">
            <text:p>5.30</text:p>
          </table:table-cell>
          <table:table-cell table:style-name="ce5" table:formula="of:=5.3 - shin * COS([.B5])" office:value-type="float" office:value="-5.7" calcext:value-type="float">
            <text:p>-5.70</text:p>
          </table:table-cell>
          <table:table-cell table:style-name="ce4" table:formula="of:=COS(-[.B5])*[.F5]-SIN(-[.B5])*[.G5]" office:value-type="float" office:value="5.3" calcext:value-type="float">
            <text:p>5.300</text:p>
          </table:table-cell>
          <table:table-cell table:style-name="ce4" table:formula="of:=SIN(-[.B5])*[.F5] + COS(-[.B5])*[.G5]" office:value-type="float" office:value="-5.7" calcext:value-type="float">
            <text:p>-5.700</text:p>
          </table:table-cell>
          <table:table-cell table:style-name="ce5" table:number-columns-repeated="2"/>
          <table:table-cell table:number-columns-repeated="2"/>
          <table:table-cell table:style-name="ce11"/>
          <table:table-cell table:style-name="ce5" office:value-type="float" office:value="0" calcext:value-type="float">
            <text:p>0.00</text:p>
          </table:table-cell>
          <table:table-cell table:style-name="ce5" table:formula="of:=[.O5]*PI()/180" office:value-type="float" office:value="0" calcext:value-type="float">
            <text:p>0.00</text:p>
          </table:table-cell>
          <table:table-cell table:style-name="ce5" table:formula="of:=7.5-11*SIN([.P5])" office:value-type="float" office:value="7.5" calcext:value-type="float">
            <text:p>7.50</text:p>
          </table:table-cell>
          <table:table-cell table:style-name="ce5" table:formula="of:=-11*COS([.P5])" office:value-type="float" office:value="-11" calcext:value-type="float">
            <text:p>-11.00</text:p>
          </table:table-cell>
          <table:table-cell table:style-name="ce5" table:formula="of:=[.Q5]*COS([.P5])-[.R5]*SIN([.P5])" office:value-type="float" office:value="7.5" calcext:value-type="float">
            <text:p>7.50</text:p>
          </table:table-cell>
          <table:table-cell table:style-name="ce5" table:formula="of:=[.Q5]*SIN([.P5])+[.R5]*COS([.P5])" office:value-type="float" office:value="-11" calcext:value-type="float">
            <text:p>-11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.A6]*PI()/180" office:value-type="float" office:value="0.0174532925199433" calcext:value-type="float">
            <text:p>0.017</text:p>
          </table:table-cell>
          <table:table-cell table:style-name="ce4" table:formula="of:=(45-[.A6])*PI()/180" office:value-type="float" office:value="0.767944870877505" calcext:value-type="float">
            <text:p>0.768</text:p>
          </table:table-cell>
          <table:table-cell table:style-name="ce5" table:formula="of:=(thigh * COS( [.C6]))" office:value-type="float" office:value="5.39504850253988" calcext:value-type="float">
            <text:p>5.40</text:p>
          </table:table-cell>
          <table:table-cell table:style-name="ce5" table:formula="of:=(thigh * SIN( [.C6]))" office:value-type="float" office:value="5.20993777844248" calcext:value-type="float">
            <text:p>5.21</text:p>
          </table:table-cell>
          <table:table-cell table:style-name="ce5" table:formula="of:=5.3+ shin * SIN([.B6])" office:value-type="float" office:value="5.49197647081012" calcext:value-type="float">
            <text:p>5.49</text:p>
          </table:table-cell>
          <table:table-cell table:style-name="ce5" table:formula="of:=5.3 - shin * COS([.B6])" office:value-type="float" office:value="-5.6983246467203" calcext:value-type="float">
            <text:p>-5.70</text:p>
          </table:table-cell>
          <table:table-cell table:style-name="ce4" table:formula="of:=COS(-[.B6])*[.F6]-SIN(-[.B6])*[.G6]" office:value-type="float" office:value="5.39169053844648" calcext:value-type="float">
            <text:p>5.392</text:p>
          </table:table-cell>
          <table:table-cell table:style-name="ce4" table:formula="of:=SIN(-[.B6])*[.F6] + COS(-[.B6])*[.G6]" office:value-type="float" office:value="-5.79330496978873" calcext:value-type="float">
            <text:p>-5.793</text:p>
          </table:table-cell>
          <table:table-cell table:style-name="ce4" table:formula="of:=[.H6]-[.H5]" office:value-type="float" office:value="0.0916905384464775" calcext:value-type="float">
            <text:p>0.092</text:p>
          </table:table-cell>
          <table:table-cell table:style-name="ce4" table:formula="of:=[.I6]-[.I5]" office:value-type="float" office:value="-0.0933049697887256" calcext:value-type="float">
            <text:p>-0.093</text:p>
          </table:table-cell>
          <table:table-cell table:style-name="ce4" table:formula="of:=SQRT([.J6]*[.J6]+[.K6]*[.K6])" office:value-type="float" office:value="0.130816559455904" calcext:value-type="float">
            <text:p>0.131</text:p>
          </table:table-cell>
          <table:table-cell table:formula="of:=DEGREES(ATAN([.K6]/[.J6]))" office:value-type="float" office:value="-45.4999999999985" calcext:value-type="float">
            <text:p>-45.4999999999985</text:p>
          </table:table-cell>
          <table:table-cell table:style-name="ce11"/>
          <table:table-cell table:style-name="ce5" office:value-type="float" office:value="1" calcext:value-type="float">
            <text:p>1.00</text:p>
          </table:table-cell>
          <table:table-cell table:style-name="ce5" table:formula="of:=[.O6]*PI()/180" office:value-type="float" office:value="0.0174532925199433" calcext:value-type="float">
            <text:p>0.02</text:p>
          </table:table-cell>
          <table:table-cell table:style-name="ce5" table:formula="of:=7.5-11*SIN([.P6])" office:value-type="float" office:value="7.30802352918988" calcext:value-type="float">
            <text:p>7.31</text:p>
          </table:table-cell>
          <table:table-cell table:style-name="ce5" table:formula="of:=-11*COS([.P6])" office:value-type="float" office:value="-10.9983246467203" calcext:value-type="float">
            <text:p>-11.00</text:p>
          </table:table-cell>
          <table:table-cell table:style-name="ce5" table:formula="of:=[.Q6]*COS([.P6])-[.R6]*SIN([.P6])" office:value-type="float" office:value="7.49885771367294" calcext:value-type="float">
            <text:p>7.50</text:p>
          </table:table-cell>
          <table:table-cell table:style-name="ce5" table:formula="of:=[.Q6]*SIN([.P6])+[.R6]*COS([.P6])" office:value-type="float" office:value="-10.8691069517204" calcext:value-type="float">
            <text:p>-10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.A7]*PI()/180" office:value-type="float" office:value="0.0349065850398866" calcext:value-type="float">
            <text:p>0.035</text:p>
          </table:table-cell>
          <table:table-cell table:style-name="ce4" table:formula="of:=(45-[.A7])*PI()/180" office:value-type="float" office:value="0.750491578357562" calcext:value-type="float">
            <text:p>0.750</text:p>
          </table:table-cell>
          <table:table-cell table:style-name="ce5" table:formula="of:=(thigh * COS( [.C7]))" office:value-type="float" office:value="5.48515276214378" calcext:value-type="float">
            <text:p>5.49</text:p>
          </table:table-cell>
          <table:table-cell table:style-name="ce5" table:formula="of:=(thigh * SIN( [.C7]))" office:value-type="float" office:value="5.11498770046874" calcext:value-type="float">
            <text:p>5.11</text:p>
          </table:table-cell>
          <table:table-cell table:style-name="ce5" table:formula="of:=5.3+ shin * SIN([.B7])" office:value-type="float" office:value="5.68389446372751" calcext:value-type="float">
            <text:p>5.68</text:p>
          </table:table-cell>
          <table:table-cell table:style-name="ce5" table:formula="of:=5.3 - shin * COS([.B7])" office:value-type="float" office:value="-5.69329909721005" calcext:value-type="float">
            <text:p>-5.69</text:p>
          </table:table-cell>
          <table:table-cell table:style-name="ce4" table:formula="of:=COS(-[.B7])*[.F7]-SIN(-[.B7])*[.G7]" office:value-type="float" office:value="5.48173871572446" calcext:value-type="float">
            <text:p>5.482</text:p>
          </table:table-cell>
          <table:table-cell table:style-name="ce4" table:formula="of:=SIN(-[.B7])*[.F7] + COS(-[.B7])*[.G7]" office:value-type="float" office:value="-5.88819594932205" calcext:value-type="float">
            <text:p>-5.888</text:p>
          </table:table-cell>
          <table:table-cell table:style-name="ce4" table:formula="of:=[.H7]-[.H6]" office:value-type="float" office:value="0.0900481772779846" calcext:value-type="float">
            <text:p>0.090</text:p>
          </table:table-cell>
          <table:table-cell table:style-name="ce4" table:formula="of:=[.I7]-[.I6]" office:value-type="float" office:value="-0.0948909795333197" calcext:value-type="float">
            <text:p>-0.095</text:p>
          </table:table-cell>
          <table:table-cell table:style-name="ce4" table:formula="of:=SQRT([.J7]*[.J7]+[.K7]*[.K7])" office:value-type="float" office:value="0.130816559455905" calcext:value-type="float">
            <text:p>0.131</text:p>
          </table:table-cell>
          <table:table-cell table:formula="of:=DEGREES(ATAN([.K7]/[.J7]))" office:value-type="float" office:value="-46.5000000000009" calcext:value-type="float">
            <text:p>-46.5000000000009</text:p>
          </table:table-cell>
          <table:table-cell table:style-name="ce11"/>
          <table:table-cell table:style-name="ce5" office:value-type="float" office:value="2" calcext:value-type="float">
            <text:p>2.00</text:p>
          </table:table-cell>
          <table:table-cell table:style-name="ce5" table:formula="of:=[.O7]*PI()/180" office:value-type="float" office:value="0.0349065850398866" calcext:value-type="float">
            <text:p>0.03</text:p>
          </table:table-cell>
          <table:table-cell table:style-name="ce5" table:formula="of:=7.5-11*SIN([.P7])" office:value-type="float" office:value="7.11610553627249" calcext:value-type="float">
            <text:p>7.12</text:p>
          </table:table-cell>
          <table:table-cell table:style-name="ce5" table:formula="of:=-11*COS([.P7])" office:value-type="float" office:value="-10.9932990972101" calcext:value-type="float">
            <text:p>-10.99</text:p>
          </table:table-cell>
          <table:table-cell table:style-name="ce5" table:formula="of:=[.Q7]*COS([.P7])-[.R7]*SIN([.P7])" office:value-type="float" office:value="7.49543120264322" calcext:value-type="float">
            <text:p>7.50</text:p>
          </table:table-cell>
          <table:table-cell table:style-name="ce5" table:formula="of:=[.Q7]*SIN([.P7])+[.R7]*COS([.P7])" office:value-type="float" office:value="-10.7382537747312" calcext:value-type="float">
            <text:p>-10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8]*PI()/180" office:value-type="float" office:value="0.0523598775598299" calcext:value-type="float">
            <text:p>0.052</text:p>
          </table:table-cell>
          <table:table-cell table:style-name="ce4" table:formula="of:=(45-[.A8])*PI()/180" office:value-type="float" office:value="0.733038285837618" calcext:value-type="float">
            <text:p>0.733</text:p>
          </table:table-cell>
          <table:table-cell table:style-name="ce5" table:formula="of:=(thigh * COS( [.C8]))" office:value-type="float" office:value="5.57358619108046" calcext:value-type="float">
            <text:p>5.57</text:p>
          </table:table-cell>
          <table:table-cell table:style-name="ce5" table:formula="of:=(thigh * SIN( [.C8]))" office:value-type="float" office:value="5.01847954769144" calcext:value-type="float">
            <text:p>5.02</text:p>
          </table:table-cell>
          <table:table-cell table:style-name="ce5" table:formula="of:=5.3+ shin * SIN([.B8])" office:value-type="float" office:value="5.87569551867238" calcext:value-type="float">
            <text:p>5.88</text:p>
          </table:table-cell>
          <table:table-cell table:style-name="ce5" table:formula="of:=5.3 - shin * COS([.B8])" office:value-type="float" office:value="-5.68492488230031" calcext:value-type="float">
            <text:p>-5.68</text:p>
          </table:table-cell>
          <table:table-cell table:style-name="ce4" table:formula="of:=COS(-[.B8])*[.F8]-SIN(-[.B8])*[.G8]" office:value-type="float" office:value="5.57011710228684" calcext:value-type="float">
            <text:p>5.570</text:p>
          </table:table-cell>
          <table:table-cell table:style-name="ce4" table:formula="of:=SIN(-[.B8])*[.F8] + COS(-[.B8])*[.G8]" office:value-type="float" office:value="-5.98464403388836" calcext:value-type="float">
            <text:p>-5.985</text:p>
          </table:table-cell>
          <table:table-cell table:style-name="ce4" table:formula="of:=[.H8]-[.H7]" office:value-type="float" office:value="0.0883783865623791" calcext:value-type="float">
            <text:p>0.088</text:p>
          </table:table-cell>
          <table:table-cell table:style-name="ce4" table:formula="of:=[.I8]-[.I7]" office:value-type="float" office:value="-0.0964480845663118" calcext:value-type="float">
            <text:p>-0.096</text:p>
          </table:table-cell>
          <table:table-cell table:style-name="ce4" table:formula="of:=SQRT([.J8]*[.J8]+[.K8]*[.K8])" office:value-type="float" office:value="0.130816559455903" calcext:value-type="float">
            <text:p>0.131</text:p>
          </table:table-cell>
          <table:table-cell table:formula="of:=DEGREES(ATAN([.K8]/[.J8]))" office:value-type="float" office:value="-47.5000000000004" calcext:value-type="float">
            <text:p>-47.5000000000004</text:p>
          </table:table-cell>
          <table:table-cell table:style-name="ce11"/>
          <table:table-cell table:style-name="ce5" office:value-type="float" office:value="3" calcext:value-type="float">
            <text:p>3.00</text:p>
          </table:table-cell>
          <table:table-cell table:style-name="ce5" table:formula="of:=[.O8]*PI()/180" office:value-type="float" office:value="0.0523598775598299" calcext:value-type="float">
            <text:p>0.05</text:p>
          </table:table-cell>
          <table:table-cell table:style-name="ce5" table:formula="of:=7.5-11*SIN([.P8])" office:value-type="float" office:value="6.92430448132762" calcext:value-type="float">
            <text:p>6.92</text:p>
          </table:table-cell>
          <table:table-cell table:style-name="ce5" table:formula="of:=-11*COS([.P8])" office:value-type="float" office:value="-10.9849248823003" calcext:value-type="float">
            <text:p>-10.98</text:p>
          </table:table-cell>
          <table:table-cell table:style-name="ce5" table:formula="of:=[.Q8]*COS([.P8])-[.R8]*SIN([.P8])" office:value-type="float" office:value="7.4897215106593" calcext:value-type="float">
            <text:p>7.49</text:p>
          </table:table-cell>
          <table:table-cell table:style-name="ce5" table:formula="of:=[.Q8]*SIN([.P8])+[.R8]*COS([.P8])" office:value-type="float" office:value="-10.6074803281779" calcext:value-type="float">
            <text:p>-1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9]*PI()/180" office:value-type="float" office:value="0.0698131700797732" calcext:value-type="float">
            <text:p>0.070</text:p>
          </table:table-cell>
          <table:table-cell table:style-name="ce4" table:formula="of:=(45-[.A9])*PI()/180" office:value-type="float" office:value="0.715584993317675" calcext:value-type="float">
            <text:p>0.716</text:p>
          </table:table-cell>
          <table:table-cell table:style-name="ce5" table:formula="of:=(thigh * COS( [.C9]))" office:value-type="float" office:value="5.66032185167079" calcext:value-type="float">
            <text:p>5.66</text:p>
          </table:table-cell>
          <table:table-cell table:style-name="ce5" table:formula="of:=(thigh * SIN( [.C9]))" office:value-type="float" office:value="4.9204427174288" calcext:value-type="float">
            <text:p>4.92</text:p>
          </table:table-cell>
          <table:table-cell table:style-name="ce5" table:formula="of:=5.3+ shin * SIN([.B9])" office:value-type="float" office:value="6.06732121118538" calcext:value-type="float">
            <text:p>6.07</text:p>
          </table:table-cell>
          <table:table-cell table:style-name="ce5" table:formula="of:=5.3 - shin * COS([.B9])" office:value-type="float" office:value="-5.67320455285807" calcext:value-type="float">
            <text:p>-5.67</text:p>
          </table:table-cell>
          <table:table-cell table:style-name="ce4" table:formula="of:=COS(-[.B9])*[.F9]-SIN(-[.B9])*[.G9]" office:value-type="float" office:value="5.65679877722093" calcext:value-type="float">
            <text:p>5.657</text:p>
          </table:table-cell>
          <table:table-cell table:style-name="ce4" table:formula="of:=SIN(-[.B9])*[.F9] + COS(-[.B9])*[.G9]" office:value-type="float" office:value="-6.0826198444668" calcext:value-type="float">
            <text:p>-6.083</text:p>
          </table:table-cell>
          <table:table-cell table:style-name="ce4" table:formula="of:=[.H9]-[.H8]" office:value-type="float" office:value="0.0866816749340931" calcext:value-type="float">
            <text:p>0.087</text:p>
          </table:table-cell>
          <table:table-cell table:style-name="ce4" table:formula="of:=[.I9]-[.I8]" office:value-type="float" office:value="-0.0979758105784416" calcext:value-type="float">
            <text:p>-0.098</text:p>
          </table:table-cell>
          <table:table-cell table:style-name="ce4" table:formula="of:=SQRT([.J9]*[.J9]+[.K9]*[.K9])" office:value-type="float" office:value="0.130816559455913" calcext:value-type="float">
            <text:p>0.131</text:p>
          </table:table-cell>
          <table:table-cell table:formula="of:=DEGREES(ATAN([.K9]/[.J9]))" office:value-type="float" office:value="-48.5000000000006" calcext:value-type="float">
            <text:p>-48.5000000000006</text:p>
          </table:table-cell>
          <table:table-cell table:style-name="ce11"/>
          <table:table-cell table:style-name="ce5" office:value-type="float" office:value="4" calcext:value-type="float">
            <text:p>4.00</text:p>
          </table:table-cell>
          <table:table-cell table:style-name="ce5" table:formula="of:=[.O9]*PI()/180" office:value-type="float" office:value="0.0698131700797732" calcext:value-type="float">
            <text:p>0.07</text:p>
          </table:table-cell>
          <table:table-cell table:style-name="ce5" table:formula="of:=7.5-11*SIN([.P9])" office:value-type="float" office:value="6.73267878881462" calcext:value-type="float">
            <text:p>6.73</text:p>
          </table:table-cell>
          <table:table-cell table:style-name="ce5" table:formula="of:=-11*COS([.P9])" office:value-type="float" office:value="-10.9732045528581" calcext:value-type="float">
            <text:p>-10.97</text:p>
          </table:table-cell>
          <table:table-cell table:style-name="ce5" table:formula="of:=[.Q9]*COS([.P9])-[.R9]*SIN([.P9])" office:value-type="float" office:value="7.48173037694868" calcext:value-type="float">
            <text:p>7.48</text:p>
          </table:table-cell>
          <table:table-cell table:style-name="ce5" table:formula="of:=[.Q9]*SIN([.P9])+[.R9]*COS([.P9])" office:value-type="float" office:value="-10.4768264469191" calcext:value-type="float">
            <text:p>-1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A10]*PI()/180" office:value-type="float" office:value="0.0872664625997165" calcext:value-type="float">
            <text:p>0.087</text:p>
          </table:table-cell>
          <table:table-cell table:style-name="ce4" table:formula="of:=(45-[.A10])*PI()/180" office:value-type="float" office:value="0.698131700797732" calcext:value-type="float">
            <text:p>0.698</text:p>
          </table:table-cell>
          <table:table-cell table:style-name="ce5" table:formula="of:=(thigh * COS( [.C10]))" office:value-type="float" office:value="5.74533332339234" calcext:value-type="float">
            <text:p>5.75</text:p>
          </table:table-cell>
          <table:table-cell table:style-name="ce5" table:formula="of:=(thigh * SIN( [.C10]))" office:value-type="float" office:value="4.82090707264904" calcext:value-type="float">
            <text:p>4.82</text:p>
          </table:table-cell>
          <table:table-cell table:style-name="ce5" table:formula="of:=5.3+ shin * SIN([.B10])" office:value-type="float" office:value="6.25871317022424" calcext:value-type="float">
            <text:p>6.26</text:p>
          </table:table-cell>
          <table:table-cell table:style-name="ce5" table:formula="of:=5.3 - shin * COS([.B10])" office:value-type="float" office:value="-5.6581416790092" calcext:value-type="float">
            <text:p>-5.66</text:p>
          </table:table-cell>
          <table:table-cell table:style-name="ce4" table:formula="of:=COS(-[.B10])*[.F10]-SIN(-[.B10])*[.G10]" office:value-type="float" office:value="5.74175733644884" calcext:value-type="float">
            <text:p>5.742</text:p>
          </table:table-cell>
          <table:table-cell table:style-name="ce4" table:formula="of:=SIN(-[.B10])*[.F10] + COS(-[.B10])*[.G10]" office:value-type="float" office:value="-6.18209353667634" calcext:value-type="float">
            <text:p>-6.182</text:p>
          </table:table-cell>
          <table:table-cell table:style-name="ce4" table:formula="of:=[.H10]-[.H9]" office:value-type="float" office:value="0.0849585592279061" calcext:value-type="float">
            <text:p>0.085</text:p>
          </table:table-cell>
          <table:table-cell table:style-name="ce4" table:formula="of:=[.I10]-[.I9]" office:value-type="float" office:value="-0.0994736922095374" calcext:value-type="float">
            <text:p>-0.099</text:p>
          </table:table-cell>
          <table:table-cell table:style-name="ce4" table:formula="of:=SQRT([.J10]*[.J10]+[.K10]*[.K10])" office:value-type="float" office:value="0.130816559455901" calcext:value-type="float">
            <text:p>0.131</text:p>
          </table:table-cell>
          <table:table-cell table:formula="of:=DEGREES(ATAN([.K10]/[.J10]))" office:value-type="float" office:value="-49.4999999999992" calcext:value-type="float">
            <text:p>-49.4999999999992</text:p>
          </table:table-cell>
          <table:table-cell table:style-name="ce11"/>
          <table:table-cell table:style-name="ce5" office:value-type="float" office:value="5" calcext:value-type="float">
            <text:p>5.00</text:p>
          </table:table-cell>
          <table:table-cell table:style-name="ce5" table:formula="of:=[.O10]*PI()/180" office:value-type="float" office:value="0.0872664625997165" calcext:value-type="float">
            <text:p>0.09</text:p>
          </table:table-cell>
          <table:table-cell table:style-name="ce5" table:formula="of:=7.5-11*SIN([.P10])" office:value-type="float" office:value="6.54128682977576" calcext:value-type="float">
            <text:p>6.54</text:p>
          </table:table-cell>
          <table:table-cell table:style-name="ce5" table:formula="of:=-11*COS([.P10])" office:value-type="float" office:value="-10.9581416790092" calcext:value-type="float">
            <text:p>-10.96</text:p>
          </table:table-cell>
          <table:table-cell table:style-name="ce5" table:formula="of:=[.Q10]*COS([.P10])-[.R10]*SIN([.P10])" office:value-type="float" office:value="7.47146023568809" calcext:value-type="float">
            <text:p>7.47</text:p>
          </table:table-cell>
          <table:table-cell table:style-name="ce5" table:formula="of:=[.Q10]*SIN([.P10])+[.R10]*COS([.P10])" office:value-type="float" office:value="-10.3463319293926" calcext:value-type="float">
            <text:p>-10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A11]*PI()/180" office:value-type="float" office:value="0.10471975511966" calcext:value-type="float">
            <text:p>0.105</text:p>
          </table:table-cell>
          <table:table-cell table:style-name="ce4" table:formula="of:=(45-[.A11])*PI()/180" office:value-type="float" office:value="0.680678408277788" calcext:value-type="float">
            <text:p>0.681</text:p>
          </table:table-cell>
          <table:table-cell table:style-name="ce5" table:formula="of:=(thigh * COS( [.C11]))" office:value-type="float" office:value="5.82859471092728" calcext:value-type="float">
            <text:p>5.83</text:p>
          </table:table-cell>
          <table:table-cell table:style-name="ce5" table:formula="of:=(thigh * SIN( [.C11]))" office:value-type="float" office:value="4.71990293287378" calcext:value-type="float">
            <text:p>4.72</text:p>
          </table:table-cell>
          <table:table-cell table:style-name="ce5" table:formula="of:=5.3+ shin * SIN([.B11])" office:value-type="float" office:value="6.44981309594419" calcext:value-type="float">
            <text:p>6.45</text:p>
          </table:table-cell>
          <table:table-cell table:style-name="ce5" table:formula="of:=5.3 - shin * COS([.B11])" office:value-type="float" office:value="-5.63974084905101" calcext:value-type="float">
            <text:p>-5.64</text:p>
          </table:table-cell>
          <table:table-cell table:style-name="ce4" table:formula="of:=COS(-[.B11])*[.F11]-SIN(-[.B11])*[.G11]" office:value-type="float" office:value="5.82496690077041" calcext:value-type="float">
            <text:p>5.825</text:p>
          </table:table-cell>
          <table:table-cell table:style-name="ce4" table:formula="of:=SIN(-[.B11])*[.F11] + COS(-[.B11])*[.G11]" office:value-type="float" office:value="-6.28303480986672" calcext:value-type="float">
            <text:p>-6.283</text:p>
          </table:table-cell>
          <table:table-cell table:style-name="ce4" table:formula="of:=[.H11]-[.H10]" office:value-type="float" office:value="0.0832095643215727" calcext:value-type="float">
            <text:p>0.083</text:p>
          </table:table-cell>
          <table:table-cell table:style-name="ce4" table:formula="of:=[.I11]-[.I10]" office:value-type="float" office:value="-0.100941273190383" calcext:value-type="float">
            <text:p>-0.101</text:p>
          </table:table-cell>
          <table:table-cell table:style-name="ce4" table:formula="of:=SQRT([.J11]*[.J11]+[.K11]*[.K11])" office:value-type="float" office:value="0.130816559455909" calcext:value-type="float">
            <text:p>0.131</text:p>
          </table:table-cell>
          <table:table-cell table:formula="of:=DEGREES(ATAN([.K11]/[.J11]))" office:value-type="float" office:value="-50.5000000000014" calcext:value-type="float">
            <text:p>-50.5000000000014</text:p>
          </table:table-cell>
          <table:table-cell table:style-name="ce11"/>
          <table:table-cell table:style-name="ce5" office:value-type="float" office:value="6" calcext:value-type="float">
            <text:p>6.00</text:p>
          </table:table-cell>
          <table:table-cell table:style-name="ce5" table:formula="of:=[.O11]*PI()/180" office:value-type="float" office:value="0.10471975511966" calcext:value-type="float">
            <text:p>0.10</text:p>
          </table:table-cell>
          <table:table-cell table:style-name="ce5" table:formula="of:=7.5-11*SIN([.P11])" office:value-type="float" office:value="6.35018690405581" calcext:value-type="float">
            <text:p>6.35</text:p>
          </table:table-cell>
          <table:table-cell table:style-name="ce5" table:formula="of:=-11*COS([.P11])" office:value-type="float" office:value="-10.939740849051" calcext:value-type="float">
            <text:p>-10.94</text:p>
          </table:table-cell>
          <table:table-cell table:style-name="ce5" table:formula="of:=[.Q11]*COS([.P11])-[.R11]*SIN([.P11])" office:value-type="float" office:value="7.45891421526205" calcext:value-type="float">
            <text:p>7.46</text:p>
          </table:table-cell>
          <table:table-cell table:style-name="ce5" table:formula="of:=[.Q11]*SIN([.P11])+[.R11]*COS([.P11])" office:value-type="float" office:value="-10.2160365254926" calcext:value-type="float">
            <text:p>-1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A12]*PI()/180" office:value-type="float" office:value="0.122173047639603" calcext:value-type="float">
            <text:p>0.122</text:p>
          </table:table-cell>
          <table:table-cell table:style-name="ce4" table:formula="of:=(45-[.A12])*PI()/180" office:value-type="float" office:value="0.663225115757845" calcext:value-type="float">
            <text:p>0.663</text:p>
          </table:table-cell>
          <table:table-cell table:style-name="ce5" table:formula="of:=(thigh * COS( [.C12]))" office:value-type="float" office:value="5.91008065205042" calcext:value-type="float">
            <text:p>5.91</text:p>
          </table:table-cell>
          <table:table-cell table:style-name="ce5" table:formula="of:=(thigh * SIN( [.C12]))" office:value-type="float" office:value="4.61746106494244" calcext:value-type="float">
            <text:p>4.62</text:p>
          </table:table-cell>
          <table:table-cell table:style-name="ce5" table:formula="of:=5.3+ shin * SIN([.B12])" office:value-type="float" office:value="6.64056277745662" calcext:value-type="float">
            <text:p>6.64</text:p>
          </table:table-cell>
          <table:table-cell table:style-name="ce5" table:formula="of:=5.3 - shin * COS([.B12])" office:value-type="float" office:value="-5.61800766805454" calcext:value-type="float">
            <text:p>-5.62</text:p>
          </table:table-cell>
          <table:table-cell table:style-name="ce4" table:formula="of:=COS(-[.B12])*[.F12]-SIN(-[.B12])*[.G12]" office:value-type="float" office:value="5.90640212374629" calcext:value-type="float">
            <text:p>5.906</text:p>
          </table:table-cell>
          <table:table-cell table:style-name="ce4" table:formula="of:=SIN(-[.B12])*[.F12] + COS(-[.B12])*[.G12]" office:value-type="float" office:value="-6.38541291634827" calcext:value-type="float">
            <text:p>-6.385</text:p>
          </table:table-cell>
          <table:table-cell table:style-name="ce4" table:formula="of:=[.H12]-[.H11]" office:value-type="float" office:value="0.081435222975875" calcext:value-type="float">
            <text:p>0.081</text:p>
          </table:table-cell>
          <table:table-cell table:style-name="ce4" table:formula="of:=[.I12]-[.I11]" office:value-type="float" office:value="-0.102378106481552" calcext:value-type="float">
            <text:p>-0.102</text:p>
          </table:table-cell>
          <table:table-cell table:style-name="ce4" table:formula="of:=SQRT([.J12]*[.J12]+[.K12]*[.K12])" office:value-type="float" office:value="0.130816559455898" calcext:value-type="float">
            <text:p>0.131</text:p>
          </table:table-cell>
          <table:table-cell table:formula="of:=DEGREES(ATAN([.K12]/[.J12]))" office:value-type="float" office:value="-51.4999999999982" calcext:value-type="float">
            <text:p>-51.4999999999982</text:p>
          </table:table-cell>
          <table:table-cell table:style-name="ce11"/>
          <table:table-cell table:style-name="ce5" office:value-type="float" office:value="7" calcext:value-type="float">
            <text:p>7.00</text:p>
          </table:table-cell>
          <table:table-cell table:style-name="ce5" table:formula="of:=[.O12]*PI()/180" office:value-type="float" office:value="0.122173047639603" calcext:value-type="float">
            <text:p>0.12</text:p>
          </table:table-cell>
          <table:table-cell table:style-name="ce5" table:formula="of:=7.5-11*SIN([.P12])" office:value-type="float" office:value="6.15943722254338" calcext:value-type="float">
            <text:p>6.16</text:p>
          </table:table-cell>
          <table:table-cell table:style-name="ce5" table:formula="of:=-11*COS([.P12])" office:value-type="float" office:value="-10.9180076680545" calcext:value-type="float">
            <text:p>-10.92</text:p>
          </table:table-cell>
          <table:table-cell table:style-name="ce5" table:formula="of:=[.Q12]*COS([.P12])-[.R12]*SIN([.P12])" office:value-type="float" office:value="7.44409613730992" calcext:value-type="float">
            <text:p>7.44</text:p>
          </table:table-cell>
          <table:table-cell table:style-name="ce5" table:formula="of:=[.Q12]*SIN([.P12])+[.R12]*COS([.P12])" office:value-type="float" office:value="-10.0859799244614" calcext:value-type="float">
            <text:p>-10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A13]*PI()/180" office:value-type="float" office:value="0.139626340159546" calcext:value-type="float">
            <text:p>0.140</text:p>
          </table:table-cell>
          <table:table-cell table:style-name="ce4" table:formula="of:=(45-[.A13])*PI()/180" office:value-type="float" office:value="0.645771823237902" calcext:value-type="float">
            <text:p>0.646</text:p>
          </table:table-cell>
          <table:table-cell table:style-name="ce5" table:formula="of:=(thigh * COS( [.C13]))" office:value-type="float" office:value="5.9897663253547" calcext:value-type="float">
            <text:p>5.99</text:p>
          </table:table-cell>
          <table:table-cell table:style-name="ce5" table:formula="of:=(thigh * SIN( [.C13]))" office:value-type="float" office:value="4.51361267364036" calcext:value-type="float">
            <text:p>4.51</text:p>
          </table:table-cell>
          <table:table-cell table:style-name="ce5" table:formula="of:=5.3+ shin * SIN([.B13])" office:value-type="float" office:value="6.83090411056072" calcext:value-type="float">
            <text:p>6.83</text:p>
          </table:table-cell>
          <table:table-cell table:style-name="ce5" table:formula="of:=5.3 - shin * COS([.B13])" office:value-type="float" office:value="-5.59294875615727" calcext:value-type="float">
            <text:p>-5.59</text:p>
          </table:table-cell>
          <table:table-cell table:style-name="ce4" table:formula="of:=COS(-[.B13])*[.F13]-SIN(-[.B13])*[.G13]" office:value-type="float" office:value="5.98603819941867" calcext:value-type="float">
            <text:p>5.986</text:p>
          </table:table-cell>
          <table:table-cell table:style-name="ce4" table:formula="of:=SIN(-[.B13])*[.F13] + COS(-[.B13])*[.G13]" office:value-type="float" office:value="-6.48919667075802" calcext:value-type="float">
            <text:p>-6.489</text:p>
          </table:table-cell>
          <table:table-cell table:style-name="ce4" table:formula="of:=[.H13]-[.H12]" office:value-type="float" office:value="0.0796360756723846" calcext:value-type="float">
            <text:p>0.080</text:p>
          </table:table-cell>
          <table:table-cell table:style-name="ce4" table:formula="of:=[.I13]-[.I12]" office:value-type="float" office:value="-0.103783754409746" calcext:value-type="float">
            <text:p>-0.104</text:p>
          </table:table-cell>
          <table:table-cell table:style-name="ce4" table:formula="of:=SQRT([.J13]*[.J13]+[.K13]*[.K13])" office:value-type="float" office:value="0.130816559455905" calcext:value-type="float">
            <text:p>0.131</text:p>
          </table:table-cell>
          <table:table-cell table:formula="of:=DEGREES(ATAN([.K13]/[.J13]))" office:value-type="float" office:value="-52.4999999999979" calcext:value-type="float">
            <text:p>-52.4999999999979</text:p>
          </table:table-cell>
          <table:table-cell table:style-name="ce11"/>
          <table:table-cell table:style-name="ce5" office:value-type="float" office:value="8" calcext:value-type="float">
            <text:p>8.00</text:p>
          </table:table-cell>
          <table:table-cell table:style-name="ce5" table:formula="of:=[.O13]*PI()/180" office:value-type="float" office:value="0.139626340159546" calcext:value-type="float">
            <text:p>0.14</text:p>
          </table:table-cell>
          <table:table-cell table:style-name="ce5" table:formula="of:=7.5-11*SIN([.P13])" office:value-type="float" office:value="5.96909588943928" calcext:value-type="float">
            <text:p>5.97</text:p>
          </table:table-cell>
          <table:table-cell table:style-name="ce5" table:formula="of:=-11*COS([.P13])" office:value-type="float" office:value="-10.8929487561573" calcext:value-type="float">
            <text:p>-10.89</text:p>
          </table:table-cell>
          <table:table-cell table:style-name="ce5" table:formula="of:=[.Q13]*COS([.P13])-[.R13]*SIN([.P13])" office:value-type="float" office:value="7.42701051556178" calcext:value-type="float">
            <text:p>7.43</text:p>
          </table:table-cell>
          <table:table-cell table:style-name="ce5" table:formula="of:=[.Q13]*SIN([.P13])+[.R13]*COS([.P13])" office:value-type="float" office:value="-9.95620174279951" calcext:value-type="float">
            <text:p>-9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[.A14]*PI()/180" office:value-type="float" office:value="0.15707963267949" calcext:value-type="float">
            <text:p>0.157</text:p>
          </table:table-cell>
          <table:table-cell table:style-name="ce4" table:formula="of:=(45-[.A14])*PI()/180" office:value-type="float" office:value="0.628318530717959" calcext:value-type="float">
            <text:p>0.628</text:p>
          </table:table-cell>
          <table:table-cell table:style-name="ce5" table:formula="of:=(thigh * COS( [.C14]))" office:value-type="float" office:value="6.06762745781211" calcext:value-type="float">
            <text:p>6.07</text:p>
          </table:table-cell>
          <table:table-cell table:style-name="ce5" table:formula="of:=(thigh * SIN( [.C14]))" office:value-type="float" office:value="4.40838939219355" calcext:value-type="float">
            <text:p>4.41</text:p>
          </table:table-cell>
          <table:table-cell table:style-name="ce5" table:formula="of:=5.3+ shin * SIN([.B14])" office:value-type="float" office:value="7.02077911544254" calcext:value-type="float">
            <text:p>7.02</text:p>
          </table:table-cell>
          <table:table-cell table:style-name="ce5" table:formula="of:=5.3 - shin * COS([.B14])" office:value-type="float" office:value="-5.56457174654652" calcext:value-type="float">
            <text:p>-5.56</text:p>
          </table:table-cell>
          <table:table-cell table:style-name="ce4" table:formula="of:=COS(-[.B14])*[.F14]-SIN(-[.B14])*[.G14]" office:value-type="float" office:value="6.06385086986745" calcext:value-type="float">
            <text:p>6.064</text:p>
          </table:table-cell>
          <table:table-cell table:style-name="ce4" table:formula="of:=SIN(-[.B14])*[.F14] + COS(-[.B14])*[.G14]" office:value-type="float" office:value="-6.594354459559" calcext:value-type="float">
            <text:p>-6.594</text:p>
          </table:table-cell>
          <table:table-cell table:style-name="ce4" table:formula="of:=[.H14]-[.H13]" office:value-type="float" office:value="0.0778126704487789" calcext:value-type="float">
            <text:p>0.078</text:p>
          </table:table-cell>
          <table:table-cell table:style-name="ce4" table:formula="of:=[.I14]-[.I13]" office:value-type="float" office:value="-0.105157788800983" calcext:value-type="float">
            <text:p>-0.105</text:p>
          </table:table-cell>
          <table:table-cell table:style-name="ce4" table:formula="of:=SQRT([.J14]*[.J14]+[.K14]*[.K14])" office:value-type="float" office:value="0.130816559455913" calcext:value-type="float">
            <text:p>0.131</text:p>
          </table:table-cell>
          <table:table-cell table:formula="of:=DEGREES(ATAN([.K14]/[.J14]))" office:value-type="float" office:value="-53.5000000000053" calcext:value-type="float">
            <text:p>-53.5000000000053</text:p>
          </table:table-cell>
          <table:table-cell table:style-name="ce11"/>
          <table:table-cell table:style-name="ce5" office:value-type="float" office:value="9" calcext:value-type="float">
            <text:p>9.00</text:p>
          </table:table-cell>
          <table:table-cell table:style-name="ce5" table:formula="of:=[.O14]*PI()/180" office:value-type="float" office:value="0.15707963267949" calcext:value-type="float">
            <text:p>0.16</text:p>
          </table:table-cell>
          <table:table-cell table:style-name="ce5" table:formula="of:=7.5-11*SIN([.P14])" office:value-type="float" office:value="5.77922088455746" calcext:value-type="float">
            <text:p>5.78</text:p>
          </table:table-cell>
          <table:table-cell table:style-name="ce5" table:formula="of:=-11*COS([.P14])" office:value-type="float" office:value="-10.8645717465465" calcext:value-type="float">
            <text:p>-10.86</text:p>
          </table:table-cell>
          <table:table-cell table:style-name="ce5" table:formula="of:=[.Q14]*COS([.P14])-[.R14]*SIN([.P14])" office:value-type="float" office:value="7.40766255446353" calcext:value-type="float">
            <text:p>7.41</text:p>
          </table:table-cell>
          <table:table-cell table:style-name="ce5" table:formula="of:=[.Q14]*SIN([.P14])+[.R14]*COS([.P14])" office:value-type="float" office:value="-9.82674151219827" calcext:value-type="float">
            <text:p>-9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[.A15]*PI()/180" office:value-type="float" office:value="0.174532925199433" calcext:value-type="float">
            <text:p>0.175</text:p>
          </table:table-cell>
          <table:table-cell table:style-name="ce4" table:formula="of:=(45-[.A15])*PI()/180" office:value-type="float" office:value="0.610865238198015" calcext:value-type="float">
            <text:p>0.611</text:p>
          </table:table-cell>
          <table:table-cell table:style-name="ce5" table:formula="of:=(thigh * COS( [.C15]))" office:value-type="float" office:value="6.14364033216744" calcext:value-type="float">
            <text:p>6.14</text:p>
          </table:table-cell>
          <table:table-cell table:style-name="ce5" table:formula="of:=(thigh * SIN( [.C15]))" office:value-type="float" office:value="4.30182327263285" calcext:value-type="float">
            <text:p>4.30</text:p>
          </table:table-cell>
          <table:table-cell table:style-name="ce5" table:formula="of:=5.3+ shin * SIN([.B15])" office:value-type="float" office:value="7.21012995433623" calcext:value-type="float">
            <text:p>7.21</text:p>
          </table:table-cell>
          <table:table-cell table:style-name="ce5" table:formula="of:=5.3 - shin * COS([.B15])" office:value-type="float" office:value="-5.53288528313429" calcext:value-type="float">
            <text:p>-5.53</text:p>
          </table:table-cell>
          <table:table-cell table:style-name="ce4" table:formula="of:=COS(-[.B15])*[.F15]-SIN(-[.B15])*[.G15]" office:value-type="float" office:value="6.13981643259943" calcext:value-type="float">
            <text:p>6.140</text:p>
          </table:table-cell>
          <table:table-cell table:style-name="ce4" table:formula="of:=SIN(-[.B15])*[.F15] + COS(-[.B15])*[.G15]" office:value-type="float" office:value="-6.70085425067003" calcext:value-type="float">
            <text:p>-6.701</text:p>
          </table:table-cell>
          <table:table-cell table:style-name="ce4" table:formula="of:=[.H15]-[.H14]" office:value-type="float" office:value="0.0759655627319775" calcext:value-type="float">
            <text:p>0.076</text:p>
          </table:table-cell>
          <table:table-cell table:style-name="ce4" table:formula="of:=[.I15]-[.I14]" office:value-type="float" office:value="-0.106499791111028" calcext:value-type="float">
            <text:p>-0.106</text:p>
          </table:table-cell>
          <table:table-cell table:style-name="ce4" table:formula="of:=SQRT([.J15]*[.J15]+[.K15]*[.K15])" office:value-type="float" office:value="0.130816559455898" calcext:value-type="float">
            <text:p>0.131</text:p>
          </table:table-cell>
          <table:table-cell table:formula="of:=DEGREES(ATAN([.K15]/[.J15]))" office:value-type="float" office:value="-54.4999999999993" calcext:value-type="float">
            <text:p>-54.4999999999993</text:p>
          </table:table-cell>
          <table:table-cell table:style-name="ce11"/>
          <table:table-cell table:style-name="ce5" office:value-type="float" office:value="10" calcext:value-type="float">
            <text:p>10.00</text:p>
          </table:table-cell>
          <table:table-cell table:style-name="ce5" table:formula="of:=[.O15]*PI()/180" office:value-type="float" office:value="0.174532925199433" calcext:value-type="float">
            <text:p>0.17</text:p>
          </table:table-cell>
          <table:table-cell table:style-name="ce5" table:formula="of:=7.5-11*SIN([.P15])" office:value-type="float" office:value="5.58987004566377" calcext:value-type="float">
            <text:p>5.59</text:p>
          </table:table-cell>
          <table:table-cell table:style-name="ce5" table:formula="of:=-11*COS([.P15])" office:value-type="float" office:value="-10.8328852831343" calcext:value-type="float">
            <text:p>-10.83</text:p>
          </table:table-cell>
          <table:table-cell table:style-name="ce5" table:formula="of:=[.Q15]*COS([.P15])-[.R15]*SIN([.P15])" office:value-type="float" office:value="7.38605814759156" calcext:value-type="float">
            <text:p>7.39</text:p>
          </table:table-cell>
          <table:table-cell table:style-name="ce5" table:formula="of:=[.Q15]*SIN([.P15])+[.R15]*COS([.P15])" office:value-type="float" office:value="-9.69763866749802" calcext:value-type="float">
            <text:p>-9.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[.A16]*PI()/180" office:value-type="float" office:value="0.191986217719376" calcext:value-type="float">
            <text:p>0.192</text:p>
          </table:table-cell>
          <table:table-cell table:style-name="ce4" table:formula="of:=(45-[.A16])*PI()/180" office:value-type="float" office:value="0.593411945678072" calcext:value-type="float">
            <text:p>0.593</text:p>
          </table:table-cell>
          <table:table-cell table:style-name="ce5" table:formula="of:=(thigh * COS( [.C16]))" office:value-type="float" office:value="6.21778179416281" calcext:value-type="float">
            <text:p>6.22</text:p>
          </table:table-cell>
          <table:table-cell table:style-name="ce5" table:formula="of:=(thigh * SIN( [.C16]))" office:value-type="float" office:value="4.1939467760306" calcext:value-type="float">
            <text:p>4.19</text:p>
          </table:table-cell>
          <table:table-cell table:style-name="ce5" table:formula="of:=5.3+ shin * SIN([.B16])" office:value-type="float" office:value="7.39889894914199" calcext:value-type="float">
            <text:p>7.40</text:p>
          </table:table-cell>
          <table:table-cell table:style-name="ce5" table:formula="of:=5.3 - shin * COS([.B16])" office:value-type="float" office:value="-5.4978990179243" calcext:value-type="float">
            <text:p>-5.50</text:p>
          </table:table-cell>
          <table:table-cell table:style-name="ce4" table:formula="of:=COS(-[.B16])*[.F16]-SIN(-[.B16])*[.G16]" office:value-type="float" office:value="6.21391174776831" calcext:value-type="float">
            <text:p>6.214</text:p>
          </table:table-cell>
          <table:table-cell table:style-name="ce4" table:formula="of:=SIN(-[.B16])*[.F16] + COS(-[.B16])*[.G16]" office:value-type="float" office:value="-6.80866360322306" calcext:value-type="float">
            <text:p>-6.809</text:p>
          </table:table-cell>
          <table:table-cell table:style-name="ce4" table:formula="of:=[.H16]-[.H15]" office:value-type="float" office:value="0.0740953151688766" calcext:value-type="float">
            <text:p>0.074</text:p>
          </table:table-cell>
          <table:table-cell table:style-name="ce4" table:formula="of:=[.I16]-[.I15]" office:value-type="float" office:value="-0.107809352553034" calcext:value-type="float">
            <text:p>-0.108</text:p>
          </table:table-cell>
          <table:table-cell table:style-name="ce4" table:formula="of:=SQRT([.J16]*[.J16]+[.K16]*[.K16])" office:value-type="float" office:value="0.130816559455902" calcext:value-type="float">
            <text:p>0.131</text:p>
          </table:table-cell>
          <table:table-cell table:formula="of:=DEGREES(ATAN([.K16]/[.J16]))" office:value-type="float" office:value="-55.4999999999971" calcext:value-type="float">
            <text:p>-55.4999999999971</text:p>
          </table:table-cell>
          <table:table-cell table:style-name="ce11"/>
          <table:table-cell table:style-name="ce5" office:value-type="float" office:value="11" calcext:value-type="float">
            <text:p>11.00</text:p>
          </table:table-cell>
          <table:table-cell table:style-name="ce5" table:formula="of:=[.O16]*PI()/180" office:value-type="float" office:value="0.191986217719376" calcext:value-type="float">
            <text:p>0.19</text:p>
          </table:table-cell>
          <table:table-cell table:style-name="ce5" table:formula="of:=7.5-11*SIN([.P16])" office:value-type="float" office:value="5.40110105085801" calcext:value-type="float">
            <text:p>5.40</text:p>
          </table:table-cell>
          <table:table-cell table:style-name="ce5" table:formula="of:=-11*COS([.P16])" office:value-type="float" office:value="-10.7978990179243" calcext:value-type="float">
            <text:p>-10.80</text:p>
          </table:table-cell>
          <table:table-cell table:style-name="ce5" table:formula="of:=[.Q16]*COS([.P16])-[.R16]*SIN([.P16])" office:value-type="float" office:value="7.36220387585748" calcext:value-type="float">
            <text:p>7.36</text:p>
          </table:table-cell>
          <table:table-cell table:style-name="ce5" table:formula="of:=[.Q16]*SIN([.P16])+[.R16]*COS([.P16])" office:value-type="float" office:value="-9.56893253467591" calcext:value-type="float">
            <text:p>-9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formula="of:=[.A17]*PI()/180" office:value-type="float" office:value="0.20943951023932" calcext:value-type="float">
            <text:p>0.209</text:p>
          </table:table-cell>
          <table:table-cell table:style-name="ce4" table:formula="of:=(45-[.A17])*PI()/180" office:value-type="float" office:value="0.575958653158129" calcext:value-type="float">
            <text:p>0.576</text:p>
          </table:table-cell>
          <table:table-cell table:style-name="ce5" table:formula="of:=(thigh * COS( [.C17]))" office:value-type="float" office:value="6.29002925959068" calcext:value-type="float">
            <text:p>6.29</text:p>
          </table:table-cell>
          <table:table-cell table:style-name="ce5" table:formula="of:=(thigh * SIN( [.C17]))" office:value-type="float" office:value="4.0847927626127" calcext:value-type="float">
            <text:p>4.08</text:p>
          </table:table-cell>
          <table:table-cell table:style-name="ce5" table:formula="of:=5.3+ shin * SIN([.B17])" office:value-type="float" office:value="7.58702859899535" calcext:value-type="float">
            <text:p>7.59</text:p>
          </table:table-cell>
          <table:table-cell table:style-name="ce5" table:formula="of:=5.3 - shin * COS([.B17])" office:value-type="float" office:value="-5.45962360807186" calcext:value-type="float">
            <text:p>-5.46</text:p>
          </table:table-cell>
          <table:table-cell table:style-name="ce4" table:formula="of:=COS(-[.B17])*[.F17]-SIN(-[.B17])*[.G17]" office:value-type="float" office:value="6.28611424522329" calcext:value-type="float">
            <text:p>6.286</text:p>
          </table:table-cell>
          <table:table-cell table:style-name="ce4" table:formula="of:=SIN(-[.B17])*[.F17] + COS(-[.B17])*[.G17]" office:value-type="float" office:value="-6.91774967744496" calcext:value-type="float">
            <text:p>-6.918</text:p>
          </table:table-cell>
          <table:table-cell table:style-name="ce4" table:formula="of:=[.H17]-[.H16]" office:value-type="float" office:value="0.0722024974549846" calcext:value-type="float">
            <text:p>0.072</text:p>
          </table:table-cell>
          <table:table-cell table:style-name="ce4" table:formula="of:=[.I17]-[.I16]" office:value-type="float" office:value="-0.109086074221892" calcext:value-type="float">
            <text:p>-0.109</text:p>
          </table:table-cell>
          <table:table-cell table:style-name="ce4" table:formula="of:=SQRT([.J17]*[.J17]+[.K17]*[.K17])" office:value-type="float" office:value="0.130816559455908" calcext:value-type="float">
            <text:p>0.131</text:p>
          </table:table-cell>
          <table:table-cell table:formula="of:=DEGREES(ATAN([.K17]/[.J17]))" office:value-type="float" office:value="-56.5000000000027" calcext:value-type="float">
            <text:p>-56.5000000000027</text:p>
          </table:table-cell>
          <table:table-cell table:style-name="ce11"/>
          <table:table-cell table:style-name="ce5" office:value-type="float" office:value="12" calcext:value-type="float">
            <text:p>12.00</text:p>
          </table:table-cell>
          <table:table-cell table:style-name="ce5" table:formula="of:=[.O17]*PI()/180" office:value-type="float" office:value="0.20943951023932" calcext:value-type="float">
            <text:p>0.21</text:p>
          </table:table-cell>
          <table:table-cell table:style-name="ce5" table:formula="of:=7.5-11*SIN([.P17])" office:value-type="float" office:value="5.21297140100465" calcext:value-type="float">
            <text:p>5.21</text:p>
          </table:table-cell>
          <table:table-cell table:style-name="ce5" table:formula="of:=-11*COS([.P17])" office:value-type="float" office:value="-10.7596236080719" calcext:value-type="float">
            <text:p>-10.76</text:p>
          </table:table-cell>
          <table:table-cell table:style-name="ce5" table:formula="of:=[.Q17]*COS([.P17])-[.R17]*SIN([.P17])" office:value-type="float" office:value="7.33610700550354" calcext:value-type="float">
            <text:p>7.34</text:p>
          </table:table-cell>
          <table:table-cell table:style-name="ce5" table:formula="of:=[.Q17]*SIN([.P17])+[.R17]*COS([.P17])" office:value-type="float" office:value="-9.44066231886681" calcext:value-type="float">
            <text:p>-9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[.A18]*PI()/180" office:value-type="float" office:value="0.226892802759263" calcext:value-type="float">
            <text:p>0.227</text:p>
          </table:table-cell>
          <table:table-cell table:style-name="ce4" table:formula="of:=(45-[.A18])*PI()/180" office:value-type="float" office:value="0.558505360638185" calcext:value-type="float">
            <text:p>0.559</text:p>
          </table:table-cell>
          <table:table-cell table:style-name="ce5" table:formula="of:=(thigh * COS( [.C18]))" office:value-type="float" office:value="6.3603607211732" calcext:value-type="float">
            <text:p>6.36</text:p>
          </table:table-cell>
          <table:table-cell table:style-name="ce5" table:formula="of:=(thigh * SIN( [.C18]))" office:value-type="float" office:value="3.97439448174904" calcext:value-type="float">
            <text:p>3.97</text:p>
          </table:table-cell>
          <table:table-cell table:style-name="ce5" table:formula="of:=5.3+ shin * SIN([.B18])" office:value-type="float" office:value="7.77446159778251" calcext:value-type="float">
            <text:p>7.77</text:p>
          </table:table-cell>
          <table:table-cell table:style-name="ce5" table:formula="of:=5.3 - shin * COS([.B18])" office:value-type="float" office:value="-5.41807071263759" calcext:value-type="float">
            <text:p>-5.42</text:p>
          </table:table-cell>
          <table:table-cell table:style-name="ce4" table:formula="of:=COS(-[.B18])*[.F18]-SIN(-[.B18])*[.G18]" office:value-type="float" office:value="6.35640193138423" calcext:value-type="float">
            <text:p>6.356</text:p>
          </table:table-cell>
          <table:table-cell table:style-name="ce4" table:formula="of:=SIN(-[.B18])*[.F18] + COS(-[.B18])*[.G18]" office:value-type="float" office:value="-7.02807924466074" calcext:value-type="float">
            <text:p>-7.028</text:p>
          </table:table-cell>
          <table:table-cell table:style-name="ce4" table:formula="of:=[.H18]-[.H17]" office:value-type="float" office:value="0.0702876861609347" calcext:value-type="float">
            <text:p>0.070</text:p>
          </table:table-cell>
          <table:table-cell table:style-name="ce4" table:formula="of:=[.I18]-[.I17]" office:value-type="float" office:value="-0.110329567215786" calcext:value-type="float">
            <text:p>-0.110</text:p>
          </table:table-cell>
          <table:table-cell table:style-name="ce4" table:formula="of:=SQRT([.J18]*[.J18]+[.K18]*[.K18])" office:value-type="float" office:value="0.130816559455906" calcext:value-type="float">
            <text:p>0.131</text:p>
          </table:table-cell>
          <table:table-cell table:formula="of:=DEGREES(ATAN([.K18]/[.J18]))" office:value-type="float" office:value="-57.5000000000015" calcext:value-type="float">
            <text:p>-57.5000000000015</text:p>
          </table:table-cell>
          <table:table-cell table:style-name="ce11"/>
          <table:table-cell table:style-name="ce5" office:value-type="float" office:value="13" calcext:value-type="float">
            <text:p>13.00</text:p>
          </table:table-cell>
          <table:table-cell table:style-name="ce5" table:formula="of:=[.O18]*PI()/180" office:value-type="float" office:value="0.226892802759263" calcext:value-type="float">
            <text:p>0.23</text:p>
          </table:table-cell>
          <table:table-cell table:style-name="ce5" table:formula="of:=7.5-11*SIN([.P18])" office:value-type="float" office:value="5.02553840221749" calcext:value-type="float">
            <text:p>5.03</text:p>
          </table:table-cell>
          <table:table-cell table:style-name="ce5" table:formula="of:=-11*COS([.P18])" office:value-type="float" office:value="-10.7180707126376" calcext:value-type="float">
            <text:p>-10.72</text:p>
          </table:table-cell>
          <table:table-cell table:style-name="ce5" table:formula="of:=[.Q18]*COS([.P18])-[.R18]*SIN([.P18])" office:value-type="float" office:value="7.30777548588926" calcext:value-type="float">
            <text:p>7.31</text:p>
          </table:table-cell>
          <table:table-cell table:style-name="ce5" table:formula="of:=[.Q18]*SIN([.P18])+[.R18]*COS([.P18])" office:value-type="float" office:value="-9.31286709242101" calcext:value-type="float">
            <text:p>-9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[.A19]*PI()/180" office:value-type="float" office:value="0.244346095279206" calcext:value-type="float">
            <text:p>0.244</text:p>
          </table:table-cell>
          <table:table-cell table:style-name="ce4" table:formula="of:=(45-[.A19])*PI()/180" office:value-type="float" office:value="0.541052068118242" calcext:value-type="float">
            <text:p>0.541</text:p>
          </table:table-cell>
          <table:table-cell table:style-name="ce5" table:formula="of:=(thigh * COS( [.C19]))" office:value-type="float" office:value="6.42875475526584" calcext:value-type="float">
            <text:p>6.43</text:p>
          </table:table-cell>
          <table:table-cell table:style-name="ce5" table:formula="of:=(thigh * SIN( [.C19]))" office:value-type="float" office:value="3.86278556182541" calcext:value-type="float">
            <text:p>3.86</text:p>
          </table:table-cell>
          <table:table-cell table:style-name="ce5" table:formula="of:=5.3+ shin * SIN([.B19])" office:value-type="float" office:value="7.96114085159635" calcext:value-type="float">
            <text:p>7.96</text:p>
          </table:table-cell>
          <table:table-cell table:style-name="ce5" table:formula="of:=5.3 - shin * COS([.B19])" office:value-type="float" office:value="-5.37325298903596" calcext:value-type="float">
            <text:p>-5.37</text:p>
          </table:table-cell>
          <table:table-cell table:style-name="ce4" table:formula="of:=COS(-[.B19])*[.F19]-SIN(-[.B19])*[.G19]" office:value-type="float" office:value="6.42475339594103" calcext:value-type="float">
            <text:p>6.425</text:p>
          </table:table-cell>
          <table:table-cell table:style-name="ce4" table:formula="of:=SIN(-[.B19])*[.F19] + COS(-[.B19])*[.G19]" office:value-type="float" office:value="-7.13961869741546" calcext:value-type="float">
            <text:p>-7.140</text:p>
          </table:table-cell>
          <table:table-cell table:style-name="ce4" table:formula="of:=[.H19]-[.H18]" office:value-type="float" office:value="0.0683514645568009" calcext:value-type="float">
            <text:p>0.068</text:p>
          </table:table-cell>
          <table:table-cell table:style-name="ce4" table:formula="of:=[.I19]-[.I18]" office:value-type="float" office:value="-0.111539452754715" calcext:value-type="float">
            <text:p>-0.112</text:p>
          </table:table-cell>
          <table:table-cell table:style-name="ce4" table:formula="of:=SQRT([.J19]*[.J19]+[.K19]*[.K19])" office:value-type="float" office:value="0.130816559455907" calcext:value-type="float">
            <text:p>0.131</text:p>
          </table:table-cell>
          <table:table-cell table:formula="of:=DEGREES(ATAN([.K19]/[.J19]))" office:value-type="float" office:value="-58.4999999999945" calcext:value-type="float">
            <text:p>-58.4999999999945</text:p>
          </table:table-cell>
          <table:table-cell table:style-name="ce11"/>
          <table:table-cell table:style-name="ce5" office:value-type="float" office:value="14" calcext:value-type="float">
            <text:p>14.00</text:p>
          </table:table-cell>
          <table:table-cell table:style-name="ce5" table:formula="of:=[.O19]*PI()/180" office:value-type="float" office:value="0.244346095279206" calcext:value-type="float">
            <text:p>0.24</text:p>
          </table:table-cell>
          <table:table-cell table:style-name="ce5" table:formula="of:=7.5-11*SIN([.P19])" office:value-type="float" office:value="4.83885914840366" calcext:value-type="float">
            <text:p>4.84</text:p>
          </table:table-cell>
          <table:table-cell table:style-name="ce5" table:formula="of:=-11*COS([.P19])" office:value-type="float" office:value="-10.673252989036" calcext:value-type="float">
            <text:p>-10.67</text:p>
          </table:table-cell>
          <table:table-cell table:style-name="ce5" table:formula="of:=[.Q19]*COS([.P19])-[.R19]*SIN([.P19])" office:value-type="float" office:value="7.27721794706997" calcext:value-type="float">
            <text:p>7.28</text:p>
          </table:table-cell>
          <table:table-cell table:style-name="ce5" table:formula="of:=[.Q19]*SIN([.P19])+[.R19]*COS([.P19])" office:value-type="float" office:value="-9.18558578300249" calcext:value-type="float">
            <text:p>-9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[.A20]*PI()/180" office:value-type="float" office:value="0.261799387799149" calcext:value-type="float">
            <text:p>0.262</text:p>
          </table:table-cell>
          <table:table-cell table:style-name="ce4" table:formula="of:=(45-[.A20])*PI()/180" office:value-type="float" office:value="0.523598775598299" calcext:value-type="float">
            <text:p>0.524</text:p>
          </table:table-cell>
          <table:table-cell table:style-name="ce5" table:formula="of:=(thigh * COS( [.C20]))" office:value-type="float" office:value="6.49519052838329" calcext:value-type="float">
            <text:p>6.50</text:p>
          </table:table-cell>
          <table:table-cell table:style-name="ce5" table:formula="of:=(thigh * SIN( [.C20]))" office:value-type="float" office:value="3.75" calcext:value-type="float">
            <text:p>3.75</text:p>
          </table:table-cell>
          <table:table-cell table:style-name="ce5" table:formula="of:=5.3+ shin * SIN([.B20])" office:value-type="float" office:value="8.14700949612773" calcext:value-type="float">
            <text:p>8.15</text:p>
          </table:table-cell>
          <table:table-cell table:style-name="ce5" table:formula="of:=5.3 - shin * COS([.B20])" office:value-type="float" office:value="-5.32518408917975" calcext:value-type="float">
            <text:p>-5.33</text:p>
          </table:table-cell>
          <table:table-cell table:style-name="ce4" table:formula="of:=COS(-[.B20])*[.F20]-SIN(-[.B20])*[.G20]" office:value-type="float" office:value="6.49114781837543" calcext:value-type="float">
            <text:p>6.491</text:p>
          </table:table-cell>
          <table:table-cell table:style-name="ce4" table:formula="of:=SIN(-[.B20])*[.F20] + COS(-[.B20])*[.G20]" office:value-type="float" office:value="-7.2523340597113" calcext:value-type="float">
            <text:p>-7.252</text:p>
          </table:table-cell>
          <table:table-cell table:style-name="ce4" table:formula="of:=[.H20]-[.H19]" office:value-type="float" office:value="0.066394422434402" calcext:value-type="float">
            <text:p>0.066</text:p>
          </table:table-cell>
          <table:table-cell table:style-name="ce4" table:formula="of:=[.I20]-[.I19]" office:value-type="float" office:value="-0.112715362295839" calcext:value-type="float">
            <text:p>-0.113</text:p>
          </table:table-cell>
          <table:table-cell table:style-name="ce4" table:formula="of:=SQRT([.J20]*[.J20]+[.K20]*[.K20])" office:value-type="float" office:value="0.130816559455904" calcext:value-type="float">
            <text:p>0.131</text:p>
          </table:table-cell>
          <table:table-cell table:formula="of:=DEGREES(ATAN([.K20]/[.J20]))" office:value-type="float" office:value="-59.4999999999996" calcext:value-type="float">
            <text:p>-59.4999999999996</text:p>
          </table:table-cell>
          <table:table-cell table:style-name="ce11"/>
          <table:table-cell table:style-name="ce5" office:value-type="float" office:value="15" calcext:value-type="float">
            <text:p>15.00</text:p>
          </table:table-cell>
          <table:table-cell table:style-name="ce5" table:formula="of:=[.O20]*PI()/180" office:value-type="float" office:value="0.261799387799149" calcext:value-type="float">
            <text:p>0.26</text:p>
          </table:table-cell>
          <table:table-cell table:style-name="ce5" table:formula="of:=7.5-11*SIN([.P20])" office:value-type="float" office:value="4.65299050387227" calcext:value-type="float">
            <text:p>4.65</text:p>
          </table:table-cell>
          <table:table-cell table:style-name="ce5" table:formula="of:=-11*COS([.P20])" office:value-type="float" office:value="-10.6251840891798" calcext:value-type="float">
            <text:p>-10.63</text:p>
          </table:table-cell>
          <table:table-cell table:style-name="ce5" table:formula="of:=[.Q20]*COS([.P20])-[.R20]*SIN([.P20])" office:value-type="float" office:value="7.24444369716801" calcext:value-type="float">
            <text:p>7.24</text:p>
          </table:table-cell>
          <table:table-cell table:style-name="ce5" table:formula="of:=[.Q20]*SIN([.P20])+[.R20]*COS([.P20])" office:value-type="float" office:value="-9.05885716173109" calcext:value-type="float">
            <text:p>-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[.A21]*PI()/180" office:value-type="float" office:value="0.279252680319093" calcext:value-type="float">
            <text:p>0.279</text:p>
          </table:table-cell>
          <table:table-cell table:style-name="ce4" table:formula="of:=(45-[.A21])*PI()/180" office:value-type="float" office:value="0.506145483078356" calcext:value-type="float">
            <text:p>0.506</text:p>
          </table:table-cell>
          <table:table-cell table:style-name="ce5" table:formula="of:=(thigh * COS( [.C21]))" office:value-type="float" office:value="6.55964780354547" calcext:value-type="float">
            <text:p>6.56</text:p>
          </table:table-cell>
          <table:table-cell table:style-name="ce5" table:formula="of:=(thigh * SIN( [.C21]))" office:value-type="float" office:value="3.63607215184753" calcext:value-type="float">
            <text:p>3.64</text:p>
          </table:table-cell>
          <table:table-cell table:style-name="ce5" table:formula="of:=5.3+ shin * SIN([.B21])" office:value-type="float" office:value="8.33201091398699" calcext:value-type="float">
            <text:p>8.33</text:p>
          </table:table-cell>
          <table:table-cell table:style-name="ce5" table:formula="of:=5.3 - shin * COS([.B21])" office:value-type="float" office:value="-5.27387865532151" calcext:value-type="float">
            <text:p>-5.27</text:p>
          </table:table-cell>
          <table:table-cell table:style-name="ce4" table:formula="of:=COS(-[.B21])*[.F21]-SIN(-[.B21])*[.G21]" office:value-type="float" office:value="6.55556497430318" calcext:value-type="float">
            <text:p>6.556</text:p>
          </table:table-cell>
          <table:table-cell table:style-name="ce4" table:formula="of:=SIN(-[.B21])*[.F21] + COS(-[.B21])*[.G21]" office:value-type="float" office:value="-7.36619099735701" calcext:value-type="float">
            <text:p>-7.366</text:p>
          </table:table-cell>
          <table:table-cell table:style-name="ce4" table:formula="of:=[.H21]-[.H20]" office:value-type="float" office:value="0.0644171559277549" calcext:value-type="float">
            <text:p>0.064</text:p>
          </table:table-cell>
          <table:table-cell table:style-name="ce4" table:formula="of:=[.I21]-[.I20]" office:value-type="float" office:value="-0.113856937645714" calcext:value-type="float">
            <text:p>-0.114</text:p>
          </table:table-cell>
          <table:table-cell table:style-name="ce4" table:formula="of:=SQRT([.J21]*[.J21]+[.K21]*[.K21])" office:value-type="float" office:value="0.130816559455906" calcext:value-type="float">
            <text:p>0.131</text:p>
          </table:table-cell>
          <table:table-cell table:formula="of:=DEGREES(ATAN([.K21]/[.J21]))" office:value-type="float" office:value="-60.5000000000047" calcext:value-type="float">
            <text:p>-60.5000000000047</text:p>
          </table:table-cell>
          <table:table-cell table:style-name="ce11"/>
          <table:table-cell table:style-name="ce5" office:value-type="float" office:value="16" calcext:value-type="float">
            <text:p>16.00</text:p>
          </table:table-cell>
          <table:table-cell table:style-name="ce5" table:formula="of:=[.O21]*PI()/180" office:value-type="float" office:value="0.279252680319093" calcext:value-type="float">
            <text:p>0.28</text:p>
          </table:table-cell>
          <table:table-cell table:style-name="ce5" table:formula="of:=7.5-11*SIN([.P21])" office:value-type="float" office:value="4.46798908601301" calcext:value-type="float">
            <text:p>4.47</text:p>
          </table:table-cell>
          <table:table-cell table:style-name="ce5" table:formula="of:=-11*COS([.P21])" office:value-type="float" office:value="-10.5738786553215" calcext:value-type="float">
            <text:p>-10.57</text:p>
          </table:table-cell>
          <table:table-cell table:style-name="ce5" table:formula="of:=[.Q21]*COS([.P21])-[.R21]*SIN([.P21])" office:value-type="float" office:value="7.20946271953739" calcext:value-type="float">
            <text:p>7.21</text:p>
          </table:table-cell>
          <table:table-cell table:style-name="ce5" table:formula="of:=[.Q21]*SIN([.P21])+[.R21]*COS([.P21])" office:value-type="float" office:value="-8.93271983137251" calcext:value-type="float">
            <text:p>-8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formula="of:=[.A22]*PI()/180" office:value-type="float" office:value="0.296705972839036" calcext:value-type="float">
            <text:p>0.297</text:p>
          </table:table-cell>
          <table:table-cell table:style-name="ce4" table:formula="of:=(45-[.A22])*PI()/180" office:value-type="float" office:value="0.488692190558412" calcext:value-type="float">
            <text:p>0.489</text:p>
          </table:table-cell>
          <table:table-cell table:style-name="ce5" table:formula="of:=(thigh * COS( [.C22]))" office:value-type="float" office:value="6.62210694644195" calcext:value-type="float">
            <text:p>6.62</text:p>
          </table:table-cell>
          <table:table-cell table:style-name="ce5" table:formula="of:=(thigh * SIN( [.C22]))" office:value-type="float" office:value="3.52103672089418" calcext:value-type="float">
            <text:p>3.52</text:p>
          </table:table-cell>
          <table:table-cell table:style-name="ce5" table:formula="of:=5.3+ shin * SIN([.B22])" office:value-type="float" office:value="8.5160887519501" calcext:value-type="float">
            <text:p>8.52</text:p>
          </table:table-cell>
          <table:table-cell table:style-name="ce5" table:formula="of:=5.3 - shin * COS([.B22])" office:value-type="float" office:value="-5.21935231559339" calcext:value-type="float">
            <text:p>-5.22</text:p>
          </table:table-cell>
          <table:table-cell table:style-name="ce4" table:formula="of:=COS(-[.B22])*[.F22]-SIN(-[.B22])*[.G22]" office:value-type="float" office:value="6.61798524163459" calcext:value-type="float">
            <text:p>6.618</text:p>
          </table:table-cell>
          <table:table-cell table:style-name="ce4" table:formula="of:=SIN(-[.B22])*[.F22] + COS(-[.B22])*[.G22]" office:value-type="float" office:value="-7.48115482842642" calcext:value-type="float">
            <text:p>-7.481</text:p>
          </table:table-cell>
          <table:table-cell table:style-name="ce4" table:formula="of:=[.H22]-[.H21]" office:value-type="float" office:value="0.0624202673314063" calcext:value-type="float">
            <text:p>0.062</text:p>
          </table:table-cell>
          <table:table-cell table:style-name="ce4" table:formula="of:=[.I22]-[.I21]" office:value-type="float" office:value="-0.114963831069407" calcext:value-type="float">
            <text:p>-0.115</text:p>
          </table:table-cell>
          <table:table-cell table:style-name="ce4" table:formula="of:=SQRT([.J22]*[.J22]+[.K22]*[.K22])" office:value-type="float" office:value="0.130816559455901" calcext:value-type="float">
            <text:p>0.131</text:p>
          </table:table-cell>
          <table:table-cell table:formula="of:=DEGREES(ATAN([.K22]/[.J22]))" office:value-type="float" office:value="-61.4999999999995" calcext:value-type="float">
            <text:p>-61.4999999999995</text:p>
          </table:table-cell>
          <table:table-cell table:style-name="ce11"/>
          <table:table-cell table:style-name="ce5" office:value-type="float" office:value="17" calcext:value-type="float">
            <text:p>17.00</text:p>
          </table:table-cell>
          <table:table-cell table:style-name="ce5" table:formula="of:=[.O22]*PI()/180" office:value-type="float" office:value="0.296705972839036" calcext:value-type="float">
            <text:p>0.30</text:p>
          </table:table-cell>
          <table:table-cell table:style-name="ce5" table:formula="of:=7.5-11*SIN([.P22])" office:value-type="float" office:value="4.2839112480499" calcext:value-type="float">
            <text:p>4.28</text:p>
          </table:table-cell>
          <table:table-cell table:style-name="ce5" table:formula="of:=-11*COS([.P22])" office:value-type="float" office:value="-10.5193523155934" calcext:value-type="float">
            <text:p>-10.52</text:p>
          </table:table-cell>
          <table:table-cell table:style-name="ce5" table:formula="of:=[.Q22]*COS([.P22])-[.R22]*SIN([.P22])" office:value-type="float" office:value="7.17228566972277" calcext:value-type="float">
            <text:p>7.17</text:p>
          </table:table-cell>
          <table:table-cell table:style-name="ce5" table:formula="of:=[.Q22]*SIN([.P22])+[.R22]*COS([.P22])" office:value-type="float" office:value="-8.80721221457947" calcext:value-type="float">
            <text:p>-8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table:formula="of:=[.A23]*PI()/180" office:value-type="float" office:value="0.314159265358979" calcext:value-type="float">
            <text:p>0.314</text:p>
          </table:table-cell>
          <table:table-cell table:style-name="ce4" table:formula="of:=(45-[.A23])*PI()/180" office:value-type="float" office:value="0.471238898038469" calcext:value-type="float">
            <text:p>0.471</text:p>
          </table:table-cell>
          <table:table-cell table:style-name="ce5" table:formula="of:=(thigh * COS( [.C23]))" office:value-type="float" office:value="6.68254893141276" calcext:value-type="float">
            <text:p>6.68</text:p>
          </table:table-cell>
          <table:table-cell table:style-name="ce5" table:formula="of:=(thigh * SIN( [.C23]))" office:value-type="float" office:value="3.4049287480466" calcext:value-type="float">
            <text:p>3.40</text:p>
          </table:table-cell>
          <table:table-cell table:style-name="ce5" table:formula="of:=5.3+ shin * SIN([.B23])" office:value-type="float" office:value="8.69918693812442" calcext:value-type="float">
            <text:p>8.70</text:p>
          </table:table-cell>
          <table:table-cell table:style-name="ce5" table:formula="of:=5.3 - shin * COS([.B23])" office:value-type="float" office:value="-5.16162167924669" calcext:value-type="float">
            <text:p>-5.16</text:p>
          </table:table-cell>
          <table:table-cell table:style-name="ce4" table:formula="of:=COS(-[.B23])*[.F23]-SIN(-[.B23])*[.G23]" office:value-type="float" office:value="6.67838960655154" calcext:value-type="float">
            <text:p>6.678</text:p>
          </table:table-cell>
          <table:table-cell table:style-name="ce4" table:formula="of:=SIN(-[.B23])*[.F23] + COS(-[.B23])*[.G23]" office:value-type="float" office:value="-7.59719053382291" calcext:value-type="float">
            <text:p>-7.597</text:p>
          </table:table-cell>
          <table:table-cell table:style-name="ce4" table:formula="of:=[.H23]-[.H22]" office:value-type="float" office:value="0.0604043649169466" calcext:value-type="float">
            <text:p>0.060</text:p>
          </table:table-cell>
          <table:table-cell table:style-name="ce4" table:formula="of:=[.I23]-[.I22]" office:value-type="float" office:value="-0.11603570539649" calcext:value-type="float">
            <text:p>-0.116</text:p>
          </table:table-cell>
          <table:table-cell table:style-name="ce4" table:formula="of:=SQRT([.J23]*[.J23]+[.K23]*[.K23])" office:value-type="float" office:value="0.130816559455906" calcext:value-type="float">
            <text:p>0.131</text:p>
          </table:table-cell>
          <table:table-cell table:formula="of:=DEGREES(ATAN([.K23]/[.J23]))" office:value-type="float" office:value="-62.4999999999983" calcext:value-type="float">
            <text:p>-62.4999999999983</text:p>
          </table:table-cell>
          <table:table-cell table:style-name="ce11"/>
          <table:table-cell table:style-name="ce5" office:value-type="float" office:value="18" calcext:value-type="float">
            <text:p>18.00</text:p>
          </table:table-cell>
          <table:table-cell table:style-name="ce5" table:formula="of:=[.O23]*PI()/180" office:value-type="float" office:value="0.314159265358979" calcext:value-type="float">
            <text:p>0.31</text:p>
          </table:table-cell>
          <table:table-cell table:style-name="ce5" table:formula="of:=7.5-11*SIN([.P23])" office:value-type="float" office:value="4.10081306187558" calcext:value-type="float">
            <text:p>4.10</text:p>
          </table:table-cell>
          <table:table-cell table:style-name="ce5" table:formula="of:=-11*COS([.P23])" office:value-type="float" office:value="-10.4616216792467" calcext:value-type="float">
            <text:p>-10.46</text:p>
          </table:table-cell>
          <table:table-cell table:style-name="ce5" table:formula="of:=[.Q23]*COS([.P23])-[.R23]*SIN([.P23])" office:value-type="float" office:value="7.13292387221365" calcext:value-type="float">
            <text:p>7.13</text:p>
          </table:table-cell>
          <table:table-cell table:style-name="ce5" table:formula="of:=[.Q23]*SIN([.P23])+[.R23]*COS([.P23])" office:value-type="float" office:value="-8.68237254218789" calcext:value-type="float">
            <text:p>-8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formula="of:=[.A24]*PI()/180" office:value-type="float" office:value="0.331612557878923" calcext:value-type="float">
            <text:p>0.332</text:p>
          </table:table-cell>
          <table:table-cell table:style-name="ce4" table:formula="of:=(45-[.A24])*PI()/180" office:value-type="float" office:value="0.453785605518526" calcext:value-type="float">
            <text:p>0.454</text:p>
          </table:table-cell>
          <table:table-cell table:style-name="ce5" table:formula="of:=(thigh * COS( [.C24]))" office:value-type="float" office:value="6.74095534724375" calcext:value-type="float">
            <text:p>6.74</text:p>
          </table:table-cell>
          <table:table-cell table:style-name="ce5" table:formula="of:=(thigh * SIN( [.C24]))" office:value-type="float" office:value="3.28778360091808" calcext:value-type="float">
            <text:p>3.29</text:p>
          </table:table-cell>
          <table:table-cell table:style-name="ce5" table:formula="of:=5.3+ shin * SIN([.B24])" office:value-type="float" office:value="8.88124969902872" calcext:value-type="float">
            <text:p>8.88</text:p>
          </table:table-cell>
          <table:table-cell table:style-name="ce5" table:formula="of:=5.3 - shin * COS([.B24])" office:value-type="float" office:value="-5.10070433159249" calcext:value-type="float">
            <text:p>-5.10</text:p>
          </table:table-cell>
          <table:table-cell table:style-name="ce4" table:formula="of:=COS(-[.B24])*[.F24]-SIN(-[.B24])*[.G24]" office:value-type="float" office:value="6.7367596692993" calcext:value-type="float">
            <text:p>6.737</text:p>
          </table:table-cell>
          <table:table-cell table:style-name="ce4" table:formula="of:=SIN(-[.B24])*[.F24] + COS(-[.B24])*[.G24]" office:value-type="float" office:value="-7.71426276794656" calcext:value-type="float">
            <text:p>-7.714</text:p>
          </table:table-cell>
          <table:table-cell table:style-name="ce4" table:formula="of:=[.H24]-[.H23]" office:value-type="float" office:value="0.058370062747767" calcext:value-type="float">
            <text:p>0.058</text:p>
          </table:table-cell>
          <table:table-cell table:style-name="ce4" table:formula="of:=[.I24]-[.I23]" office:value-type="float" office:value="-0.117072234123652" calcext:value-type="float">
            <text:p>-0.117</text:p>
          </table:table-cell>
          <table:table-cell table:style-name="ce4" table:formula="of:=SQRT([.J24]*[.J24]+[.K24]*[.K24])" office:value-type="float" office:value="0.13081655945591" calcext:value-type="float">
            <text:p>0.131</text:p>
          </table:table-cell>
          <table:table-cell table:formula="of:=DEGREES(ATAN([.K24]/[.J24]))" office:value-type="float" office:value="-63.5000000000044" calcext:value-type="float">
            <text:p>-63.5000000000044</text:p>
          </table:table-cell>
          <table:table-cell table:style-name="ce11"/>
          <table:table-cell table:style-name="ce5" office:value-type="float" office:value="19" calcext:value-type="float">
            <text:p>19.00</text:p>
          </table:table-cell>
          <table:table-cell table:style-name="ce5" table:formula="of:=[.O24]*PI()/180" office:value-type="float" office:value="0.331612557878923" calcext:value-type="float">
            <text:p>0.33</text:p>
          </table:table-cell>
          <table:table-cell table:style-name="ce5" table:formula="of:=7.5-11*SIN([.P24])" office:value-type="float" office:value="3.91875030097128" calcext:value-type="float">
            <text:p>3.92</text:p>
          </table:table-cell>
          <table:table-cell table:style-name="ce5" table:formula="of:=-11*COS([.P24])" office:value-type="float" office:value="-10.4007043315925" calcext:value-type="float">
            <text:p>-10.40</text:p>
          </table:table-cell>
          <table:table-cell table:style-name="ce5" table:formula="of:=[.Q24]*COS([.P24])-[.R24]*SIN([.P24])" office:value-type="float" office:value="7.09138931699488" calcext:value-type="float">
            <text:p>7.09</text:p>
          </table:table-cell>
          <table:table-cell table:style-name="ce5" table:formula="of:=[.Q24]*SIN([.P24])+[.R24]*COS([.P24])" office:value-type="float" office:value="-8.55823884157133" calcext:value-type="float">
            <text:p>-8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A25]*PI()/180" office:value-type="float" office:value="0.349065850398866" calcext:value-type="float">
            <text:p>0.349</text:p>
          </table:table-cell>
          <table:table-cell table:style-name="ce4" table:formula="of:=(45-[.A25])*PI()/180" office:value-type="float" office:value="0.436332312998582" calcext:value-type="float">
            <text:p>0.436</text:p>
          </table:table-cell>
          <table:table-cell table:style-name="ce5" table:formula="of:=(thigh * COS( [.C25]))" office:value-type="float" office:value="6.79730840277488" calcext:value-type="float">
            <text:p>6.80</text:p>
          </table:table-cell>
          <table:table-cell table:style-name="ce5" table:formula="of:=(thigh * SIN( [.C25]))" office:value-type="float" office:value="3.16963696305525" calcext:value-type="float">
            <text:p>3.17</text:p>
          </table:table-cell>
          <table:table-cell table:style-name="ce5" table:formula="of:=5.3+ shin * SIN([.B25])" office:value-type="float" office:value="9.06222157658236" calcext:value-type="float">
            <text:p>9.06</text:p>
          </table:table-cell>
          <table:table-cell table:style-name="ce5" table:formula="of:=5.3 - shin * COS([.B25])" office:value-type="float" office:value="-5.03661882864499" calcext:value-type="float">
            <text:p>-5.04</text:p>
          </table:table-cell>
          <table:table-cell table:style-name="ce4" table:formula="of:=COS(-[.B25])*[.F25]-SIN(-[.B25])*[.G25]" office:value-type="float" office:value="6.79307764979136" calcext:value-type="float">
            <text:p>6.793</text:p>
          </table:table-cell>
          <table:table-cell table:style-name="ce4" table:formula="of:=SIN(-[.B25])*[.F25] + COS(-[.B25])*[.G25]" office:value-type="float" office:value="-7.83233586946073" calcext:value-type="float">
            <text:p>-7.832</text:p>
          </table:table-cell>
          <table:table-cell table:style-name="ce4" table:formula="of:=[.H25]-[.H24]" office:value-type="float" office:value="0.0563179804920591" calcext:value-type="float">
            <text:p>0.056</text:p>
          </table:table-cell>
          <table:table-cell table:style-name="ce4" table:formula="of:=[.I25]-[.I24]" office:value-type="float" office:value="-0.118073101514171" calcext:value-type="float">
            <text:p>-0.118</text:p>
          </table:table-cell>
          <table:table-cell table:style-name="ce4" table:formula="of:=SQRT([.J25]*[.J25]+[.K25]*[.K25])" office:value-type="float" office:value="0.130816559455903" calcext:value-type="float">
            <text:p>0.131</text:p>
          </table:table-cell>
          <table:table-cell table:formula="of:=DEGREES(ATAN([.K25]/[.J25]))" office:value-type="float" office:value="-64.4999999999947" calcext:value-type="float">
            <text:p>-64.4999999999947</text:p>
          </table:table-cell>
          <table:table-cell table:style-name="ce11"/>
          <table:table-cell table:style-name="ce5" office:value-type="float" office:value="20" calcext:value-type="float">
            <text:p>20.00</text:p>
          </table:table-cell>
          <table:table-cell table:style-name="ce5" table:formula="of:=[.O25]*PI()/180" office:value-type="float" office:value="0.349065850398866" calcext:value-type="float">
            <text:p>0.35</text:p>
          </table:table-cell>
          <table:table-cell table:style-name="ce5" table:formula="of:=7.5-11*SIN([.P25])" office:value-type="float" office:value="3.73777842341764" calcext:value-type="float">
            <text:p>3.74</text:p>
          </table:table-cell>
          <table:table-cell table:style-name="ce5" table:formula="of:=-11*COS([.P25])" office:value-type="float" office:value="-10.336618828645" calcext:value-type="float">
            <text:p>-10.34</text:p>
          </table:table-cell>
          <table:table-cell table:style-name="ce5" table:formula="of:=[.Q25]*COS([.P25])-[.R25]*SIN([.P25])" office:value-type="float" office:value="7.04769465589431" calcext:value-type="float">
            <text:p>7.05</text:p>
          </table:table-cell>
          <table:table-cell table:style-name="ce5" table:formula="of:=[.Q25]*SIN([.P25])+[.R25]*COS([.P25])" office:value-type="float" office:value="-8.43484892505749" calcext:value-type="float">
            <text:p>-8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table:formula="of:=[.A26]*PI()/180" office:value-type="float" office:value="0.366519142918809" calcext:value-type="float">
            <text:p>0.367</text:p>
          </table:table-cell>
          <table:table-cell table:style-name="ce4" table:formula="of:=(45-[.A26])*PI()/180" office:value-type="float" office:value="0.418879020478639" calcext:value-type="float">
            <text:p>0.419</text:p>
          </table:table-cell>
          <table:table-cell table:style-name="ce5" table:formula="of:=(thigh * COS( [.C26]))" office:value-type="float" office:value="6.85159093231951" calcext:value-type="float">
            <text:p>6.85</text:p>
          </table:table-cell>
          <table:table-cell table:style-name="ce5" table:formula="of:=(thigh * SIN( [.C26]))" office:value-type="float" office:value="3.0505248230685" calcext:value-type="float">
            <text:p>3.05</text:p>
          </table:table-cell>
          <table:table-cell table:style-name="ce5" table:formula="of:=5.3+ shin * SIN([.B26])" office:value-type="float" office:value="9.2420474449983" calcext:value-type="float">
            <text:p>9.24</text:p>
          </table:table-cell>
          <table:table-cell table:style-name="ce5" table:formula="of:=5.3 - shin * COS([.B26])" office:value-type="float" office:value="-4.96938469146922" calcext:value-type="float">
            <text:p>-4.97</text:p>
          </table:table-cell>
          <table:table-cell table:style-name="ce4" table:formula="of:=COS(-[.B26])*[.F26]-SIN(-[.B26])*[.G26]" office:value-type="float" office:value="6.84732639302526" calcext:value-type="float">
            <text:p>6.847</text:p>
          </table:table-cell>
          <table:table-cell table:style-name="ce4" table:formula="of:=SIN(-[.B26])*[.F26] + COS(-[.B26])*[.G26]" office:value-type="float" office:value="-7.95137387215492" calcext:value-type="float">
            <text:p>-7.951</text:p>
          </table:table-cell>
          <table:table-cell table:style-name="ce4" table:formula="of:=[.H26]-[.H25]" office:value-type="float" office:value="0.0542487432338996" calcext:value-type="float">
            <text:p>0.054</text:p>
          </table:table-cell>
          <table:table-cell table:style-name="ce4" table:formula="of:=[.I26]-[.I25]" office:value-type="float" office:value="-0.119038002694192" calcext:value-type="float">
            <text:p>-0.119</text:p>
          </table:table-cell>
          <table:table-cell table:style-name="ce4" table:formula="of:=SQRT([.J26]*[.J26]+[.K26]*[.K26])" office:value-type="float" office:value="0.130816559455904" calcext:value-type="float">
            <text:p>0.131</text:p>
          </table:table-cell>
          <table:table-cell table:formula="of:=DEGREES(ATAN([.K26]/[.J26]))" office:value-type="float" office:value="-65.5000000000009" calcext:value-type="float">
            <text:p>-65.5000000000009</text:p>
          </table:table-cell>
          <table:table-cell table:style-name="ce11"/>
          <table:table-cell table:style-name="ce5" office:value-type="float" office:value="21" calcext:value-type="float">
            <text:p>21.00</text:p>
          </table:table-cell>
          <table:table-cell table:style-name="ce5" table:formula="of:=[.O26]*PI()/180" office:value-type="float" office:value="0.366519142918809" calcext:value-type="float">
            <text:p>0.37</text:p>
          </table:table-cell>
          <table:table-cell table:style-name="ce5" table:formula="of:=7.5-11*SIN([.P26])" office:value-type="float" office:value="3.5579525550017" calcext:value-type="float">
            <text:p>3.56</text:p>
          </table:table-cell>
          <table:table-cell table:style-name="ce5" table:formula="of:=-11*COS([.P26])" office:value-type="float" office:value="-10.2693846914692" calcext:value-type="float">
            <text:p>-10.27</text:p>
          </table:table-cell>
          <table:table-cell table:style-name="ce5" table:formula="of:=[.Q26]*COS([.P26])-[.R26]*SIN([.P26])" office:value-type="float" office:value="7.00185319872901" calcext:value-type="float">
            <text:p>7.00</text:p>
          </table:table-cell>
          <table:table-cell table:style-name="ce5" table:formula="of:=[.Q26]*SIN([.P26])+[.R26]*COS([.P26])" office:value-type="float" office:value="-8.31224037841025" calcext:value-type="float">
            <text:p>-8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table:formula="of:=[.A27]*PI()/180" office:value-type="float" office:value="0.383972435438752" calcext:value-type="float">
            <text:p>0.384</text:p>
          </table:table-cell>
          <table:table-cell table:style-name="ce4" table:formula="of:=(45-[.A27])*PI()/180" office:value-type="float" office:value="0.401425727958696" calcext:value-type="float">
            <text:p>0.401</text:p>
          </table:table-cell>
          <table:table-cell table:style-name="ce5" table:formula="of:=(thigh * COS( [.C27]))" office:value-type="float" office:value="6.9037864008933" calcext:value-type="float">
            <text:p>6.90</text:p>
          </table:table-cell>
          <table:table-cell table:style-name="ce5" table:formula="of:=(thigh * SIN( [.C27]))" office:value-type="float" office:value="2.93048346366955" calcext:value-type="float">
            <text:p>2.93</text:p>
          </table:table-cell>
          <table:table-cell table:style-name="ce5" table:formula="of:=5.3+ shin * SIN([.B27])" office:value-type="float" office:value="9.42067252757503" calcext:value-type="float">
            <text:p>9.42</text:p>
          </table:table-cell>
          <table:table-cell table:style-name="ce5" table:formula="of:=5.3 - shin * COS([.B27])" office:value-type="float" office:value="-4.89902240023466" calcext:value-type="float">
            <text:p>-4.90</text:p>
          </table:table-cell>
          <table:table-cell table:style-name="ce4" table:formula="of:=COS(-[.B27])*[.F27]-SIN(-[.B27])*[.G27]" office:value-type="float" office:value="6.89948937430831" calcext:value-type="float">
            <text:p>6.899</text:p>
          </table:table-cell>
          <table:table-cell table:style-name="ce4" table:formula="of:=SIN(-[.B27])*[.F27] + COS(-[.B27])*[.G27]" office:value-type="float" office:value="-8.07134051590036" calcext:value-type="float">
            <text:p>-8.071</text:p>
          </table:table-cell>
          <table:table-cell table:style-name="ce4" table:formula="of:=[.H27]-[.H26]" office:value-type="float" office:value="0.0521629812830495" calcext:value-type="float">
            <text:p>0.052</text:p>
          </table:table-cell>
          <table:table-cell table:style-name="ce4" table:formula="of:=[.I27]-[.I26]" office:value-type="float" office:value="-0.119966643745435" calcext:value-type="float">
            <text:p>-0.120</text:p>
          </table:table-cell>
          <table:table-cell table:style-name="ce4" table:formula="of:=SQRT([.J27]*[.J27]+[.K27]*[.K27])" office:value-type="float" office:value="0.130816559455904" calcext:value-type="float">
            <text:p>0.131</text:p>
          </table:table-cell>
          <table:table-cell table:formula="of:=DEGREES(ATAN([.K27]/[.J27]))" office:value-type="float" office:value="-66.4999999999981" calcext:value-type="float">
            <text:p>-66.4999999999981</text:p>
          </table:table-cell>
          <table:table-cell table:style-name="ce11"/>
          <table:table-cell table:style-name="ce5" office:value-type="float" office:value="22" calcext:value-type="float">
            <text:p>22.00</text:p>
          </table:table-cell>
          <table:table-cell table:style-name="ce5" table:formula="of:=[.O27]*PI()/180" office:value-type="float" office:value="0.383972435438752" calcext:value-type="float">
            <text:p>0.38</text:p>
          </table:table-cell>
          <table:table-cell table:style-name="ce5" table:formula="of:=7.5-11*SIN([.P27])" office:value-type="float" office:value="3.37932747242497" calcext:value-type="float">
            <text:p>3.38</text:p>
          </table:table-cell>
          <table:table-cell table:style-name="ce5" table:formula="of:=-11*COS([.P27])" office:value-type="float" office:value="-10.1990224002347" calcext:value-type="float">
            <text:p>-10.20</text:p>
          </table:table-cell>
          <table:table-cell table:style-name="ce5" table:formula="of:=[.Q27]*COS([.P27])-[.R27]*SIN([.P27])" office:value-type="float" office:value="6.95387890925091" calcext:value-type="float">
            <text:p>6.95</text:p>
          </table:table-cell>
          <table:table-cell table:style-name="ce5" table:formula="of:=[.Q27]*SIN([.P27])+[.R27]*COS([.P27])" office:value-type="float" office:value="-8.19045054938066" calcext:value-type="float">
            <text:p>-8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table:formula="of:=[.A28]*PI()/180" office:value-type="float" office:value="0.401425727958696" calcext:value-type="float">
            <text:p>0.401</text:p>
          </table:table-cell>
          <table:table-cell table:style-name="ce4" table:formula="of:=(45-[.A28])*PI()/180" office:value-type="float" office:value="0.383972435438752" calcext:value-type="float">
            <text:p>0.384</text:p>
          </table:table-cell>
          <table:table-cell table:style-name="ce5" table:formula="of:=(thigh * COS( [.C28]))" office:value-type="float" office:value="6.95387890925091" calcext:value-type="float">
            <text:p>6.95</text:p>
          </table:table-cell>
          <table:table-cell table:style-name="ce5" table:formula="of:=(thigh * SIN( [.C28]))" office:value-type="float" office:value="2.80954945061934" calcext:value-type="float">
            <text:p>2.81</text:p>
          </table:table-cell>
          <table:table-cell table:style-name="ce5" table:formula="of:=5.3+ shin * SIN([.B28])" office:value-type="float" office:value="9.59804241338201" calcext:value-type="float">
            <text:p>9.60</text:p>
          </table:table-cell>
          <table:table-cell table:style-name="ce5" table:formula="of:=5.3 - shin * COS([.B28])" office:value-type="float" office:value="-4.82555338797684" calcext:value-type="float">
            <text:p>-4.83</text:p>
          </table:table-cell>
          <table:table-cell table:style-name="ce4" table:formula="of:=COS(-[.B28])*[.F28]-SIN(-[.B28])*[.G28]" office:value-type="float" office:value="6.94955070429108" calcext:value-type="float">
            <text:p>6.950</text:p>
          </table:table-cell>
          <table:table-cell table:style-name="ce4" table:formula="of:=SIN(-[.B28])*[.F28] + COS(-[.B28])*[.G28]" office:value-type="float" office:value="-8.19219925769522" calcext:value-type="float">
            <text:p>-8.192</text:p>
          </table:table-cell>
          <table:table-cell table:style-name="ce4" table:formula="of:=[.H28]-[.H27]" office:value-type="float" office:value="0.050061329982773" calcext:value-type="float">
            <text:p>0.050</text:p>
          </table:table-cell>
          <table:table-cell table:style-name="ce4" table:formula="of:=[.I28]-[.I27]" office:value-type="float" office:value="-0.120858741794859" calcext:value-type="float">
            <text:p>-0.121</text:p>
          </table:table-cell>
          <table:table-cell table:style-name="ce4" table:formula="of:=SQRT([.J28]*[.J28]+[.K28]*[.K28])" office:value-type="float" office:value="0.130816559455905" calcext:value-type="float">
            <text:p>0.131</text:p>
          </table:table-cell>
          <table:table-cell table:formula="of:=DEGREES(ATAN([.K28]/[.J28]))" office:value-type="float" office:value="-67.5000000000023" calcext:value-type="float">
            <text:p>-67.5000000000023</text:p>
          </table:table-cell>
          <table:table-cell table:style-name="ce11"/>
          <table:table-cell table:style-name="ce5" office:value-type="float" office:value="23" calcext:value-type="float">
            <text:p>23.00</text:p>
          </table:table-cell>
          <table:table-cell table:style-name="ce5" table:formula="of:=[.O28]*PI()/180" office:value-type="float" office:value="0.401425727958696" calcext:value-type="float">
            <text:p>0.40</text:p>
          </table:table-cell>
          <table:table-cell table:style-name="ce5" table:formula="of:=7.5-11*SIN([.P28])" office:value-type="float" office:value="3.20195758661799" calcext:value-type="float">
            <text:p>3.20</text:p>
          </table:table-cell>
          <table:table-cell table:style-name="ce5" table:formula="of:=-11*COS([.P28])" office:value-type="float" office:value="-10.1255533879768" calcext:value-type="float">
            <text:p>-10.13</text:p>
          </table:table-cell>
          <table:table-cell table:style-name="ce5" table:formula="of:=[.Q28]*COS([.P28])-[.R28]*SIN([.P28])" office:value-type="float" office:value="6.9037864008933" calcext:value-type="float">
            <text:p>6.90</text:p>
          </table:table-cell>
          <table:table-cell table:style-name="ce5" table:formula="of:=[.Q28]*SIN([.P28])+[.R28]*COS([.P28])" office:value-type="float" office:value="-8.06951653633045" calcext:value-type="float">
            <text:p>-8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table:formula="of:=[.A29]*PI()/180" office:value-type="float" office:value="0.418879020478639" calcext:value-type="float">
            <text:p>0.419</text:p>
          </table:table-cell>
          <table:table-cell table:style-name="ce4" table:formula="of:=(45-[.A29])*PI()/180" office:value-type="float" office:value="0.366519142918809" calcext:value-type="float">
            <text:p>0.367</text:p>
          </table:table-cell>
          <table:table-cell table:style-name="ce5" table:formula="of:=(thigh * COS( [.C29]))" office:value-type="float" office:value="7.00185319872901" calcext:value-type="float">
            <text:p>7.00</text:p>
          </table:table-cell>
          <table:table-cell table:style-name="ce5" table:formula="of:=(thigh * SIN( [.C29]))" office:value-type="float" office:value="2.68775962158975" calcext:value-type="float">
            <text:p>2.69</text:p>
          </table:table-cell>
          <table:table-cell table:style-name="ce5" table:formula="of:=5.3+ shin * SIN([.B29])" office:value-type="float" office:value="9.7741030738338" calcext:value-type="float">
            <text:p>9.77</text:p>
          </table:table-cell>
          <table:table-cell table:style-name="ce5" table:formula="of:=5.3 - shin * COS([.B29])" office:value-type="float" office:value="-4.74900003406861" calcext:value-type="float">
            <text:p>-4.75</text:p>
          </table:table-cell>
          <table:table-cell table:style-name="ce4" table:formula="of:=COS(-[.B29])*[.F29]-SIN(-[.B29])*[.G29]" office:value-type="float" office:value="6.99749513380752" calcext:value-type="float">
            <text:p>6.997</text:p>
          </table:table-cell>
          <table:table-cell table:style-name="ce4" table:formula="of:=SIN(-[.B29])*[.F29] + COS(-[.B29])*[.G29]" office:value-type="float" office:value="-8.31391328279596" calcext:value-type="float">
            <text:p>-8.314</text:p>
          </table:table-cell>
          <table:table-cell table:style-name="ce4" table:formula="of:=[.H29]-[.H28]" office:value-type="float" office:value="0.0479444295164404" calcext:value-type="float">
            <text:p>0.048</text:p>
          </table:table-cell>
          <table:table-cell table:style-name="ce4" table:formula="of:=[.I29]-[.I28]" office:value-type="float" office:value="-0.12171402510074" calcext:value-type="float">
            <text:p>-0.122</text:p>
          </table:table-cell>
          <table:table-cell table:style-name="ce4" table:formula="of:=SQRT([.J29]*[.J29]+[.K29]*[.K29])" office:value-type="float" office:value="0.130816559455906" calcext:value-type="float">
            <text:p>0.131</text:p>
          </table:table-cell>
          <table:table-cell table:formula="of:=DEGREES(ATAN([.K29]/[.J29]))" office:value-type="float" office:value="-68.5000000000005" calcext:value-type="float">
            <text:p>-68.5000000000005</text:p>
          </table:table-cell>
          <table:table-cell table:style-name="ce11"/>
          <table:table-cell table:style-name="ce5" office:value-type="float" office:value="24" calcext:value-type="float">
            <text:p>24.00</text:p>
          </table:table-cell>
          <table:table-cell table:style-name="ce5" table:formula="of:=[.O29]*PI()/180" office:value-type="float" office:value="0.418879020478639" calcext:value-type="float">
            <text:p>0.42</text:p>
          </table:table-cell>
          <table:table-cell table:style-name="ce5" table:formula="of:=7.5-11*SIN([.P29])" office:value-type="float" office:value="3.0258969261662" calcext:value-type="float">
            <text:p>3.03</text:p>
          </table:table-cell>
          <table:table-cell table:style-name="ce5" table:formula="of:=-11*COS([.P29])" office:value-type="float" office:value="-10.0490000340686" calcext:value-type="float">
            <text:p>-10.05</text:p>
          </table:table-cell>
          <table:table-cell table:style-name="ce5" table:formula="of:=[.Q29]*COS([.P29])-[.R29]*SIN([.P29])" office:value-type="float" office:value="6.85159093231951" calcext:value-type="float">
            <text:p>6.85</text:p>
          </table:table-cell>
          <table:table-cell table:style-name="ce5" table:formula="of:=[.Q29]*SIN([.P29])+[.R29]*COS([.P29])" office:value-type="float" office:value="-7.9494751769315" calcext:value-type="float">
            <text:p>-7.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formula="of:=[.A30]*PI()/180" office:value-type="float" office:value="0.436332312998582" calcext:value-type="float">
            <text:p>0.436</text:p>
          </table:table-cell>
          <table:table-cell table:style-name="ce4" table:formula="of:=(45-[.A30])*PI()/180" office:value-type="float" office:value="0.349065850398866" calcext:value-type="float">
            <text:p>0.349</text:p>
          </table:table-cell>
          <table:table-cell table:style-name="ce5" table:formula="of:=(thigh * COS( [.C30]))" office:value-type="float" office:value="7.04769465589431" calcext:value-type="float">
            <text:p>7.05</text:p>
          </table:table-cell>
          <table:table-cell table:style-name="ce5" table:formula="of:=(thigh * SIN( [.C30]))" office:value-type="float" office:value="2.56515107494252" calcext:value-type="float">
            <text:p>2.57</text:p>
          </table:table-cell>
          <table:table-cell table:style-name="ce5" table:formula="of:=5.3+ shin * SIN([.B30])" office:value-type="float" office:value="9.94880087914769" calcext:value-type="float">
            <text:p>9.95</text:p>
          </table:table-cell>
          <table:table-cell table:style-name="ce5" table:formula="of:=5.3 - shin * COS([.B30])" office:value-type="float" office:value="-4.66938565740315" calcext:value-type="float">
            <text:p>-4.67</text:p>
          </table:table-cell>
          <table:table-cell table:style-name="ce4" table:formula="of:=COS(-[.B30])*[.F30]-SIN(-[.B30])*[.G30]" office:value-type="float" office:value="7.04330805851995" calcext:value-type="float">
            <text:p>7.043</text:p>
          </table:table-cell>
          <table:table-cell table:style-name="ce4" table:formula="of:=SIN(-[.B30])*[.F30] + COS(-[.B30])*[.G30]" office:value-type="float" office:value="-8.43644551593146" calcext:value-type="float">
            <text:p>-8.436</text:p>
          </table:table-cell>
          <table:table-cell table:style-name="ce4" table:formula="of:=[.H30]-[.H29]" office:value-type="float" office:value="0.0458129247124273" calcext:value-type="float">
            <text:p>0.046</text:p>
          </table:table-cell>
          <table:table-cell table:style-name="ce4" table:formula="of:=[.I30]-[.I29]" office:value-type="float" office:value="-0.122532233135503" calcext:value-type="float">
            <text:p>-0.123</text:p>
          </table:table-cell>
          <table:table-cell table:style-name="ce4" table:formula="of:=SQRT([.J30]*[.J30]+[.K30]*[.K30])" office:value-type="float" office:value="0.130816559455903" calcext:value-type="float">
            <text:p>0.131</text:p>
          </table:table-cell>
          <table:table-cell table:formula="of:=DEGREES(ATAN([.K30]/[.J30]))" office:value-type="float" office:value="-69.499999999999" calcext:value-type="float">
            <text:p>-69.499999999999</text:p>
          </table:table-cell>
          <table:table-cell table:style-name="ce11"/>
          <table:table-cell table:style-name="ce5" office:value-type="float" office:value="25" calcext:value-type="float">
            <text:p>25.00</text:p>
          </table:table-cell>
          <table:table-cell table:style-name="ce5" table:formula="of:=[.O30]*PI()/180" office:value-type="float" office:value="0.436332312998582" calcext:value-type="float">
            <text:p>0.44</text:p>
          </table:table-cell>
          <table:table-cell table:style-name="ce5" table:formula="of:=7.5-11*SIN([.P30])" office:value-type="float" office:value="2.85119912085231" calcext:value-type="float">
            <text:p>2.85</text:p>
          </table:table-cell>
          <table:table-cell table:style-name="ce5" table:formula="of:=-11*COS([.P30])" office:value-type="float" office:value="-9.96938565740315" calcext:value-type="float">
            <text:p>-9.97</text:p>
          </table:table-cell>
          <table:table-cell table:style-name="ce5" table:formula="of:=[.Q30]*COS([.P30])-[.R30]*SIN([.P30])" office:value-type="float" office:value="6.79730840277487" calcext:value-type="float">
            <text:p>6.80</text:p>
          </table:table-cell>
          <table:table-cell table:style-name="ce5" table:formula="of:=[.Q30]*SIN([.P30])+[.R30]*COS([.P30])" office:value-type="float" office:value="-7.83036303694476" calcext:value-type="float">
            <text:p>-7.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formula="of:=[.A31]*PI()/180" office:value-type="float" office:value="0.453785605518526" calcext:value-type="float">
            <text:p>0.454</text:p>
          </table:table-cell>
          <table:table-cell table:style-name="ce4" table:formula="of:=(45-[.A31])*PI()/180" office:value-type="float" office:value="0.331612557878923" calcext:value-type="float">
            <text:p>0.332</text:p>
          </table:table-cell>
          <table:table-cell table:style-name="ce5" table:formula="of:=(thigh * COS( [.C31]))" office:value-type="float" office:value="7.09138931699488" calcext:value-type="float">
            <text:p>7.09</text:p>
          </table:table-cell>
          <table:table-cell table:style-name="ce5" table:formula="of:=(thigh * SIN( [.C31]))" office:value-type="float" office:value="2.44176115842867" calcext:value-type="float">
            <text:p>2.44</text:p>
          </table:table-cell>
          <table:table-cell table:style-name="ce5" table:formula="of:=5.3+ shin * SIN([.B31])" office:value-type="float" office:value="10.1220826146799" calcext:value-type="float">
            <text:p>10.12</text:p>
          </table:table-cell>
          <table:table-cell table:style-name="ce5" table:formula="of:=5.3 - shin * COS([.B31])" office:value-type="float" office:value="-4.58673450929084" calcext:value-type="float">
            <text:p>-4.59</text:p>
          </table:table-cell>
          <table:table-cell table:style-name="ce4" table:formula="of:=COS(-[.B31])*[.F31]-SIN(-[.B31])*[.G31]" office:value-type="float" office:value="7.08697552336774" calcext:value-type="float">
            <text:p>7.087</text:p>
          </table:table-cell>
          <table:table-cell table:style-name="ce4" table:formula="of:=SIN(-[.B31])*[.F31] + COS(-[.B31])*[.G31]" office:value-type="float" office:value="-8.55975863259655" calcext:value-type="float">
            <text:p>-8.560</text:p>
          </table:table-cell>
          <table:table-cell table:style-name="ce4" table:formula="of:=[.H31]-[.H30]" office:value-type="float" office:value="0.0436674648477835" calcext:value-type="float">
            <text:p>0.044</text:p>
          </table:table-cell>
          <table:table-cell table:style-name="ce4" table:formula="of:=[.I31]-[.I30]" office:value-type="float" office:value="-0.123313116665093" calcext:value-type="float">
            <text:p>-0.123</text:p>
          </table:table-cell>
          <table:table-cell table:style-name="ce4" table:formula="of:=SQRT([.J31]*[.J31]+[.K31]*[.K31])" office:value-type="float" office:value="0.130816559455947" calcext:value-type="float">
            <text:p>0.131</text:p>
          </table:table-cell>
          <table:table-cell table:formula="of:=DEGREES(ATAN([.K31]/[.J31]))" office:value-type="float" office:value="-70.4999999999879" calcext:value-type="float">
            <text:p>-70.4999999999879</text:p>
          </table:table-cell>
          <table:table-cell table:style-name="ce11"/>
          <table:table-cell table:style-name="ce5" office:value-type="float" office:value="26" calcext:value-type="float">
            <text:p>26.00</text:p>
          </table:table-cell>
          <table:table-cell table:style-name="ce5" table:formula="of:=[.O31]*PI()/180" office:value-type="float" office:value="0.453785605518526" calcext:value-type="float">
            <text:p>0.45</text:p>
          </table:table-cell>
          <table:table-cell table:style-name="ce5" table:formula="of:=7.5-11*SIN([.P31])" office:value-type="float" office:value="2.67791738532015" calcext:value-type="float">
            <text:p>2.68</text:p>
          </table:table-cell>
          <table:table-cell table:style-name="ce5" table:formula="of:=-11*COS([.P31])" office:value-type="float" office:value="-9.88673450929084" calcext:value-type="float">
            <text:p>-9.89</text:p>
          </table:table-cell>
          <table:table-cell table:style-name="ce5" table:formula="of:=[.Q31]*COS([.P31])-[.R31]*SIN([.P31])" office:value-type="float" office:value="6.74095534724375" calcext:value-type="float">
            <text:p>6.74</text:p>
          </table:table-cell>
          <table:table-cell table:style-name="ce5" table:formula="of:=[.Q31]*SIN([.P31])+[.R31]*COS([.P31])" office:value-type="float" office:value="-7.71221639908192" calcext:value-type="float">
            <text:p>-7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formula="of:=[.A32]*PI()/180" office:value-type="float" office:value="0.471238898038469" calcext:value-type="float">
            <text:p>0.471</text:p>
          </table:table-cell>
          <table:table-cell table:style-name="ce4" table:formula="of:=(45-[.A32])*PI()/180" office:value-type="float" office:value="0.314159265358979" calcext:value-type="float">
            <text:p>0.314</text:p>
          </table:table-cell>
          <table:table-cell table:style-name="ce5" table:formula="of:=(thigh * COS( [.C32]))" office:value-type="float" office:value="7.13292387221365" calcext:value-type="float">
            <text:p>7.13</text:p>
          </table:table-cell>
          <table:table-cell table:style-name="ce5" table:formula="of:=(thigh * SIN( [.C32]))" office:value-type="float" office:value="2.31762745781211" calcext:value-type="float">
            <text:p>2.32</text:p>
          </table:table-cell>
          <table:table-cell table:style-name="ce5" table:formula="of:=5.3+ shin * SIN([.B32])" office:value-type="float" office:value="10.293895497135" calcext:value-type="float">
            <text:p>10.29</text:p>
          </table:table-cell>
          <table:table-cell table:style-name="ce5" table:formula="of:=5.3 - shin * COS([.B32])" office:value-type="float" office:value="-4.50107176607205" calcext:value-type="float">
            <text:p>-4.50</text:p>
          </table:table-cell>
          <table:table-cell table:style-name="ce4" table:formula="of:=COS(-[.B32])*[.F32]-SIN(-[.B32])*[.G32]" office:value-type="float" office:value="7.12848422681793" calcext:value-type="float">
            <text:p>7.128</text:p>
          </table:table-cell>
          <table:table-cell table:style-name="ce4" table:formula="of:=SIN(-[.B32])*[.F32] + COS(-[.B32])*[.G32]" office:value-type="float" office:value="-8.68381507042125" calcext:value-type="float">
            <text:p>-8.684</text:p>
          </table:table-cell>
          <table:table-cell table:style-name="ce4" table:formula="of:=[.H32]-[.H31]" office:value-type="float" office:value="0.0415087034501989" calcext:value-type="float">
            <text:p>0.042</text:p>
          </table:table-cell>
          <table:table-cell table:style-name="ce4" table:formula="of:=[.I32]-[.I31]" office:value-type="float" office:value="-0.124056437824693" calcext:value-type="float">
            <text:p>-0.124</text:p>
          </table:table-cell>
          <table:table-cell table:style-name="ce4" table:formula="of:=SQRT([.J32]*[.J32]+[.K32]*[.K32])" office:value-type="float" office:value="0.13081655945586" calcext:value-type="float">
            <text:p>0.131</text:p>
          </table:table-cell>
          <table:table-cell table:formula="of:=DEGREES(ATAN([.K32]/[.J32]))" office:value-type="float" office:value="-71.500000000018" calcext:value-type="float">
            <text:p>-71.500000000018</text:p>
          </table:table-cell>
          <table:table-cell table:style-name="ce11"/>
          <table:table-cell table:style-name="ce5" office:value-type="float" office:value="27" calcext:value-type="float">
            <text:p>27.00</text:p>
          </table:table-cell>
          <table:table-cell table:style-name="ce5" table:formula="of:=[.O32]*PI()/180" office:value-type="float" office:value="0.471238898038469" calcext:value-type="float">
            <text:p>0.47</text:p>
          </table:table-cell>
          <table:table-cell table:style-name="ce5" table:formula="of:=7.5-11*SIN([.P32])" office:value-type="float" office:value="2.50610450286499" calcext:value-type="float">
            <text:p>2.51</text:p>
          </table:table-cell>
          <table:table-cell table:style-name="ce5" table:formula="of:=-11*COS([.P32])" office:value-type="float" office:value="-9.80107176607205" calcext:value-type="float">
            <text:p>-9.80</text:p>
          </table:table-cell>
          <table:table-cell table:style-name="ce5" table:formula="of:=[.Q32]*COS([.P32])-[.R32]*SIN([.P32])" office:value-type="float" office:value="6.68254893141276" calcext:value-type="float">
            <text:p>6.68</text:p>
          </table:table-cell>
          <table:table-cell table:style-name="ce5" table:formula="of:=[.Q32]*SIN([.P32])+[.R32]*COS([.P32])" office:value-type="float" office:value="-7.5950712519534" calcext:value-type="float">
            <text:p>-7.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table:formula="of:=[.A33]*PI()/180" office:value-type="float" office:value="0.488692190558412" calcext:value-type="float">
            <text:p>0.489</text:p>
          </table:table-cell>
          <table:table-cell table:style-name="ce4" table:formula="of:=(45-[.A33])*PI()/180" office:value-type="float" office:value="0.296705972839036" calcext:value-type="float">
            <text:p>0.297</text:p>
          </table:table-cell>
          <table:table-cell table:style-name="ce5" table:formula="of:=(thigh * COS( [.C33]))" office:value-type="float" office:value="7.17228566972277" calcext:value-type="float">
            <text:p>7.17</text:p>
          </table:table-cell>
          <table:table-cell table:style-name="ce5" table:formula="of:=(thigh * SIN( [.C33]))" office:value-type="float" office:value="2.19278778542053" calcext:value-type="float">
            <text:p>2.19</text:p>
          </table:table-cell>
          <table:table-cell table:style-name="ce5" table:formula="of:=5.3+ shin * SIN([.B33])" office:value-type="float" office:value="10.4641871906448" calcext:value-type="float">
            <text:p>10.46</text:p>
          </table:table-cell>
          <table:table-cell table:style-name="ce5" table:formula="of:=5.3 - shin * COS([.B33])" office:value-type="float" office:value="-4.4124235214482" calcext:value-type="float">
            <text:p>-4.41</text:p>
          </table:table-cell>
          <table:table-cell table:style-name="ce4" table:formula="of:=COS(-[.B33])*[.F33]-SIN(-[.B33])*[.G33]" office:value-type="float" office:value="7.16782152491754" calcext:value-type="float">
            <text:p>7.168</text:p>
          </table:table-cell>
          <table:table-cell table:style-name="ce4" table:formula="of:=SIN(-[.B33])*[.F33] + COS(-[.B33])*[.G33]" office:value-type="float" office:value="-8.80857704061291" calcext:value-type="float">
            <text:p>-8.809</text:p>
          </table:table-cell>
          <table:table-cell table:style-name="ce4" table:formula="of:=[.H33]-[.H32]" office:value-type="float" office:value="0.0393372980996016" calcext:value-type="float">
            <text:p>0.039</text:p>
          </table:table-cell>
          <table:table-cell table:style-name="ce4" table:formula="of:=[.I33]-[.I32]" office:value-type="float" office:value="-0.124761970191665" calcext:value-type="float">
            <text:p>-0.125</text:p>
          </table:table-cell>
          <table:table-cell table:style-name="ce4" table:formula="of:=SQRT([.J33]*[.J33]+[.K33]*[.K33])" office:value-type="float" office:value="0.130816559455915" calcext:value-type="float">
            <text:p>0.131</text:p>
          </table:table-cell>
          <table:table-cell table:formula="of:=DEGREES(ATAN([.K33]/[.J33]))" office:value-type="float" office:value="-72.4999999999942" calcext:value-type="float">
            <text:p>-72.4999999999942</text:p>
          </table:table-cell>
          <table:table-cell table:style-name="ce11"/>
          <table:table-cell table:style-name="ce5" office:value-type="float" office:value="28" calcext:value-type="float">
            <text:p>28.00</text:p>
          </table:table-cell>
          <table:table-cell table:style-name="ce5" table:formula="of:=[.O33]*PI()/180" office:value-type="float" office:value="0.488692190558412" calcext:value-type="float">
            <text:p>0.49</text:p>
          </table:table-cell>
          <table:table-cell table:style-name="ce5" table:formula="of:=7.5-11*SIN([.P33])" office:value-type="float" office:value="2.3358128093552" calcext:value-type="float">
            <text:p>2.34</text:p>
          </table:table-cell>
          <table:table-cell table:style-name="ce5" table:formula="of:=-11*COS([.P33])" office:value-type="float" office:value="-9.7124235214482" calcext:value-type="float">
            <text:p>-9.71</text:p>
          </table:table-cell>
          <table:table-cell table:style-name="ce5" table:formula="of:=[.Q33]*COS([.P33])-[.R33]*SIN([.P33])" office:value-type="float" office:value="6.62210694644195" calcext:value-type="float">
            <text:p>6.62</text:p>
          </table:table-cell>
          <table:table-cell table:style-name="ce5" table:formula="of:=[.Q33]*SIN([.P33])+[.R33]*COS([.P33])" office:value-type="float" office:value="-7.47896327910582" calcext:value-type="float">
            <text:p>-7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table:formula="of:=[.A34]*PI()/180" office:value-type="float" office:value="0.506145483078356" calcext:value-type="float">
            <text:p>0.506</text:p>
          </table:table-cell>
          <table:table-cell table:style-name="ce4" table:formula="of:=(45-[.A34])*PI()/180" office:value-type="float" office:value="0.279252680319093" calcext:value-type="float">
            <text:p>0.279</text:p>
          </table:table-cell>
          <table:table-cell table:style-name="ce5" table:formula="of:=(thigh * COS( [.C34]))" office:value-type="float" office:value="7.20946271953739" calcext:value-type="float">
            <text:p>7.21</text:p>
          </table:table-cell>
          <table:table-cell table:style-name="ce5" table:formula="of:=(thigh * SIN( [.C34]))" office:value-type="float" office:value="2.06728016862749" calcext:value-type="float">
            <text:p>2.07</text:p>
          </table:table-cell>
          <table:table-cell table:style-name="ce5" table:formula="of:=5.3+ shin * SIN([.B34])" office:value-type="float" office:value="10.6329058227097" calcext:value-type="float">
            <text:p>10.63</text:p>
          </table:table-cell>
          <table:table-cell table:style-name="ce5" table:formula="of:=5.3 - shin * COS([.B34])" office:value-type="float" office:value="-4.32081677853335" calcext:value-type="float">
            <text:p>-4.32</text:p>
          </table:table-cell>
          <table:table-cell table:style-name="ce4" table:formula="of:=COS(-[.B34])*[.F34]-SIN(-[.B34])*[.G34]" office:value-type="float" office:value="7.20497543514438" calcext:value-type="float">
            <text:p>7.205</text:p>
          </table:table-cell>
          <table:table-cell table:style-name="ce4" table:formula="of:=SIN(-[.B34])*[.F34] + COS(-[.B34])*[.G34]" office:value-type="float" office:value="-8.93400653946679" calcext:value-type="float">
            <text:p>-8.934</text:p>
          </table:table-cell>
          <table:table-cell table:style-name="ce4" table:formula="of:=[.H34]-[.H33]" office:value-type="float" office:value="0.0371539102268397" calcext:value-type="float">
            <text:p>0.037</text:p>
          </table:table-cell>
          <table:table-cell table:style-name="ce4" table:formula="of:=[.I34]-[.I33]" office:value-type="float" office:value="-0.125429498853876" calcext:value-type="float">
            <text:p>-0.125</text:p>
          </table:table-cell>
          <table:table-cell table:style-name="ce4" table:formula="of:=SQRT([.J34]*[.J34]+[.K34]*[.K34])" office:value-type="float" office:value="0.130816559455898" calcext:value-type="float">
            <text:p>0.131</text:p>
          </table:table-cell>
          <table:table-cell table:formula="of:=DEGREES(ATAN([.K34]/[.J34]))" office:value-type="float" office:value="-73.5000000000039" calcext:value-type="float">
            <text:p>-73.5000000000039</text:p>
          </table:table-cell>
          <table:table-cell table:style-name="ce11"/>
          <table:table-cell table:style-name="ce5" office:value-type="float" office:value="29" calcext:value-type="float">
            <text:p>29.00</text:p>
          </table:table-cell>
          <table:table-cell table:style-name="ce5" table:formula="of:=[.O34]*PI()/180" office:value-type="float" office:value="0.506145483078356" calcext:value-type="float">
            <text:p>0.51</text:p>
          </table:table-cell>
          <table:table-cell table:style-name="ce5" table:formula="of:=7.5-11*SIN([.P34])" office:value-type="float" office:value="2.16709417729029" calcext:value-type="float">
            <text:p>2.17</text:p>
          </table:table-cell>
          <table:table-cell table:style-name="ce5" table:formula="of:=-11*COS([.P34])" office:value-type="float" office:value="-9.62081677853335" calcext:value-type="float">
            <text:p>-9.62</text:p>
          </table:table-cell>
          <table:table-cell table:style-name="ce5" table:formula="of:=[.Q34]*COS([.P34])-[.R34]*SIN([.P34])" office:value-type="float" office:value="6.55964780354547" calcext:value-type="float">
            <text:p>6.56</text:p>
          </table:table-cell>
          <table:table-cell table:style-name="ce5" table:formula="of:=[.Q34]*SIN([.P34])+[.R34]*COS([.P34])" office:value-type="float" office:value="-7.36392784815247" calcext:value-type="float">
            <text:p>-7.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[.A35]*PI()/180" office:value-type="float" office:value="0.523598775598299" calcext:value-type="float">
            <text:p>0.524</text:p>
          </table:table-cell>
          <table:table-cell table:style-name="ce4" table:formula="of:=(45-[.A35])*PI()/180" office:value-type="float" office:value="0.261799387799149" calcext:value-type="float">
            <text:p>0.262</text:p>
          </table:table-cell>
          <table:table-cell table:style-name="ce5" table:formula="of:=(thigh * COS( [.C35]))" office:value-type="float" office:value="7.24444369716801" calcext:value-type="float">
            <text:p>7.24</text:p>
          </table:table-cell>
          <table:table-cell table:style-name="ce5" table:formula="of:=(thigh * SIN( [.C35]))" office:value-type="float" office:value="1.94114283826891" calcext:value-type="float">
            <text:p>1.94</text:p>
          </table:table-cell>
          <table:table-cell table:style-name="ce5" table:formula="of:=5.3+ shin * SIN([.B35])" office:value-type="float" office:value="10.8" calcext:value-type="float">
            <text:p>10.80</text:p>
          </table:table-cell>
          <table:table-cell table:style-name="ce5" table:formula="of:=5.3 - shin * COS([.B35])" office:value-type="float" office:value="-4.22627944162883" calcext:value-type="float">
            <text:p>-4.23</text:p>
          </table:table-cell>
          <table:table-cell table:style-name="ce4" table:formula="of:=COS(-[.B35])*[.F35]-SIN(-[.B35])*[.G35]" office:value-type="float" office:value="7.23993464005752" calcext:value-type="float">
            <text:p>7.240</text:p>
          </table:table-cell>
          <table:table-cell table:style-name="ce4" table:formula="of:=SIN(-[.B35])*[.F35] + COS(-[.B35])*[.G35]" office:value-type="float" office:value="-9.06006535994248" calcext:value-type="float">
            <text:p>-9.060</text:p>
          </table:table-cell>
          <table:table-cell table:style-name="ce4" table:formula="of:=[.H35]-[.H34]" office:value-type="float" office:value="0.0349592049131475" calcext:value-type="float">
            <text:p>0.035</text:p>
          </table:table-cell>
          <table:table-cell table:style-name="ce4" table:formula="of:=[.I35]-[.I34]" office:value-type="float" office:value="-0.126058820475695" calcext:value-type="float">
            <text:p>-0.126</text:p>
          </table:table-cell>
          <table:table-cell table:style-name="ce4" table:formula="of:=SQRT([.J35]*[.J35]+[.K35]*[.K35])" office:value-type="float" office:value="0.130816559455915" calcext:value-type="float">
            <text:p>0.131</text:p>
          </table:table-cell>
          <table:table-cell table:formula="of:=DEGREES(ATAN([.K35]/[.J35]))" office:value-type="float" office:value="-74.4999999999982" calcext:value-type="float">
            <text:p>-74.4999999999982</text:p>
          </table:table-cell>
          <table:table-cell table:style-name="ce11"/>
          <table:table-cell table:style-name="ce5" office:value-type="float" office:value="30" calcext:value-type="float">
            <text:p>30.00</text:p>
          </table:table-cell>
          <table:table-cell table:style-name="ce5" table:formula="of:=[.O35]*PI()/180" office:value-type="float" office:value="0.523598775598299" calcext:value-type="float">
            <text:p>0.52</text:p>
          </table:table-cell>
          <table:table-cell table:style-name="ce5" table:formula="of:=7.5-11*SIN([.P35])" office:value-type="float" office:value="2" calcext:value-type="float">
            <text:p>2.00</text:p>
          </table:table-cell>
          <table:table-cell table:style-name="ce5" table:formula="of:=-11*COS([.P35])" office:value-type="float" office:value="-9.52627944162883" calcext:value-type="float">
            <text:p>-9.53</text:p>
          </table:table-cell>
          <table:table-cell table:style-name="ce5" table:formula="of:=[.Q35]*COS([.P35])-[.R35]*SIN([.P35])" office:value-type="float" office:value="6.49519052838329" calcext:value-type="float">
            <text:p>6.50</text:p>
          </table:table-cell>
          <table:table-cell table:style-name="ce5" table:formula="of:=[.Q35]*SIN([.P35])+[.R35]*COS([.P35]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table:formula="of:=[.A36]*PI()/180" office:value-type="float" office:value="0.541052068118242" calcext:value-type="float">
            <text:p>0.541</text:p>
          </table:table-cell>
          <table:table-cell table:style-name="ce4" table:formula="of:=(45-[.A36])*PI()/180" office:value-type="float" office:value="0.244346095279206" calcext:value-type="float">
            <text:p>0.244</text:p>
          </table:table-cell>
          <table:table-cell table:style-name="ce5" table:formula="of:=(thigh * COS( [.C36]))" office:value-type="float" office:value="7.27721794706997" calcext:value-type="float">
            <text:p>7.28</text:p>
          </table:table-cell>
          <table:table-cell table:style-name="ce5" table:formula="of:=(thigh * SIN( [.C36]))" office:value-type="float" office:value="1.81441421699751" calcext:value-type="float">
            <text:p>1.81</text:p>
          </table:table-cell>
          <table:table-cell table:style-name="ce5" table:formula="of:=5.3+ shin * SIN([.B36])" office:value-type="float" office:value="10.9654188240106" calcext:value-type="float">
            <text:p>10.97</text:p>
          </table:table-cell>
          <table:table-cell table:style-name="ce5" table:formula="of:=5.3 - shin * COS([.B36])" office:value-type="float" office:value="-4.12884030772324" calcext:value-type="float">
            <text:p>-4.13</text:p>
          </table:table-cell>
          <table:table-cell table:style-name="ce4" table:formula="of:=COS(-[.B36])*[.F36]-SIN(-[.B36])*[.G36]" office:value-type="float" office:value="7.27268849074448" calcext:value-type="float">
            <text:p>7.273</text:p>
          </table:table-cell>
          <table:table-cell table:style-name="ce4" table:formula="of:=SIN(-[.B36])*[.F36] + COS(-[.B36])*[.G36]" office:value-type="float" office:value="-9.1867151033021" calcext:value-type="float">
            <text:p>-9.187</text:p>
          </table:table-cell>
          <table:table-cell table:style-name="ce4" table:formula="of:=[.H36]-[.H35]" office:value-type="float" office:value="0.0327538506869622" calcext:value-type="float">
            <text:p>0.033</text:p>
          </table:table-cell>
          <table:table-cell table:style-name="ce4" table:formula="of:=[.I36]-[.I35]" office:value-type="float" office:value="-0.126649743359616" calcext:value-type="float">
            <text:p>-0.127</text:p>
          </table:table-cell>
          <table:table-cell table:style-name="ce4" table:formula="of:=SQRT([.J36]*[.J36]+[.K36]*[.K36])" office:value-type="float" office:value="0.130816559455905" calcext:value-type="float">
            <text:p>0.131</text:p>
          </table:table-cell>
          <table:table-cell table:formula="of:=DEGREES(ATAN([.K36]/[.J36]))" office:value-type="float" office:value="-75.499999999998" calcext:value-type="float">
            <text:p>-75.499999999998</text:p>
          </table:table-cell>
          <table:table-cell table:style-name="ce11"/>
          <table:table-cell table:style-name="ce5" office:value-type="float" office:value="31" calcext:value-type="float">
            <text:p>31.00</text:p>
          </table:table-cell>
          <table:table-cell table:style-name="ce5" table:formula="of:=[.O36]*PI()/180" office:value-type="float" office:value="0.541052068118242" calcext:value-type="float">
            <text:p>0.54</text:p>
          </table:table-cell>
          <table:table-cell table:style-name="ce5" table:formula="of:=7.5-11*SIN([.P36])" office:value-type="float" office:value="1.8345811759894" calcext:value-type="float">
            <text:p>1.83</text:p>
          </table:table-cell>
          <table:table-cell table:style-name="ce5" table:formula="of:=-11*COS([.P36])" office:value-type="float" office:value="-9.42884030772324" calcext:value-type="float">
            <text:p>-9.43</text:p>
          </table:table-cell>
          <table:table-cell table:style-name="ce5" table:formula="of:=[.Q36]*COS([.P36])-[.R36]*SIN([.P36])" office:value-type="float" office:value="6.42875475526584" calcext:value-type="float">
            <text:p>6.43</text:p>
          </table:table-cell>
          <table:table-cell table:style-name="ce5" table:formula="of:=[.Q36]*SIN([.P36])+[.R36]*COS([.P36])" office:value-type="float" office:value="-7.1372144381746" calcext:value-type="float">
            <text:p>-7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table:formula="of:=[.A37]*PI()/180" office:value-type="float" office:value="0.558505360638185" calcext:value-type="float">
            <text:p>0.559</text:p>
          </table:table-cell>
          <table:table-cell table:style-name="ce4" table:formula="of:=(45-[.A37])*PI()/180" office:value-type="float" office:value="0.226892802759263" calcext:value-type="float">
            <text:p>0.227</text:p>
          </table:table-cell>
          <table:table-cell table:style-name="ce5" table:formula="of:=(thigh * COS( [.C37]))" office:value-type="float" office:value="7.30777548588926" calcext:value-type="float">
            <text:p>7.31</text:p>
          </table:table-cell>
          <table:table-cell table:style-name="ce5" table:formula="of:=(thigh * SIN( [.C37]))" office:value-type="float" office:value="1.68713290757899" calcext:value-type="float">
            <text:p>1.69</text:p>
          </table:table-cell>
          <table:table-cell table:style-name="ce5" table:formula="of:=5.3+ shin * SIN([.B37])" office:value-type="float" office:value="11.1291119065653" calcext:value-type="float">
            <text:p>11.13</text:p>
          </table:table-cell>
          <table:table-cell table:style-name="ce5" table:formula="of:=5.3 - shin * COS([.B37])" office:value-type="float" office:value="-4.02852905772069" calcext:value-type="float">
            <text:p>-4.03</text:p>
          </table:table-cell>
          <table:table-cell table:style-name="ce4" table:formula="of:=COS(-[.B37])*[.F37]-SIN(-[.B37])*[.G37]" office:value-type="float" office:value="7.30322701006508" calcext:value-type="float">
            <text:p>7.303</text:p>
          </table:table-cell>
          <table:table-cell table:style-name="ce4" table:formula="of:=SIN(-[.B37])*[.F37] + COS(-[.B37])*[.G37]" office:value-type="float" office:value="-9.31391719080695" calcext:value-type="float">
            <text:p>-9.314</text:p>
          </table:table-cell>
          <table:table-cell table:style-name="ce4" table:formula="of:=[.H37]-[.H36]" office:value-type="float" office:value="0.030538519320598" calcext:value-type="float">
            <text:p>0.031</text:p>
          </table:table-cell>
          <table:table-cell table:style-name="ce4" table:formula="of:=[.I37]-[.I36]" office:value-type="float" office:value="-0.127202087504855" calcext:value-type="float">
            <text:p>-0.127</text:p>
          </table:table-cell>
          <table:table-cell table:style-name="ce4" table:formula="of:=SQRT([.J37]*[.J37]+[.K37]*[.K37])" office:value-type="float" office:value="0.130816559455932" calcext:value-type="float">
            <text:p>0.131</text:p>
          </table:table-cell>
          <table:table-cell table:formula="of:=DEGREES(ATAN([.K37]/[.J37]))" office:value-type="float" office:value="-76.4999999999863" calcext:value-type="float">
            <text:p>-76.4999999999863</text:p>
          </table:table-cell>
          <table:table-cell table:style-name="ce11"/>
          <table:table-cell table:style-name="ce5" office:value-type="float" office:value="32" calcext:value-type="float">
            <text:p>32.00</text:p>
          </table:table-cell>
          <table:table-cell table:style-name="ce5" table:formula="of:=[.O37]*PI()/180" office:value-type="float" office:value="0.558505360638185" calcext:value-type="float">
            <text:p>0.56</text:p>
          </table:table-cell>
          <table:table-cell table:style-name="ce5" table:formula="of:=7.5-11*SIN([.P37])" office:value-type="float" office:value="1.67088809343475" calcext:value-type="float">
            <text:p>1.67</text:p>
          </table:table-cell>
          <table:table-cell table:style-name="ce5" table:formula="of:=-11*COS([.P37])" office:value-type="float" office:value="-9.32852905772069" calcext:value-type="float">
            <text:p>-9.33</text:p>
          </table:table-cell>
          <table:table-cell table:style-name="ce5" table:formula="of:=[.Q37]*COS([.P37])-[.R37]*SIN([.P37])" office:value-type="float" office:value="6.36036072117319" calcext:value-type="float">
            <text:p>6.36</text:p>
          </table:table-cell>
          <table:table-cell table:style-name="ce5" table:formula="of:=[.Q37]*SIN([.P37])+[.R37]*COS([.P37])" office:value-type="float" office:value="-7.02560551825096" calcext:value-type="float">
            <text:p>-7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table:formula="of:=[.A38]*PI()/180" office:value-type="float" office:value="0.575958653158129" calcext:value-type="float">
            <text:p>0.576</text:p>
          </table:table-cell>
          <table:table-cell table:style-name="ce4" table:formula="of:=(45-[.A38])*PI()/180" office:value-type="float" office:value="0.20943951023932" calcext:value-type="float">
            <text:p>0.209</text:p>
          </table:table-cell>
          <table:table-cell table:style-name="ce5" table:formula="of:=(thigh * COS( [.C38]))" office:value-type="float" office:value="7.33610700550354" calcext:value-type="float">
            <text:p>7.34</text:p>
          </table:table-cell>
          <table:table-cell table:style-name="ce5" table:formula="of:=(thigh * SIN( [.C38]))" office:value-type="float" office:value="1.55933768113319" calcext:value-type="float">
            <text:p>1.56</text:p>
          </table:table-cell>
          <table:table-cell table:style-name="ce5" table:formula="of:=5.3+ shin * SIN([.B38])" office:value-type="float" office:value="11.2910293851653" calcext:value-type="float">
            <text:p>11.29</text:p>
          </table:table-cell>
          <table:table-cell table:style-name="ce5" table:formula="of:=5.3 - shin * COS([.B38])" office:value-type="float" office:value="-3.92537624739966" calcext:value-type="float">
            <text:p>-3.93</text:p>
          </table:table-cell>
          <table:table-cell table:style-name="ce4" table:formula="of:=COS(-[.B38])*[.F38]-SIN(-[.B38])*[.G38]" office:value-type="float" office:value="7.33154089569039" calcext:value-type="float">
            <text:p>7.332</text:p>
          </table:table-cell>
          <table:table-cell table:style-name="ce4" table:formula="of:=SIN(-[.B38])*[.F38] + COS(-[.B38])*[.G38]" office:value-type="float" office:value="-9.4416328754689" calcext:value-type="float">
            <text:p>-9.442</text:p>
          </table:table-cell>
          <table:table-cell table:style-name="ce4" table:formula="of:=[.H38]-[.H37]" office:value-type="float" office:value="0.0283138856253107" calcext:value-type="float">
            <text:p>0.028</text:p>
          </table:table-cell>
          <table:table-cell table:style-name="ce4" table:formula="of:=[.I38]-[.I37]" office:value-type="float" office:value="-0.127715684661943" calcext:value-type="float">
            <text:p>-0.128</text:p>
          </table:table-cell>
          <table:table-cell table:style-name="ce4" table:formula="of:=SQRT([.J38]*[.J38]+[.K38]*[.K38])" office:value-type="float" office:value="0.130816559455874" calcext:value-type="float">
            <text:p>0.131</text:p>
          </table:table-cell>
          <table:table-cell table:formula="of:=DEGREES(ATAN([.K38]/[.J38]))" office:value-type="float" office:value="-77.5000000000132" calcext:value-type="float">
            <text:p>-77.5000000000132</text:p>
          </table:table-cell>
          <table:table-cell table:style-name="ce11"/>
          <table:table-cell table:style-name="ce5" office:value-type="float" office:value="33" calcext:value-type="float">
            <text:p>33.00</text:p>
          </table:table-cell>
          <table:table-cell table:style-name="ce5" table:formula="of:=[.O38]*PI()/180" office:value-type="float" office:value="0.575958653158129" calcext:value-type="float">
            <text:p>0.58</text:p>
          </table:table-cell>
          <table:table-cell table:style-name="ce5" table:formula="of:=7.5-11*SIN([.P38])" office:value-type="float" office:value="1.5089706148347" calcext:value-type="float">
            <text:p>1.51</text:p>
          </table:table-cell>
          <table:table-cell table:style-name="ce5" table:formula="of:=-11*COS([.P38])" office:value-type="float" office:value="-9.22537624739966" calcext:value-type="float">
            <text:p>-9.23</text:p>
          </table:table-cell>
          <table:table-cell table:style-name="ce5" table:formula="of:=[.Q38]*COS([.P38])-[.R38]*SIN([.P38])" office:value-type="float" office:value="6.29002925959068" calcext:value-type="float">
            <text:p>6.29</text:p>
          </table:table-cell>
          <table:table-cell table:style-name="ce5" table:formula="of:=[.Q38]*SIN([.P38])+[.R38]*COS([.P38])" office:value-type="float" office:value="-6.9152072373873" calcext:value-type="float">
            <text:p>-6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table:formula="of:=[.A39]*PI()/180" office:value-type="float" office:value="0.593411945678072" calcext:value-type="float">
            <text:p>0.593</text:p>
          </table:table-cell>
          <table:table-cell table:style-name="ce4" table:formula="of:=(45-[.A39])*PI()/180" office:value-type="float" office:value="0.191986217719376" calcext:value-type="float">
            <text:p>0.192</text:p>
          </table:table-cell>
          <table:table-cell table:style-name="ce5" table:formula="of:=(thigh * COS( [.C39]))" office:value-type="float" office:value="7.36220387585748" calcext:value-type="float">
            <text:p>7.36</text:p>
          </table:table-cell>
          <table:table-cell table:style-name="ce5" table:formula="of:=(thigh * SIN( [.C39]))" office:value-type="float" office:value="1.43106746532409" calcext:value-type="float">
            <text:p>1.43</text:p>
          </table:table-cell>
          <table:table-cell table:style-name="ce5" table:formula="of:=5.3+ shin * SIN([.B39])" office:value-type="float" office:value="11.4511219381782" calcext:value-type="float">
            <text:p>11.45</text:p>
          </table:table-cell>
          <table:table-cell table:style-name="ce5" table:formula="of:=5.3 - shin * COS([.B39])" office:value-type="float" office:value="-3.81941329810546" calcext:value-type="float">
            <text:p>-3.82</text:p>
          </table:table-cell>
          <table:table-cell table:style-name="ce4" table:formula="of:=COS(-[.B39])*[.F39]-SIN(-[.B39])*[.G39]" office:value-type="float" office:value="7.35762152293667" calcext:value-type="float">
            <text:p>7.358</text:p>
          </table:table-cell>
          <table:table-cell table:style-name="ce4" table:formula="of:=SIN(-[.B39])*[.F39] + COS(-[.B39])*[.G39]" office:value-type="float" office:value="-9.56982325385323" calcext:value-type="float">
            <text:p>-9.570</text:p>
          </table:table-cell>
          <table:table-cell table:style-name="ce4" table:formula="of:=[.H39]-[.H38]" office:value-type="float" office:value="0.0260806272462748" calcext:value-type="float">
            <text:p>0.026</text:p>
          </table:table-cell>
          <table:table-cell table:style-name="ce4" table:formula="of:=[.I39]-[.I38]" office:value-type="float" office:value="-0.128190378384334" calcext:value-type="float">
            <text:p>-0.128</text:p>
          </table:table-cell>
          <table:table-cell table:style-name="ce4" table:formula="of:=SQRT([.J39]*[.J39]+[.K39]*[.K39])" office:value-type="float" office:value="0.130816559455895" calcext:value-type="float">
            <text:p>0.131</text:p>
          </table:table-cell>
          <table:table-cell table:formula="of:=DEGREES(ATAN([.K39]/[.J39]))" office:value-type="float" office:value="-78.5000000000052" calcext:value-type="float">
            <text:p>-78.5000000000052</text:p>
          </table:table-cell>
          <table:table-cell table:style-name="ce11"/>
          <table:table-cell table:style-name="ce5" office:value-type="float" office:value="34" calcext:value-type="float">
            <text:p>34.00</text:p>
          </table:table-cell>
          <table:table-cell table:style-name="ce5" table:formula="of:=[.O39]*PI()/180" office:value-type="float" office:value="0.593411945678072" calcext:value-type="float">
            <text:p>0.59</text:p>
          </table:table-cell>
          <table:table-cell table:style-name="ce5" table:formula="of:=7.5-11*SIN([.P39])" office:value-type="float" office:value="1.34887806182178" calcext:value-type="float">
            <text:p>1.35</text:p>
          </table:table-cell>
          <table:table-cell table:style-name="ce5" table:formula="of:=-11*COS([.P39])" office:value-type="float" office:value="-9.11941329810546" calcext:value-type="float">
            <text:p>-9.12</text:p>
          </table:table-cell>
          <table:table-cell table:style-name="ce5" table:formula="of:=[.Q39]*COS([.P39])-[.R39]*SIN([.P39])" office:value-type="float" office:value="6.21778179416281" calcext:value-type="float">
            <text:p>6.22</text:p>
          </table:table-cell>
          <table:table-cell table:style-name="ce5" table:formula="of:=[.Q39]*SIN([.P39])+[.R39]*COS([.P39])" office:value-type="float" office:value="-6.8060532239694" calcext:value-type="float">
            <text:p>-6.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table:formula="of:=[.A40]*PI()/180" office:value-type="float" office:value="0.610865238198015" calcext:value-type="float">
            <text:p>0.611</text:p>
          </table:table-cell>
          <table:table-cell table:style-name="ce4" table:formula="of:=(45-[.A40])*PI()/180" office:value-type="float" office:value="0.174532925199433" calcext:value-type="float">
            <text:p>0.175</text:p>
          </table:table-cell>
          <table:table-cell table:style-name="ce5" table:formula="of:=(thigh * COS( [.C40]))" office:value-type="float" office:value="7.38605814759156" calcext:value-type="float">
            <text:p>7.39</text:p>
          </table:table-cell>
          <table:table-cell table:style-name="ce5" table:formula="of:=(thigh * SIN( [.C40]))" office:value-type="float" office:value="1.30236133250198" calcext:value-type="float">
            <text:p>1.30</text:p>
          </table:table-cell>
          <table:table-cell table:style-name="ce5" table:formula="of:=5.3+ shin * SIN([.B40])" office:value-type="float" office:value="11.6093407998615" calcext:value-type="float">
            <text:p>11.61</text:p>
          </table:table-cell>
          <table:table-cell table:style-name="ce5" table:formula="of:=5.3 - shin * COS([.B40])" office:value-type="float" office:value="-3.71067248717891" calcext:value-type="float">
            <text:p>-3.71</text:p>
          </table:table-cell>
          <table:table-cell table:style-name="ce4" table:formula="of:=COS(-[.B40])*[.F40]-SIN(-[.B40])*[.G40]" office:value-type="float" office:value="7.3814609473922" calcext:value-type="float">
            <text:p>7.381</text:p>
          </table:table-cell>
          <table:table-cell table:style-name="ce4" table:formula="of:=SIN(-[.B40])*[.F40] + COS(-[.B40])*[.G40]" office:value-type="float" office:value="-9.69844927792888" calcext:value-type="float">
            <text:p>-9.698</text:p>
          </table:table-cell>
          <table:table-cell table:style-name="ce4" table:formula="of:=[.H40]-[.H39]" office:value-type="float" office:value="0.0238394244555309" calcext:value-type="float">
            <text:p>0.024</text:p>
          </table:table-cell>
          <table:table-cell table:style-name="ce4" table:formula="of:=[.I40]-[.I39]" office:value-type="float" office:value="-0.128626024075651" calcext:value-type="float">
            <text:p>-0.129</text:p>
          </table:table-cell>
          <table:table-cell table:style-name="ce4" table:formula="of:=SQRT([.J40]*[.J40]+[.K40]*[.K40])" office:value-type="float" office:value="0.130816559455907" calcext:value-type="float">
            <text:p>0.131</text:p>
          </table:table-cell>
          <table:table-cell table:formula="of:=DEGREES(ATAN([.K40]/[.J40]))" office:value-type="float" office:value="-79.4999999999961" calcext:value-type="float">
            <text:p>-79.4999999999961</text:p>
          </table:table-cell>
          <table:table-cell table:style-name="ce11"/>
          <table:table-cell table:style-name="ce5" office:value-type="float" office:value="35" calcext:value-type="float">
            <text:p>35.00</text:p>
          </table:table-cell>
          <table:table-cell table:style-name="ce5" table:formula="of:=[.O40]*PI()/180" office:value-type="float" office:value="0.610865238198015" calcext:value-type="float">
            <text:p>0.61</text:p>
          </table:table-cell>
          <table:table-cell table:style-name="ce5" table:formula="of:=7.5-11*SIN([.P40])" office:value-type="float" office:value="1.19065920013849" calcext:value-type="float">
            <text:p>1.19</text:p>
          </table:table-cell>
          <table:table-cell table:style-name="ce5" table:formula="of:=-11*COS([.P40])" office:value-type="float" office:value="-9.01067248717891" calcext:value-type="float">
            <text:p>-9.01</text:p>
          </table:table-cell>
          <table:table-cell table:style-name="ce5" table:formula="of:=[.Q40]*COS([.P40])-[.R40]*SIN([.P40])" office:value-type="float" office:value="6.14364033216744" calcext:value-type="float">
            <text:p>6.14</text:p>
          </table:table-cell>
          <table:table-cell table:style-name="ce5" table:formula="of:=[.Q40]*SIN([.P40])+[.R40]*COS([.P40])" office:value-type="float" office:value="-6.69817672736716" calcext:value-type="float">
            <text:p>-6.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table:formula="of:=[.A41]*PI()/180" office:value-type="float" office:value="0.628318530717959" calcext:value-type="float">
            <text:p>0.628</text:p>
          </table:table-cell>
          <table:table-cell table:style-name="ce4" table:formula="of:=(45-[.A41])*PI()/180" office:value-type="float" office:value="0.15707963267949" calcext:value-type="float">
            <text:p>0.157</text:p>
          </table:table-cell>
          <table:table-cell table:style-name="ce5" table:formula="of:=(thigh * COS( [.C41]))" office:value-type="float" office:value="7.40766255446353" calcext:value-type="float">
            <text:p>7.41</text:p>
          </table:table-cell>
          <table:table-cell table:style-name="ce5" table:formula="of:=(thigh * SIN( [.C41]))" office:value-type="float" office:value="1.17325848780173" calcext:value-type="float">
            <text:p>1.17</text:p>
          </table:table-cell>
          <table:table-cell table:style-name="ce5" table:formula="of:=5.3+ shin * SIN([.B41])" office:value-type="float" office:value="11.7656377752172" calcext:value-type="float">
            <text:p>11.77</text:p>
          </table:table-cell>
          <table:table-cell table:style-name="ce5" table:formula="of:=5.3 - shin * COS([.B41])" office:value-type="float" office:value="-3.59918693812442" calcext:value-type="float">
            <text:p>-3.60</text:p>
          </table:table-cell>
          <table:table-cell table:style-name="ce4" table:formula="of:=COS(-[.B41])*[.F41]-SIN(-[.B41])*[.G41]" office:value-type="float" office:value="7.40305190733732" calcext:value-type="float">
            <text:p>7.403</text:p>
          </table:table-cell>
          <table:table-cell table:style-name="ce4" table:formula="of:=SIN(-[.B41])*[.F41] + COS(-[.B41])*[.G41]" office:value-type="float" office:value="-9.82747176696288" calcext:value-type="float">
            <text:p>-9.827</text:p>
          </table:table-cell>
          <table:table-cell table:style-name="ce4" table:formula="of:=[.H41]-[.H40]" office:value-type="float" office:value="0.0215909599451241" calcext:value-type="float">
            <text:p>0.022</text:p>
          </table:table-cell>
          <table:table-cell table:style-name="ce4" table:formula="of:=[.I41]-[.I40]" office:value-type="float" office:value="-0.129022489034003" calcext:value-type="float">
            <text:p>-0.129</text:p>
          </table:table-cell>
          <table:table-cell table:style-name="ce4" table:formula="of:=SQRT([.J41]*[.J41]+[.K41]*[.K41])" office:value-type="float" office:value="0.130816559455909" calcext:value-type="float">
            <text:p>0.131</text:p>
          </table:table-cell>
          <table:table-cell table:formula="of:=DEGREES(ATAN([.K41]/[.J41]))" office:value-type="float" office:value="-80.5000000000021" calcext:value-type="float">
            <text:p>-80.5000000000021</text:p>
          </table:table-cell>
          <table:table-cell table:style-name="ce11"/>
          <table:table-cell table:style-name="ce5" office:value-type="float" office:value="36" calcext:value-type="float">
            <text:p>36.00</text:p>
          </table:table-cell>
          <table:table-cell table:style-name="ce5" table:formula="of:=[.O41]*PI()/180" office:value-type="float" office:value="0.628318530717959" calcext:value-type="float">
            <text:p>0.63</text:p>
          </table:table-cell>
          <table:table-cell table:style-name="ce5" table:formula="of:=7.5-11*SIN([.P41])" office:value-type="float" office:value="1.0343622247828" calcext:value-type="float">
            <text:p>1.03</text:p>
          </table:table-cell>
          <table:table-cell table:style-name="ce5" table:formula="of:=-11*COS([.P41])" office:value-type="float" office:value="-8.89918693812442" calcext:value-type="float">
            <text:p>-8.90</text:p>
          </table:table-cell>
          <table:table-cell table:style-name="ce5" table:formula="of:=[.Q41]*COS([.P41])-[.R41]*SIN([.P41])" office:value-type="float" office:value="6.06762745781211" calcext:value-type="float">
            <text:p>6.07</text:p>
          </table:table-cell>
          <table:table-cell table:style-name="ce5" table:formula="of:=[.Q41]*SIN([.P41])+[.R41]*COS([.P41])" office:value-type="float" office:value="-6.59161060780645" calcext:value-type="float">
            <text:p>-6.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formula="of:=[.A42]*PI()/180" office:value-type="float" office:value="0.645771823237902" calcext:value-type="float">
            <text:p>0.646</text:p>
          </table:table-cell>
          <table:table-cell table:style-name="ce4" table:formula="of:=(45-[.A42])*PI()/180" office:value-type="float" office:value="0.139626340159546" calcext:value-type="float">
            <text:p>0.140</text:p>
          </table:table-cell>
          <table:table-cell table:style-name="ce5" table:formula="of:=(thigh * COS( [.C42]))" office:value-type="float" office:value="7.42701051556178" calcext:value-type="float">
            <text:p>7.43</text:p>
          </table:table-cell>
          <table:table-cell table:style-name="ce5" table:formula="of:=(thigh * SIN( [.C42]))" office:value-type="float" office:value="1.04379825720049" calcext:value-type="float">
            <text:p>1.04</text:p>
          </table:table-cell>
          <table:table-cell table:style-name="ce5" table:formula="of:=5.3+ shin * SIN([.B42])" office:value-type="float" office:value="11.9199652546725" calcext:value-type="float">
            <text:p>11.92</text:p>
          </table:table-cell>
          <table:table-cell table:style-name="ce5" table:formula="of:=5.3 - shin * COS([.B42])" office:value-type="float" office:value="-3.48499061052022" calcext:value-type="float">
            <text:p>-3.48</text:p>
          </table:table-cell>
          <table:table-cell table:style-name="ce4" table:formula="of:=COS(-[.B42])*[.F42]-SIN(-[.B42])*[.G42]" office:value-type="float" office:value="7.42238782595648" calcext:value-type="float">
            <text:p>7.422</text:p>
          </table:table-cell>
          <table:table-cell table:style-name="ce4" table:formula="of:=SIN(-[.B42])*[.F42] + COS(-[.B42])*[.G42]" office:value-type="float" office:value="-9.95685141945518" calcext:value-type="float">
            <text:p>-9.957</text:p>
          </table:table-cell>
          <table:table-cell table:style-name="ce4" table:formula="of:=[.H42]-[.H41]" office:value-type="float" office:value="0.0193359186191611" calcext:value-type="float">
            <text:p>0.019</text:p>
          </table:table-cell>
          <table:table-cell table:style-name="ce4" table:formula="of:=[.I42]-[.I41]" office:value-type="float" office:value="-0.1293796524923" calcext:value-type="float">
            <text:p>-0.129</text:p>
          </table:table-cell>
          <table:table-cell table:style-name="ce4" table:formula="of:=SQRT([.J42]*[.J42]+[.K42]*[.K42])" office:value-type="float" office:value="0.130816559455885" calcext:value-type="float">
            <text:p>0.131</text:p>
          </table:table-cell>
          <table:table-cell table:formula="of:=DEGREES(ATAN([.K42]/[.J42]))" office:value-type="float" office:value="-81.5000000000066" calcext:value-type="float">
            <text:p>-81.5000000000066</text:p>
          </table:table-cell>
          <table:table-cell table:style-name="ce11"/>
          <table:table-cell table:style-name="ce5" office:value-type="float" office:value="37" calcext:value-type="float">
            <text:p>37.00</text:p>
          </table:table-cell>
          <table:table-cell table:style-name="ce5" table:formula="of:=[.O42]*PI()/180" office:value-type="float" office:value="0.645771823237902" calcext:value-type="float">
            <text:p>0.65</text:p>
          </table:table-cell>
          <table:table-cell table:style-name="ce5" table:formula="of:=7.5-11*SIN([.P42])" office:value-type="float" office:value="0.880034745327469" calcext:value-type="float">
            <text:p>0.88</text:p>
          </table:table-cell>
          <table:table-cell table:style-name="ce5" table:formula="of:=-11*COS([.P42])" office:value-type="float" office:value="-8.78499061052022" calcext:value-type="float">
            <text:p>-8.78</text:p>
          </table:table-cell>
          <table:table-cell table:style-name="ce5" table:formula="of:=[.Q42]*COS([.P42])-[.R42]*SIN([.P42])" office:value-type="float" office:value="5.9897663253547" calcext:value-type="float">
            <text:p>5.99</text:p>
          </table:table-cell>
          <table:table-cell table:style-name="ce5" table:formula="of:=[.Q42]*SIN([.P42])+[.R42]*COS([.P42])" office:value-type="float" office:value="-6.48638732635964" calcext:value-type="float">
            <text:p>-6.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formula="of:=[.A43]*PI()/180" office:value-type="float" office:value="0.663225115757845" calcext:value-type="float">
            <text:p>0.663</text:p>
          </table:table-cell>
          <table:table-cell table:style-name="ce4" table:formula="of:=(45-[.A43])*PI()/180" office:value-type="float" office:value="0.122173047639603" calcext:value-type="float">
            <text:p>0.122</text:p>
          </table:table-cell>
          <table:table-cell table:style-name="ce5" table:formula="of:=(thigh * COS( [.C43]))" office:value-type="float" office:value="7.44409613730991" calcext:value-type="float">
            <text:p>7.44</text:p>
          </table:table-cell>
          <table:table-cell table:style-name="ce5" table:formula="of:=(thigh * SIN( [.C43]))" office:value-type="float" office:value="0.914020075538606" calcext:value-type="float">
            <text:p>0.91</text:p>
          </table:table-cell>
          <table:table-cell table:style-name="ce5" table:formula="of:=5.3+ shin * SIN([.B43])" office:value-type="float" office:value="12.0722762285822" calcext:value-type="float">
            <text:p>12.07</text:p>
          </table:table-cell>
          <table:table-cell table:style-name="ce5" table:formula="of:=5.3 - shin * COS([.B43])" office:value-type="float" office:value="-3.36811828967394" calcext:value-type="float">
            <text:p>-3.37</text:p>
          </table:table-cell>
          <table:table-cell table:style-name="ce4" table:formula="of:=COS(-[.B43])*[.F43]-SIN(-[.B43])*[.G43]" office:value-type="float" office:value="7.43946281334159" calcext:value-type="float">
            <text:p>7.439</text:p>
          </table:table-cell>
          <table:table-cell table:style-name="ce4" table:formula="of:=SIN(-[.B43])*[.F43] + COS(-[.B43])*[.G43]" office:value-type="float" office:value="-10.0865488251103" calcext:value-type="float">
            <text:p>-10.087</text:p>
          </table:table-cell>
          <table:table-cell table:style-name="ce4" table:formula="of:=[.H43]-[.H42]" office:value-type="float" office:value="0.0170749873851044" calcext:value-type="float">
            <text:p>0.017</text:p>
          </table:table-cell>
          <table:table-cell table:style-name="ce4" table:formula="of:=[.I43]-[.I42]" office:value-type="float" office:value="-0.129697405655151" calcext:value-type="float">
            <text:p>-0.130</text:p>
          </table:table-cell>
          <table:table-cell table:style-name="ce4" table:formula="of:=SQRT([.J43]*[.J43]+[.K43]*[.K43])" office:value-type="float" office:value="0.130816559455897" calcext:value-type="float">
            <text:p>0.131</text:p>
          </table:table-cell>
          <table:table-cell table:formula="of:=DEGREES(ATAN([.K43]/[.J43]))" office:value-type="float" office:value="-82.5000000000008" calcext:value-type="float">
            <text:p>-82.5000000000008</text:p>
          </table:table-cell>
          <table:table-cell table:style-name="ce11"/>
          <table:table-cell table:style-name="ce5" office:value-type="float" office:value="38" calcext:value-type="float">
            <text:p>38.00</text:p>
          </table:table-cell>
          <table:table-cell table:style-name="ce5" table:formula="of:=[.O43]*PI()/180" office:value-type="float" office:value="0.663225115757845" calcext:value-type="float">
            <text:p>0.66</text:p>
          </table:table-cell>
          <table:table-cell table:style-name="ce5" table:formula="of:=7.5-11*SIN([.P43])" office:value-type="float" office:value="0.72772377141776" calcext:value-type="float">
            <text:p>0.73</text:p>
          </table:table-cell>
          <table:table-cell table:style-name="ce5" table:formula="of:=-11*COS([.P43])" office:value-type="float" office:value="-8.66811828967394" calcext:value-type="float">
            <text:p>-8.67</text:p>
          </table:table-cell>
          <table:table-cell table:style-name="ce5" table:formula="of:=[.Q43]*COS([.P43])-[.R43]*SIN([.P43])" office:value-type="float" office:value="5.91008065205041" calcext:value-type="float">
            <text:p>5.91</text:p>
          </table:table-cell>
          <table:table-cell table:style-name="ce5" table:formula="of:=[.Q43]*SIN([.P43])+[.R43]*COS([.P43])" office:value-type="float" office:value="-6.38253893505756" calcext:value-type="float">
            <text:p>-6.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table:formula="of:=[.A44]*PI()/180" office:value-type="float" office:value="0.680678408277788" calcext:value-type="float">
            <text:p>0.681</text:p>
          </table:table-cell>
          <table:table-cell table:style-name="ce4" table:formula="of:=(45-[.A44])*PI()/180" office:value-type="float" office:value="0.10471975511966" calcext:value-type="float">
            <text:p>0.105</text:p>
          </table:table-cell>
          <table:table-cell table:style-name="ce5" table:formula="of:=(thigh * COS( [.C44]))" office:value-type="float" office:value="7.45891421526205" calcext:value-type="float">
            <text:p>7.46</text:p>
          </table:table-cell>
          <table:table-cell table:style-name="ce5" table:formula="of:=(thigh * SIN( [.C44]))" office:value-type="float" office:value="0.783963474507401" calcext:value-type="float">
            <text:p>0.78</text:p>
          </table:table-cell>
          <table:table-cell table:style-name="ce5" table:formula="of:=5.3+ shin * SIN([.B44])" office:value-type="float" office:value="12.2225243015482" calcext:value-type="float">
            <text:p>12.22</text:p>
          </table:table-cell>
          <table:table-cell table:style-name="ce5" table:formula="of:=5.3 - shin * COS([.B44])" office:value-type="float" office:value="-3.24860557602668" calcext:value-type="float">
            <text:p>-3.25</text:p>
          </table:table-cell>
          <table:table-cell table:style-name="ce4" table:formula="of:=COS(-[.B44])*[.F44]-SIN(-[.B44])*[.G44]" office:value-type="float" office:value="7.45427166828608" calcext:value-type="float">
            <text:p>7.454</text:p>
          </table:table-cell>
          <table:table-cell table:style-name="ce4" table:formula="of:=SIN(-[.B44])*[.F44] + COS(-[.B44])*[.G44]" office:value-type="float" office:value="-10.2165244768422" calcext:value-type="float">
            <text:p>-10.217</text:p>
          </table:table-cell>
          <table:table-cell table:style-name="ce4" table:formula="of:=[.H44]-[.H43]" office:value-type="float" office:value="0.0148088549444907" calcext:value-type="float">
            <text:p>0.015</text:p>
          </table:table-cell>
          <table:table-cell table:style-name="ce4" table:formula="of:=[.I44]-[.I43]" office:value-type="float" office:value="-0.129975651731847" calcext:value-type="float">
            <text:p>-0.130</text:p>
          </table:table-cell>
          <table:table-cell table:style-name="ce4" table:formula="of:=SQRT([.J44]*[.J44]+[.K44]*[.K44])" office:value-type="float" office:value="0.130816559455924" calcext:value-type="float">
            <text:p>0.131</text:p>
          </table:table-cell>
          <table:table-cell table:formula="of:=DEGREES(ATAN([.K44]/[.J44]))" office:value-type="float" office:value="-83.4999999999913" calcext:value-type="float">
            <text:p>-83.4999999999913</text:p>
          </table:table-cell>
          <table:table-cell table:style-name="ce11"/>
          <table:table-cell table:style-name="ce5" office:value-type="float" office:value="39" calcext:value-type="float">
            <text:p>39.00</text:p>
          </table:table-cell>
          <table:table-cell table:style-name="ce5" table:formula="of:=[.O44]*PI()/180" office:value-type="float" office:value="0.680678408277788" calcext:value-type="float">
            <text:p>0.68</text:p>
          </table:table-cell>
          <table:table-cell table:style-name="ce5" table:formula="of:=7.5-11*SIN([.P44])" office:value-type="float" office:value="0.577475698451789" calcext:value-type="float">
            <text:p>0.58</text:p>
          </table:table-cell>
          <table:table-cell table:style-name="ce5" table:formula="of:=-11*COS([.P44])" office:value-type="float" office:value="-8.54860557602668" calcext:value-type="float">
            <text:p>-8.55</text:p>
          </table:table-cell>
          <table:table-cell table:style-name="ce5" table:formula="of:=[.Q44]*COS([.P44])-[.R44]*SIN([.P44])" office:value-type="float" office:value="5.82859471092728" calcext:value-type="float">
            <text:p>5.83</text:p>
          </table:table-cell>
          <table:table-cell table:style-name="ce5" table:formula="of:=[.Q44]*SIN([.P44])+[.R44]*COS([.P44])" office:value-type="float" office:value="-6.28009706712622" calcext:value-type="float">
            <text:p>-6.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[.A45]*PI()/180" office:value-type="float" office:value="0.698131700797732" calcext:value-type="float">
            <text:p>0.698</text:p>
          </table:table-cell>
          <table:table-cell table:style-name="ce4" table:formula="of:=(45-[.A45])*PI()/180" office:value-type="float" office:value="0.0872664625997165" calcext:value-type="float">
            <text:p>0.087</text:p>
          </table:table-cell>
          <table:table-cell table:style-name="ce5" table:formula="of:=(thigh * COS( [.C45]))" office:value-type="float" office:value="7.47146023568809" calcext:value-type="float">
            <text:p>7.47</text:p>
          </table:table-cell>
          <table:table-cell table:style-name="ce5" table:formula="of:=(thigh * SIN( [.C45]))" office:value-type="float" office:value="0.653668070607436" calcext:value-type="float">
            <text:p>0.65</text:p>
          </table:table-cell>
          <table:table-cell table:style-name="ce5" table:formula="of:=5.3+ shin * SIN([.B45])" office:value-type="float" office:value="12.3706637065519" calcext:value-type="float">
            <text:p>12.37</text:p>
          </table:table-cell>
          <table:table-cell table:style-name="ce5" table:formula="of:=5.3 - shin * COS([.B45])" office:value-type="float" office:value="-3.12648887430876" calcext:value-type="float">
            <text:p>-3.13</text:p>
          </table:table-cell>
          <table:table-cell table:style-name="ce4" table:formula="of:=COS(-[.B45])*[.F45]-SIN(-[.B45])*[.G45]" office:value-type="float" office:value="7.46680987986921" calcext:value-type="float">
            <text:p>7.467</text:p>
          </table:table-cell>
          <table:table-cell table:style-name="ce4" table:formula="of:=SIN(-[.B45])*[.F45] + COS(-[.B45])*[.G45]" office:value-type="float" office:value="-10.3467387828081" calcext:value-type="float">
            <text:p>-10.347</text:p>
          </table:table-cell>
          <table:table-cell table:style-name="ce4" table:formula="of:=[.H45]-[.H44]" office:value-type="float" office:value="0.0125382115831343" calcext:value-type="float">
            <text:p>0.013</text:p>
          </table:table-cell>
          <table:table-cell table:style-name="ce4" table:formula="of:=[.I45]-[.I44]" office:value-type="float" office:value="-0.130214305965875" calcext:value-type="float">
            <text:p>-0.130</text:p>
          </table:table-cell>
          <table:table-cell table:style-name="ce4" table:formula="of:=SQRT([.J45]*[.J45]+[.K45]*[.K45])" office:value-type="float" office:value="0.130816559455896" calcext:value-type="float">
            <text:p>0.131</text:p>
          </table:table-cell>
          <table:table-cell table:formula="of:=DEGREES(ATAN([.K45]/[.J45]))" office:value-type="float" office:value="-84.50000000001" calcext:value-type="float">
            <text:p>-84.50000000001</text:p>
          </table:table-cell>
          <table:table-cell table:style-name="ce11"/>
          <table:table-cell table:style-name="ce5" office:value-type="float" office:value="40" calcext:value-type="float">
            <text:p>40.00</text:p>
          </table:table-cell>
          <table:table-cell table:style-name="ce5" table:formula="of:=[.O45]*PI()/180" office:value-type="float" office:value="0.698131700797732" calcext:value-type="float">
            <text:p>0.70</text:p>
          </table:table-cell>
          <table:table-cell table:style-name="ce5" table:formula="of:=7.5-11*SIN([.P45])" office:value-type="float" office:value="0.429336293448069" calcext:value-type="float">
            <text:p>0.43</text:p>
          </table:table-cell>
          <table:table-cell table:style-name="ce5" table:formula="of:=-11*COS([.P45])" office:value-type="float" office:value="-8.42648887430876" calcext:value-type="float">
            <text:p>-8.43</text:p>
          </table:table-cell>
          <table:table-cell table:style-name="ce5" table:formula="of:=[.Q45]*COS([.P45])-[.R45]*SIN([.P45])" office:value-type="float" office:value="5.74533332339234" calcext:value-type="float">
            <text:p>5.75</text:p>
          </table:table-cell>
          <table:table-cell table:style-name="ce5" table:formula="of:=[.Q45]*SIN([.P45])+[.R45]*COS([.P45])" office:value-type="float" office:value="-6.17909292735095" calcext:value-type="float">
            <text:p>-6.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table:formula="of:=[.A46]*PI()/180" office:value-type="float" office:value="0.715584993317675" calcext:value-type="float">
            <text:p>0.716</text:p>
          </table:table-cell>
          <table:table-cell table:style-name="ce4" table:formula="of:=(45-[.A46])*PI()/180" office:value-type="float" office:value="0.0698131700797732" calcext:value-type="float">
            <text:p>0.070</text:p>
          </table:table-cell>
          <table:table-cell table:style-name="ce5" table:formula="of:=(thigh * COS( [.C46]))" office:value-type="float" office:value="7.48173037694868" calcext:value-type="float">
            <text:p>7.48</text:p>
          </table:table-cell>
          <table:table-cell table:style-name="ce5" table:formula="of:=(thigh * SIN( [.C46]))" office:value-type="float" office:value="0.52317355308094" calcext:value-type="float">
            <text:p>0.52</text:p>
          </table:table-cell>
          <table:table-cell table:style-name="ce5" table:formula="of:=5.3+ shin * SIN([.B46])" office:value-type="float" office:value="12.5166493188956" calcext:value-type="float">
            <text:p>12.52</text:p>
          </table:table-cell>
          <table:table-cell table:style-name="ce5" table:formula="of:=5.3 - shin * COS([.B46])" office:value-type="float" office:value="-3.00180538245049" calcext:value-type="float">
            <text:p>-3.00</text:p>
          </table:table-cell>
          <table:table-cell table:style-name="ce4" table:formula="of:=COS(-[.B46])*[.F46]-SIN(-[.B46])*[.G46]" office:value-type="float" office:value="7.4770736288304" calcext:value-type="float">
            <text:p>7.477</text:p>
          </table:table-cell>
          <table:table-cell table:style-name="ce4" table:formula="of:=SIN(-[.B46])*[.F46] + COS(-[.B46])*[.G46]" office:value-type="float" office:value="-10.477152078469" calcext:value-type="float">
            <text:p>-10.477</text:p>
          </table:table-cell>
          <table:table-cell table:style-name="ce4" table:formula="of:=[.H46]-[.H45]" office:value-type="float" office:value="0.0102637489611839" calcext:value-type="float">
            <text:p>0.010</text:p>
          </table:table-cell>
          <table:table-cell table:style-name="ce4" table:formula="of:=[.I46]-[.I45]" office:value-type="float" office:value="-0.130413295660951" calcext:value-type="float">
            <text:p>-0.130</text:p>
          </table:table-cell>
          <table:table-cell table:style-name="ce4" table:formula="of:=SQRT([.J46]*[.J46]+[.K46]*[.K46])" office:value-type="float" office:value="0.130816559455937" calcext:value-type="float">
            <text:p>0.131</text:p>
          </table:table-cell>
          <table:table-cell table:formula="of:=DEGREES(ATAN([.K46]/[.J46]))" office:value-type="float" office:value="-85.499999999981" calcext:value-type="float">
            <text:p>-85.499999999981</text:p>
          </table:table-cell>
          <table:table-cell table:style-name="ce11"/>
          <table:table-cell table:style-name="ce5" office:value-type="float" office:value="41" calcext:value-type="float">
            <text:p>41.00</text:p>
          </table:table-cell>
          <table:table-cell table:style-name="ce5" table:formula="of:=[.O46]*PI()/180" office:value-type="float" office:value="0.715584993317675" calcext:value-type="float">
            <text:p>0.72</text:p>
          </table:table-cell>
          <table:table-cell table:style-name="ce5" table:formula="of:=7.5-11*SIN([.P46])" office:value-type="float" office:value="0.283350681104421" calcext:value-type="float">
            <text:p>0.28</text:p>
          </table:table-cell>
          <table:table-cell table:style-name="ce5" table:formula="of:=-11*COS([.P46])" office:value-type="float" office:value="-8.30180538245049" calcext:value-type="float">
            <text:p>-8.30</text:p>
          </table:table-cell>
          <table:table-cell table:style-name="ce5" table:formula="of:=[.Q46]*COS([.P46])-[.R46]*SIN([.P46])" office:value-type="float" office:value="5.66032185167079" calcext:value-type="float">
            <text:p>5.66</text:p>
          </table:table-cell>
          <table:table-cell table:style-name="ce5" table:formula="of:=[.Q46]*SIN([.P46])+[.R46]*COS([.P46])" office:value-type="float" office:value="-6.0795572825712" calcext:value-type="float">
            <text:p>-6.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table:formula="of:=[.A47]*PI()/180" office:value-type="float" office:value="0.733038285837618" calcext:value-type="float">
            <text:p>0.733</text:p>
          </table:table-cell>
          <table:table-cell table:style-name="ce4" table:formula="of:=(45-[.A47])*PI()/180" office:value-type="float" office:value="0.0523598775598299" calcext:value-type="float">
            <text:p>0.052</text:p>
          </table:table-cell>
          <table:table-cell table:style-name="ce5" table:formula="of:=(thigh * COS( [.C47]))" office:value-type="float" office:value="7.4897215106593" calcext:value-type="float">
            <text:p>7.49</text:p>
          </table:table-cell>
          <table:table-cell table:style-name="ce5" table:formula="of:=(thigh * SIN( [.C47]))" office:value-type="float" office:value="0.392519671822079" calcext:value-type="float">
            <text:p>0.39</text:p>
          </table:table-cell>
          <table:table-cell table:style-name="ce5" table:formula="of:=5.3+ shin * SIN([.B47])" office:value-type="float" office:value="12.6604366699474" calcext:value-type="float">
            <text:p>12.66</text:p>
          </table:table-cell>
          <table:table-cell table:style-name="ce5" table:formula="of:=5.3 - shin * COS([.B47])" office:value-type="float" office:value="-2.87459308025134" calcext:value-type="float">
            <text:p>-2.87</text:p>
          </table:table-cell>
          <table:table-cell table:style-name="ce4" table:formula="of:=COS(-[.B47])*[.F47]-SIN(-[.B47])*[.G47]" office:value-type="float" office:value="7.48505978873211" calcext:value-type="float">
            <text:p>7.485</text:p>
          </table:table-cell>
          <table:table-cell table:style-name="ce4" table:formula="of:=SIN(-[.B47])*[.F47] + COS(-[.B47])*[.G47]" office:value-type="float" office:value="-10.6077246386717" calcext:value-type="float">
            <text:p>-10.608</text:p>
          </table:table-cell>
          <table:table-cell table:style-name="ce4" table:formula="of:=[.H47]-[.H46]" office:value-type="float" office:value="0.00798615990171214" calcext:value-type="float">
            <text:p>0.008</text:p>
          </table:table-cell>
          <table:table-cell table:style-name="ce4" table:formula="of:=[.I47]-[.I46]" office:value-type="float" office:value="-0.130572560202722" calcext:value-type="float">
            <text:p>-0.131</text:p>
          </table:table-cell>
          <table:table-cell table:style-name="ce4" table:formula="of:=SQRT([.J47]*[.J47]+[.K47]*[.K47])" office:value-type="float" office:value="0.130816559455863" calcext:value-type="float">
            <text:p>0.131</text:p>
          </table:table-cell>
          <table:table-cell table:formula="of:=DEGREES(ATAN([.K47]/[.J47]))" office:value-type="float" office:value="-86.5000000000189" calcext:value-type="float">
            <text:p>-86.5000000000189</text:p>
          </table:table-cell>
          <table:table-cell table:style-name="ce11"/>
          <table:table-cell table:style-name="ce5" office:value-type="float" office:value="42" calcext:value-type="float">
            <text:p>42.00</text:p>
          </table:table-cell>
          <table:table-cell table:style-name="ce5" table:formula="of:=[.O47]*PI()/180" office:value-type="float" office:value="0.733038285837618" calcext:value-type="float">
            <text:p>0.73</text:p>
          </table:table-cell>
          <table:table-cell table:style-name="ce5" table:formula="of:=7.5-11*SIN([.P47])" office:value-type="float" office:value="0.139563330052559" calcext:value-type="float">
            <text:p>0.14</text:p>
          </table:table-cell>
          <table:table-cell table:style-name="ce5" table:formula="of:=-11*COS([.P47])" office:value-type="float" office:value="-8.17459308025134" calcext:value-type="float">
            <text:p>-8.17</text:p>
          </table:table-cell>
          <table:table-cell table:style-name="ce5" table:formula="of:=[.Q47]*COS([.P47])-[.R47]*SIN([.P47])" office:value-type="float" office:value="5.57358619108046" calcext:value-type="float">
            <text:p>5.57</text:p>
          </table:table-cell>
          <table:table-cell table:style-name="ce5" table:formula="of:=[.Q47]*SIN([.P47])+[.R47]*COS([.P47])" office:value-type="float" office:value="-5.98152045230856" calcext:value-type="float">
            <text:p>-5.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formula="of:=[.A48]*PI()/180" office:value-type="float" office:value="0.750491578357562" calcext:value-type="float">
            <text:p>0.750</text:p>
          </table:table-cell>
          <table:table-cell table:style-name="ce4" table:formula="of:=(45-[.A48])*PI()/180" office:value-type="float" office:value="0.0349065850398866" calcext:value-type="float">
            <text:p>0.035</text:p>
          </table:table-cell>
          <table:table-cell table:style-name="ce5" table:formula="of:=(thigh * COS( [.C48]))" office:value-type="float" office:value="7.49543120264322" calcext:value-type="float">
            <text:p>7.50</text:p>
          </table:table-cell>
          <table:table-cell table:style-name="ce5" table:formula="of:=(thigh * SIN( [.C48]))" office:value-type="float" office:value="0.261746225268757" calcext:value-type="float">
            <text:p>0.26</text:p>
          </table:table-cell>
          <table:table-cell table:style-name="ce5" table:formula="of:=5.3+ shin * SIN([.B48])" office:value-type="float" office:value="12.8019819606875" calcext:value-type="float">
            <text:p>12.80</text:p>
          </table:table-cell>
          <table:table-cell table:style-name="ce5" table:formula="of:=5.3 - shin * COS([.B48])" office:value-type="float" office:value="-2.74489071781088" calcext:value-type="float">
            <text:p>-2.74</text:p>
          </table:table-cell>
          <table:table-cell table:style-name="ce4" table:formula="of:=COS(-[.B48])*[.F48]-SIN(-[.B48])*[.G48]" office:value-type="float" office:value="7.49076592691285" calcext:value-type="float">
            <text:p>7.491</text:p>
          </table:table-cell>
          <table:table-cell table:style-name="ce4" table:formula="of:=SIN(-[.B48])*[.F48] + COS(-[.B48])*[.G48]" office:value-type="float" office:value="-10.7384166897497" calcext:value-type="float">
            <text:p>-10.738</text:p>
          </table:table-cell>
          <table:table-cell table:style-name="ce4" table:formula="of:=[.H48]-[.H47]" office:value-type="float" office:value="0.00570613818074239" calcext:value-type="float">
            <text:p>0.006</text:p>
          </table:table-cell>
          <table:table-cell table:style-name="ce4" table:formula="of:=[.I48]-[.I47]" office:value-type="float" office:value="-0.130692051077926" calcext:value-type="float">
            <text:p>-0.131</text:p>
          </table:table-cell>
          <table:table-cell table:style-name="ce4" table:formula="of:=SQRT([.J48]*[.J48]+[.K48]*[.K48])" office:value-type="float" office:value="0.130816559455953" calcext:value-type="float">
            <text:p>0.131</text:p>
          </table:table-cell>
          <table:table-cell table:formula="of:=DEGREES(ATAN([.K48]/[.J48]))" office:value-type="float" office:value="-87.4999999999857" calcext:value-type="float">
            <text:p>-87.4999999999857</text:p>
          </table:table-cell>
          <table:table-cell table:style-name="ce11"/>
          <table:table-cell table:style-name="ce5" office:value-type="float" office:value="43" calcext:value-type="float">
            <text:p>43.00</text:p>
          </table:table-cell>
          <table:table-cell table:style-name="ce5" table:formula="of:=[.O48]*PI()/180" office:value-type="float" office:value="0.750491578357562" calcext:value-type="float">
            <text:p>0.75</text:p>
          </table:table-cell>
          <table:table-cell table:style-name="ce5" table:formula="of:=7.5-11*SIN([.P48])" office:value-type="float" office:value="-0.00198196068748313" calcext:value-type="float">
            <text:p>0.00</text:p>
          </table:table-cell>
          <table:table-cell table:style-name="ce5" table:formula="of:=-11*COS([.P48])" office:value-type="float" office:value="-8.04489071781088" calcext:value-type="float">
            <text:p>-8.04</text:p>
          </table:table-cell>
          <table:table-cell table:style-name="ce5" table:formula="of:=[.Q48]*COS([.P48])-[.R48]*SIN([.P48])" office:value-type="float" office:value="5.48515276214378" calcext:value-type="float">
            <text:p>5.49</text:p>
          </table:table-cell>
          <table:table-cell table:style-name="ce5" table:formula="of:=[.Q48]*SIN([.P48])+[.R48]*COS([.P48])" office:value-type="float" office:value="-5.88501229953126" calcext:value-type="float">
            <text:p>-5.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table:formula="of:=[.A49]*PI()/180" office:value-type="float" office:value="0.767944870877505" calcext:value-type="float">
            <text:p>0.768</text:p>
          </table:table-cell>
          <table:table-cell table:style-name="ce4" table:formula="of:=(45-[.A49])*PI()/180" office:value-type="float" office:value="0.0174532925199433" calcext:value-type="float">
            <text:p>0.017</text:p>
          </table:table-cell>
          <table:table-cell table:style-name="ce5" table:formula="of:=(thigh * COS( [.C49]))" office:value-type="float" office:value="7.49885771367293" calcext:value-type="float">
            <text:p>7.50</text:p>
          </table:table-cell>
          <table:table-cell table:style-name="ce5" table:formula="of:=(thigh * SIN( [.C49]))" office:value-type="float" office:value="0.130893048279626" calcext:value-type="float">
            <text:p>0.13</text:p>
          </table:table-cell>
          <table:table-cell table:style-name="ce5" table:formula="of:=5.3+ shin * SIN([.B49])" office:value-type="float" office:value="12.941242075049" calcext:value-type="float">
            <text:p>12.94</text:p>
          </table:table-cell>
          <table:table-cell table:style-name="ce5" table:formula="of:=5.3 - shin * COS([.B49])" office:value-type="float" office:value="-2.61273780372516" calcext:value-type="float">
            <text:p>-2.61</text:p>
          </table:table-cell>
          <table:table-cell table:style-name="ce4" table:formula="of:=COS(-[.B49])*[.F49]-SIN(-[.B49])*[.G49]" office:value-type="float" office:value="7.49419030522756" calcext:value-type="float">
            <text:p>7.494</text:p>
          </table:table-cell>
          <table:table-cell table:style-name="ce4" table:formula="of:=SIN(-[.B49])*[.F49] + COS(-[.B49])*[.G49]" office:value-type="float" office:value="-10.8691884216379" calcext:value-type="float">
            <text:p>-10.869</text:p>
          </table:table-cell>
          <table:table-cell table:style-name="ce4" table:formula="of:=[.H49]-[.H48]" office:value-type="float" office:value="0.0034243783147101" calcext:value-type="float">
            <text:p>0.003</text:p>
          </table:table-cell>
          <table:table-cell table:style-name="ce4" table:formula="of:=[.I49]-[.I48]" office:value-type="float" office:value="-0.130771731888197" calcext:value-type="float">
            <text:p>-0.131</text:p>
          </table:table-cell>
          <table:table-cell table:style-name="ce4" table:formula="of:=SQRT([.J49]*[.J49]+[.K49]*[.K49])" office:value-type="float" office:value="0.130816559455907" calcext:value-type="float">
            <text:p>0.131</text:p>
          </table:table-cell>
          <table:table-cell table:formula="of:=DEGREES(ATAN([.K49]/[.J49]))" office:value-type="float" office:value="-88.4999999999917" calcext:value-type="float">
            <text:p>-88.4999999999917</text:p>
          </table:table-cell>
          <table:table-cell table:style-name="ce11"/>
          <table:table-cell table:style-name="ce5" office:value-type="float" office:value="44" calcext:value-type="float">
            <text:p>44.00</text:p>
          </table:table-cell>
          <table:table-cell table:style-name="ce5" table:formula="of:=[.O49]*PI()/180" office:value-type="float" office:value="0.767944870877505" calcext:value-type="float">
            <text:p>0.77</text:p>
          </table:table-cell>
          <table:table-cell table:style-name="ce5" table:formula="of:=7.5-11*SIN([.P49])" office:value-type="float" office:value="-0.14124207504897" calcext:value-type="float">
            <text:p>-0.14</text:p>
          </table:table-cell>
          <table:table-cell table:style-name="ce5" table:formula="of:=-11*COS([.P49])" office:value-type="float" office:value="-7.91273780372516" calcext:value-type="float">
            <text:p>-7.91</text:p>
          </table:table-cell>
          <table:table-cell table:style-name="ce5" table:formula="of:=[.Q49]*COS([.P49])-[.R49]*SIN([.P49])" office:value-type="float" office:value="5.39504850253988" calcext:value-type="float">
            <text:p>5.40</text:p>
          </table:table-cell>
          <table:table-cell table:style-name="ce5" table:formula="of:=[.Q49]*SIN([.P49])+[.R49]*COS([.P49])" office:value-type="float" office:value="-5.79006222155752" calcext:value-type="float">
            <text:p>-5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table:formula="of:=[.A50]*PI()/180" office:value-type="float" office:value="0.785398163397448" calcext:value-type="float">
            <text:p>0.785</text:p>
          </table:table-cell>
          <table:table-cell table:style-name="ce4" table:formula="of:=(45-[.A50])*PI()/180" office:value-type="float" office:value="0" calcext:value-type="float">
            <text:p>0.000</text:p>
          </table:table-cell>
          <table:table-cell table:style-name="ce5" table:formula="of:=(thigh * COS( [.C50]))" office:value-type="float" office:value="7.5" calcext:value-type="float">
            <text:p>7.50</text:p>
          </table:table-cell>
          <table:table-cell table:style-name="ce5" table:formula="of:=(thigh * SIN( [.C50]))" office:value-type="float" office:value="0" calcext:value-type="float">
            <text:p>0.00</text:p>
          </table:table-cell>
          <table:table-cell table:style-name="ce5" table:formula="of:=5.3+ shin * SIN([.B50])" office:value-type="float" office:value="13.078174593052" calcext:value-type="float">
            <text:p>13.08</text:p>
          </table:table-cell>
          <table:table-cell table:style-name="ce5" table:formula="of:=5.3 - shin * COS([.B50])" office:value-type="float" office:value="-2.47817459305202" calcext:value-type="float">
            <text:p>-2.48</text:p>
          </table:table-cell>
          <table:table-cell table:style-name="ce4" table:formula="of:=COS(-[.B50])*[.F50]-SIN(-[.B50])*[.G50]" office:value-type="float" office:value="7.49533188057739" calcext:value-type="float">
            <text:p>7.495</text:p>
          </table:table-cell>
          <table:table-cell table:style-name="ce4" table:formula="of:=SIN(-[.B50])*[.F50] + COS(-[.B50])*[.G50]" office:value-type="float" office:value="-11" calcext:value-type="float">
            <text:p>-11.000</text:p>
          </table:table-cell>
          <table:table-cell table:style-name="ce4" table:formula="of:=[.H50]-[.H49]" office:value-type="float" office:value="0.00114157534983139" calcext:value-type="float">
            <text:p>0.001</text:p>
          </table:table-cell>
          <table:table-cell table:style-name="ce4" table:formula="of:=[.I50]-[.I49]" office:value-type="float" office:value="-0.130811578362126" calcext:value-type="float">
            <text:p>-0.131</text:p>
          </table:table-cell>
          <table:table-cell table:style-name="ce4" table:formula="of:=SQRT([.J50]*[.J50]+[.K50]*[.K50])" office:value-type="float" office:value="0.130816559455865" calcext:value-type="float">
            <text:p>0.131</text:p>
          </table:table-cell>
          <table:table-cell table:formula="of:=DEGREES(ATAN([.K50]/[.J50]))" office:value-type="float" office:value="-89.5000000000155" calcext:value-type="float">
            <text:p>-89.5000000000155</text:p>
          </table:table-cell>
          <table:table-cell table:style-name="ce11"/>
          <table:table-cell table:style-name="ce5" office:value-type="float" office:value="45" calcext:value-type="float">
            <text:p>45.00</text:p>
          </table:table-cell>
          <table:table-cell table:style-name="ce5" table:formula="of:=[.O50]*PI()/180" office:value-type="float" office:value="0.785398163397448" calcext:value-type="float">
            <text:p>0.79</text:p>
          </table:table-cell>
          <table:table-cell table:style-name="ce5" table:formula="of:=7.5-11*SIN([.P50])" office:value-type="float" office:value="-0.278174593052023" calcext:value-type="float">
            <text:p>-0.28</text:p>
          </table:table-cell>
          <table:table-cell table:style-name="ce5" table:formula="of:=-11*COS([.P50])" office:value-type="float" office:value="-7.77817459305202" calcext:value-type="float">
            <text:p>-7.78</text:p>
          </table:table-cell>
          <table:table-cell table:style-name="ce5" table:formula="of:=[.Q50]*COS([.P50])-[.R50]*SIN([.P50])" office:value-type="float" office:value="5.30330085889911" calcext:value-type="float">
            <text:p>5.30</text:p>
          </table:table-cell>
          <table:table-cell table:style-name="ce5" table:formula="of:=[.Q50]*SIN([.P50])+[.R50]*COS([.P50])" office:value-type="float" office:value="-5.6966991411009" calcext:value-type="float">
            <text:p>-5.70</text:p>
          </table:table-cell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>
        <table:named-range table:name="shin" table:base-cell-address="$Sheet1.$H$1" table:cell-range-address="$Sheet1.$J$1"/>
        <table:named-range table:name="thigh" table:base-cell-address="$Sheet1.$F$1" table:cell-range-address="$Sheet1.$H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00-00-00</text:date>, <text:time style:data-style-name="N2" text:time-value="14:25:32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1:48:35.143000000</meta:creation-date>
    <dc:date>2021-06-02T20:57:26.898000000</dc:date>
    <meta:editing-duration>PT1H7M54S</meta:editing-duration>
    <meta:editing-cycles>4</meta:editing-cycles>
    <meta:generator>LibreOffice/7.1.3.2$Windows_X86_64 LibreOffice_project/47f78053abe362b9384784d31a6e56f8511eb1c1</meta:generator>
    <meta:document-statistic meta:table-count="1" meta:cell-count="91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maximum="-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06cm" svg:height="17.329cm" xlink:href=".." xlink:type="simple" chart:class="chart:scatter" chart:style-name="ch1">
        <chart:title svg:x="1.218cm" svg:y="0.481cm" chart:style-name="ch2">
          <text:p>Toe Position viewed from behind on right side during step phase</text:p>
        </chart:title>
        <chart:subtitle svg:x="1.369cm" svg:y="2.162cm" chart:style-name="ch3">
          <text:p>Hip is at (0,0), Toe is always below X axis</text:p>
        </chart:subtitle>
        <chart:plot-area chart:style-name="ch4" table:cell-range-address="Sheet1.H5:Sheet1.I50 Sheet1.I4:Sheet1.I4" chart:data-source-has-labels="row" svg:x="1.199cm" svg:y="3.165cm" svg:width="8.509cm" svg:height="12.847cm">
          <chart:coordinate-region svg:x="2.635cm" svg:y="3.165cm" svg:width="6.637cm" svg:height="12.443cm"/>
          <chart:axis chart:dimension="x" chart:name="primary-x" chart:style-name="ch5">
            <chart:title svg:x="3.12cm" svg:y="16.358cm" chart:style-name="ch6">
              <text:p>distance out from bot's hip to Toe</text:p>
            </chart:title>
            <chart:grid chart:style-name="ch7" chart:class="major"/>
          </chart:axis>
          <chart:axis chart:dimension="y" chart:name="primary-y" chart:style-name="ch8">
            <chart:title svg:x="0.451cm" svg:y="12.101cm" chart:style-name="ch9">
              <text:p>distance from Hip level down to Toe</text:p>
            </chart:title>
            <chart:grid chart:style-name="ch7" chart:class="major"/>
          </chart:axis>
          <chart:series chart:style-name="ch10" chart:values-cell-range-address="Sheet1.I5:Sheet1.I50" chart:label-cell-address="Sheet1.I4:Sheet1.I4" chart:class="chart:scatter">
            <chart:domain table:cell-range-address="Sheet1.H5:Sheet1.H5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oe Y2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">
                <text:p>5.3</text:p>
                <draw:g>
                  <svg:desc>Sheet1.H5:Sheet1.H50</svg:desc>
                </draw:g>
              </table:table-cell>
              <table:table-cell office:value-type="float" office:value="-5.7">
                <text:p>-5.7</text:p>
                <draw:g>
                  <svg:desc>Sheet1.I5:Sheet1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9169053844648">
                <text:p>5.39169053844648</text:p>
              </table:table-cell>
              <table:table-cell office:value-type="float" office:value="-5.79330496978873">
                <text:p>-5.79330496978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8173871572446">
                <text:p>5.48173871572446</text:p>
              </table:table-cell>
              <table:table-cell office:value-type="float" office:value="-5.88819594932205">
                <text:p>-5.88819594932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7011710228684">
                <text:p>5.57011710228684</text:p>
              </table:table-cell>
              <table:table-cell office:value-type="float" office:value="-5.98464403388836">
                <text:p>-5.98464403388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5679877722093">
                <text:p>5.65679877722093</text:p>
              </table:table-cell>
              <table:table-cell office:value-type="float" office:value="-6.0826198444668">
                <text:p>-6.0826198444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175733644884">
                <text:p>5.74175733644884</text:p>
              </table:table-cell>
              <table:table-cell office:value-type="float" office:value="-6.18209353667634">
                <text:p>-6.18209353667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2496690077041">
                <text:p>5.82496690077041</text:p>
              </table:table-cell>
              <table:table-cell office:value-type="float" office:value="-6.28303480986672">
                <text:p>-6.28303480986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0640212374629">
                <text:p>5.90640212374629</text:p>
              </table:table-cell>
              <table:table-cell office:value-type="float" office:value="-6.38541291634827">
                <text:p>-6.38541291634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603819941867">
                <text:p>5.98603819941867</text:p>
              </table:table-cell>
              <table:table-cell office:value-type="float" office:value="-6.48919667075802">
                <text:p>-6.48919667075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6385086986745">
                <text:p>6.06385086986745</text:p>
              </table:table-cell>
              <table:table-cell office:value-type="float" office:value="-6.594354459559">
                <text:p>-6.594354459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3981643259943">
                <text:p>6.13981643259943</text:p>
              </table:table-cell>
              <table:table-cell office:value-type="float" office:value="-6.70085425067003">
                <text:p>-6.70085425067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1391174776831">
                <text:p>6.21391174776831</text:p>
              </table:table-cell>
              <table:table-cell office:value-type="float" office:value="-6.80866360322306">
                <text:p>-6.80866360322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8611424522329">
                <text:p>6.28611424522329</text:p>
              </table:table-cell>
              <table:table-cell office:value-type="float" office:value="-6.91774967744496">
                <text:p>-6.91774967744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5640193138423">
                <text:p>6.35640193138423</text:p>
              </table:table-cell>
              <table:table-cell office:value-type="float" office:value="-7.02807924466074">
                <text:p>-7.02807924466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2475339594103">
                <text:p>6.42475339594103</text:p>
              </table:table-cell>
              <table:table-cell office:value-type="float" office:value="-7.13961869741546">
                <text:p>-7.13961869741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9114781837543">
                <text:p>6.49114781837543</text:p>
              </table:table-cell>
              <table:table-cell office:value-type="float" office:value="-7.2523340597113">
                <text:p>-7.252334059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5556497430318">
                <text:p>6.55556497430318</text:p>
              </table:table-cell>
              <table:table-cell office:value-type="float" office:value="-7.36619099735701">
                <text:p>-7.36619099735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1798524163459">
                <text:p>6.61798524163459</text:p>
              </table:table-cell>
              <table:table-cell office:value-type="float" office:value="-7.48115482842642">
                <text:p>-7.48115482842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7838960655154">
                <text:p>6.67838960655154</text:p>
              </table:table-cell>
              <table:table-cell office:value-type="float" office:value="-7.59719053382291">
                <text:p>-7.59719053382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67596692993">
                <text:p>6.7367596692993</text:p>
              </table:table-cell>
              <table:table-cell office:value-type="float" office:value="-7.71426276794656">
                <text:p>-7.71426276794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9307764979136">
                <text:p>6.79307764979136</text:p>
              </table:table-cell>
              <table:table-cell office:value-type="float" office:value="-7.83233586946073">
                <text:p>-7.83233586946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4732639302526">
                <text:p>6.84732639302526</text:p>
              </table:table-cell>
              <table:table-cell office:value-type="float" office:value="-7.95137387215492">
                <text:p>-7.95137387215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9948937430831">
                <text:p>6.89948937430831</text:p>
              </table:table-cell>
              <table:table-cell office:value-type="float" office:value="-8.07134051590036">
                <text:p>-8.07134051590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4955070429108">
                <text:p>6.94955070429108</text:p>
              </table:table-cell>
              <table:table-cell office:value-type="float" office:value="-8.19219925769522">
                <text:p>-8.19219925769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9749513380752">
                <text:p>6.99749513380752</text:p>
              </table:table-cell>
              <table:table-cell office:value-type="float" office:value="-8.31391328279596">
                <text:p>-8.31391328279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4330805851995">
                <text:p>7.04330805851995</text:p>
              </table:table-cell>
              <table:table-cell office:value-type="float" office:value="-8.43644551593146">
                <text:p>-8.43644551593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8697552336774">
                <text:p>7.08697552336774</text:p>
              </table:table-cell>
              <table:table-cell office:value-type="float" office:value="-8.55975863259655">
                <text:p>-8.55975863259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2848422681793">
                <text:p>7.12848422681793</text:p>
              </table:table-cell>
              <table:table-cell office:value-type="float" office:value="-8.68381507042125">
                <text:p>-8.68381507042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6782152491754">
                <text:p>7.16782152491754</text:p>
              </table:table-cell>
              <table:table-cell office:value-type="float" office:value="-8.80857704061291">
                <text:p>-8.80857704061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0497543514438">
                <text:p>7.20497543514438</text:p>
              </table:table-cell>
              <table:table-cell office:value-type="float" office:value="-8.93400653946679">
                <text:p>-8.93400653946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993464005752">
                <text:p>7.23993464005752</text:p>
              </table:table-cell>
              <table:table-cell office:value-type="float" office:value="-9.06006535994248">
                <text:p>-9.06006535994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7268849074448">
                <text:p>7.27268849074448</text:p>
              </table:table-cell>
              <table:table-cell office:value-type="float" office:value="-9.1867151033021">
                <text:p>-9.1867151033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0322701006508">
                <text:p>7.30322701006508</text:p>
              </table:table-cell>
              <table:table-cell office:value-type="float" office:value="-9.31391719080695">
                <text:p>-9.313917190806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3154089569039">
                <text:p>7.33154089569039</text:p>
              </table:table-cell>
              <table:table-cell office:value-type="float" office:value="-9.4416328754689">
                <text:p>-9.4416328754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5762152293667">
                <text:p>7.35762152293667</text:p>
              </table:table-cell>
              <table:table-cell office:value-type="float" office:value="-9.56982325385323">
                <text:p>-9.56982325385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814609473922">
                <text:p>7.3814609473922</text:p>
              </table:table-cell>
              <table:table-cell office:value-type="float" office:value="-9.69844927792888">
                <text:p>-9.698449277928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0305190733732">
                <text:p>7.40305190733732</text:p>
              </table:table-cell>
              <table:table-cell office:value-type="float" office:value="-9.82747176696288">
                <text:p>-9.82747176696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2238782595648">
                <text:p>7.42238782595648</text:p>
              </table:table-cell>
              <table:table-cell office:value-type="float" office:value="-9.95685141945518">
                <text:p>-9.95685141945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3946281334159">
                <text:p>7.43946281334159</text:p>
              </table:table-cell>
              <table:table-cell office:value-type="float" office:value="-10.0865488251103">
                <text:p>-10.0865488251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427166828608">
                <text:p>7.45427166828608</text:p>
              </table:table-cell>
              <table:table-cell office:value-type="float" office:value="-10.2165244768422">
                <text:p>-10.2165244768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6680987986921">
                <text:p>7.46680987986921</text:p>
              </table:table-cell>
              <table:table-cell office:value-type="float" office:value="-10.3467387828081">
                <text:p>-10.3467387828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770736288304">
                <text:p>7.4770736288304</text:p>
              </table:table-cell>
              <table:table-cell office:value-type="float" office:value="-10.477152078469">
                <text:p>-10.477152078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48505978873211">
                <text:p>7.48505978873211</text:p>
              </table:table-cell>
              <table:table-cell office:value-type="float" office:value="-10.6077246386717">
                <text:p>-10.60772463867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9076592691285">
                <text:p>7.49076592691285</text:p>
              </table:table-cell>
              <table:table-cell office:value-type="float" office:value="-10.7384166897497">
                <text:p>-10.7384166897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49419030522756">
                <text:p>7.49419030522756</text:p>
              </table:table-cell>
              <table:table-cell office:value-type="float" office:value="-10.8691884216379">
                <text:p>-10.86918842163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9533188057739">
                <text:p>7.49533188057739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9727F1DBFB2BC805.svm"/>
      </style:chart-properties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aximum="-5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87cm" svg:height="16.399cm" xlink:href=".." xlink:type="simple" chart:class="chart:scatter" chart:style-name="ch1">
        <chart:title svg:x="2.645cm" svg:y="0.462cm" chart:style-name="ch2">
          <text:p>UPSWING Calculated Path


</text:p>
        </chart:title>
        <chart:legend chart:legend-position="end" svg:x="8.808cm" svg:y="7.897cm" style:legend-expansion="high" chart:style-name="ch3"/>
        <chart:plot-area chart:style-name="ch4" table:cell-range-address="Sheet1.S4:Sheet1.T50" svg:x="0.221cm" svg:y="3.182cm" svg:width="8.366cm" svg:height="12.89cm">
          <chart:coordinate-region svg:x="1.467cm" svg:y="3.385cm" svg:width="6.78cm" svg:height="12.48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T4:Sheet1.T50" chart:class="chart:scatter">
            <chart:domain table:cell-range-address="Sheet1.S4:Sheet1.S50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S4:Sheet1.S50</svg:desc>
                </draw:g>
              </table:table-cell>
              <table:table-cell office:value-type="float" office:value="NaN">
                <text:p>NaN</text:p>
                <draw:g>
                  <svg:desc>Sheet1.T4:Sheet1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885771367294">
                <text:p>7.49885771367294</text:p>
              </table:table-cell>
              <table:table-cell office:value-type="float" office:value="-10.8691069517204">
                <text:p>-10.8691069517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9543120264322">
                <text:p>7.49543120264322</text:p>
              </table:table-cell>
              <table:table-cell office:value-type="float" office:value="-10.7382537747312">
                <text:p>-10.7382537747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97215106593">
                <text:p>7.4897215106593</text:p>
              </table:table-cell>
              <table:table-cell office:value-type="float" office:value="-10.6074803281779">
                <text:p>-10.607480328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8173037694868">
                <text:p>7.48173037694868</text:p>
              </table:table-cell>
              <table:table-cell office:value-type="float" office:value="-10.4768264469191">
                <text:p>-10.4768264469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7146023568809">
                <text:p>7.47146023568809</text:p>
              </table:table-cell>
              <table:table-cell office:value-type="float" office:value="-10.3463319293926">
                <text:p>-10.3463319293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5891421526205">
                <text:p>7.45891421526205</text:p>
              </table:table-cell>
              <table:table-cell office:value-type="float" office:value="-10.2160365254926">
                <text:p>-10.216036525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4409613730992">
                <text:p>7.44409613730992</text:p>
              </table:table-cell>
              <table:table-cell office:value-type="float" office:value="-10.0859799244614">
                <text:p>-10.0859799244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2701051556178">
                <text:p>7.42701051556178</text:p>
              </table:table-cell>
              <table:table-cell office:value-type="float" office:value="-9.95620174279951">
                <text:p>-9.95620174279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0766255446353">
                <text:p>7.40766255446353</text:p>
              </table:table-cell>
              <table:table-cell office:value-type="float" office:value="-9.82674151219827">
                <text:p>-9.8267415121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605814759156">
                <text:p>7.38605814759156</text:p>
              </table:table-cell>
              <table:table-cell office:value-type="float" office:value="-9.69763866749802">
                <text:p>-9.69763866749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6220387585748">
                <text:p>7.36220387585748</text:p>
              </table:table-cell>
              <table:table-cell office:value-type="float" office:value="-9.56893253467591">
                <text:p>-9.56893253467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610700550354">
                <text:p>7.33610700550354</text:p>
              </table:table-cell>
              <table:table-cell office:value-type="float" office:value="-9.44066231886681">
                <text:p>-9.44066231886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0777548588926">
                <text:p>7.30777548588926</text:p>
              </table:table-cell>
              <table:table-cell office:value-type="float" office:value="-9.31286709242101">
                <text:p>-9.31286709242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7721794706997">
                <text:p>7.27721794706997</text:p>
              </table:table-cell>
              <table:table-cell office:value-type="float" office:value="-9.18558578300249">
                <text:p>-9.18558578300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4444369716801">
                <text:p>7.24444369716801</text:p>
              </table:table-cell>
              <table:table-cell office:value-type="float" office:value="-9.05885716173109">
                <text:p>-9.05885716173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0946271953739">
                <text:p>7.20946271953739</text:p>
              </table:table-cell>
              <table:table-cell office:value-type="float" office:value="-8.93271983137251">
                <text:p>-8.93271983137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7228566972277">
                <text:p>7.17228566972277</text:p>
              </table:table-cell>
              <table:table-cell office:value-type="float" office:value="-8.80721221457947">
                <text:p>-8.80721221457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3292387221365">
                <text:p>7.13292387221365</text:p>
              </table:table-cell>
              <table:table-cell office:value-type="float" office:value="-8.68237254218789">
                <text:p>-8.68237254218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138931699488">
                <text:p>7.09138931699488</text:p>
              </table:table-cell>
              <table:table-cell office:value-type="float" office:value="-8.55823884157133">
                <text:p>-8.55823884157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4769465589431">
                <text:p>7.04769465589431</text:p>
              </table:table-cell>
              <table:table-cell office:value-type="float" office:value="-8.43484892505749">
                <text:p>-8.43484892505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0185319872901">
                <text:p>7.00185319872901</text:p>
              </table:table-cell>
              <table:table-cell office:value-type="float" office:value="-8.31224037841025">
                <text:p>-8.31224037841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5387890925091">
                <text:p>6.95387890925091</text:p>
              </table:table-cell>
              <table:table-cell office:value-type="float" office:value="-8.19045054938066">
                <text:p>-8.19045054938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037864008933">
                <text:p>6.9037864008933</text:p>
              </table:table-cell>
              <table:table-cell office:value-type="float" office:value="-8.06951653633045">
                <text:p>-8.06951653633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5159093231951">
                <text:p>6.85159093231951</text:p>
              </table:table-cell>
              <table:table-cell office:value-type="float" office:value="-7.9494751769315">
                <text:p>-7.9494751769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9730840277487">
                <text:p>6.79730840277487</text:p>
              </table:table-cell>
              <table:table-cell office:value-type="float" office:value="-7.83036303694476">
                <text:p>-7.83036303694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4095534724375">
                <text:p>6.74095534724375</text:p>
              </table:table-cell>
              <table:table-cell office:value-type="float" office:value="-7.71221639908192">
                <text:p>-7.7122163990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8254893141276">
                <text:p>6.68254893141276</text:p>
              </table:table-cell>
              <table:table-cell office:value-type="float" office:value="-7.5950712519534">
                <text:p>-7.5950712519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2210694644195">
                <text:p>6.62210694644195</text:p>
              </table:table-cell>
              <table:table-cell office:value-type="float" office:value="-7.47896327910582">
                <text:p>-7.47896327910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5964780354547">
                <text:p>6.55964780354547</text:p>
              </table:table-cell>
              <table:table-cell office:value-type="float" office:value="-7.36392784815247">
                <text:p>-7.36392784815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519052838329">
                <text:p>6.4951905283832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2875475526584">
                <text:p>6.42875475526584</text:p>
              </table:table-cell>
              <table:table-cell office:value-type="float" office:value="-7.1372144381746">
                <text:p>-7.1372144381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6036072117319">
                <text:p>6.36036072117319</text:p>
              </table:table-cell>
              <table:table-cell office:value-type="float" office:value="-7.02560551825096">
                <text:p>-7.02560551825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9002925959068">
                <text:p>6.29002925959068</text:p>
              </table:table-cell>
              <table:table-cell office:value-type="float" office:value="-6.9152072373873">
                <text:p>-6.9152072373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1778179416281">
                <text:p>6.21778179416281</text:p>
              </table:table-cell>
              <table:table-cell office:value-type="float" office:value="-6.8060532239694">
                <text:p>-6.8060532239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4364033216744">
                <text:p>6.14364033216744</text:p>
              </table:table-cell>
              <table:table-cell office:value-type="float" office:value="-6.69817672736716">
                <text:p>-6.69817672736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6762745781211">
                <text:p>6.06762745781211</text:p>
              </table:table-cell>
              <table:table-cell office:value-type="float" office:value="-6.59161060780645">
                <text:p>-6.591610607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897663253547">
                <text:p>5.9897663253547</text:p>
              </table:table-cell>
              <table:table-cell office:value-type="float" office:value="-6.48638732635964">
                <text:p>-6.48638732635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1008065205041">
                <text:p>5.91008065205041</text:p>
              </table:table-cell>
              <table:table-cell office:value-type="float" office:value="-6.38253893505756">
                <text:p>-6.38253893505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2859471092728">
                <text:p>5.82859471092728</text:p>
              </table:table-cell>
              <table:table-cell office:value-type="float" office:value="-6.28009706712622">
                <text:p>-6.28009706712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4533332339234">
                <text:p>5.74533332339234</text:p>
              </table:table-cell>
              <table:table-cell office:value-type="float" office:value="-6.17909292735095">
                <text:p>-6.17909292735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032185167079">
                <text:p>5.66032185167079</text:p>
              </table:table-cell>
              <table:table-cell office:value-type="float" office:value="-6.0795572825712">
                <text:p>-6.0795572825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7358619108046">
                <text:p>5.57358619108046</text:p>
              </table:table-cell>
              <table:table-cell office:value-type="float" office:value="-5.98152045230856">
                <text:p>-5.98152045230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8515276214378">
                <text:p>5.48515276214378</text:p>
              </table:table-cell>
              <table:table-cell office:value-type="float" office:value="-5.88501229953126">
                <text:p>-5.88501229953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9504850253988">
                <text:p>5.39504850253988</text:p>
              </table:table-cell>
              <table:table-cell office:value-type="float" office:value="-5.79006222155752">
                <text:p>-5.79006222155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0330085889911">
                <text:p>5.30330085889911</text:p>
              </table:table-cell>
              <table:table-cell office:value-type="float" office:value="-5.6966991411009">
                <text:p>-5.6966991411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